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order-bottom="none" fo:background-color="#b2b2b2" fo:border-left="none" fo:border-right="0.06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BO instances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*blank spaces are out of memory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3"/>
          <table:table-cell table:style-name="ce4" office:value-type="string" calcext:value-type="string" table:number-columns-spanned="2" table:number-rows-spanned="1">
            <text:p>Epsilon constraint</text:p>
          </table:table-cell>
          <table:covered-table-cell/>
          <table:table-cell table:style-name="ce4" office:value-type="string" calcext:value-type="string" table:number-columns-spanned="5" table:number-rows-spanned="1">
            <text:p>BB(QCR0)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BB(UQCR preprocessing)</text:p>
          </table:table-cell>
          <table:covered-table-cell table:number-columns-repeated="4"/>
          <table:table-cell table:style-name="ce4" office:value-type="string" calcext:value-type="string" table:number-columns-spanned="6" table:number-rows-spanned="1">
            <text:p>Heuristic + BB(UQCR preprocessing)</text:p>
          </table:table-cell>
          <table:covered-table-cell table:number-columns-repeated="5"/>
          <table:table-cell table:style-name="ce4" office:value-type="string" calcext:value-type="string" table:number-columns-spanned="5" table:number-rows-spanned="1">
            <text:p>BB(QCR root + UQCR preprocessing)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BB(UQCR* preprocessing)</text:p>
          </table:table-cell>
          <table:covered-table-cell table:number-columns-repeated="4"/>
          <table:table-cell table:style-name="ce4" office:value-type="string" calcext:value-type="string" table:number-columns-spanned="6" table:number-rows-spanned="1">
            <text:p>Heuristic + BB(UQCR* preprocessing)</text:p>
          </table:table-cell>
          <table:covered-table-cell table:number-columns-repeated="5"/>
          <table:table-cell table:style-name="ce4" office:value-type="string" calcext:value-type="string" table:number-columns-spanned="5" table:number-rows-spanned="1">
            <text:p><text:span text:style-name="T1">BB(QCR root + UQCR* preprocessing</text:span>)</text:p>
          </table:table-cell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heur time(s)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heur time(s)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table:style-name="ce1" office:value-type="string" calcext:value-type="string">
            <text:p>#NDP</text:p>
          </table:table-cell>
          <table:table-cell/>
        </table:table-row>
        <table:table-row table:style-name="ro1">
          <table:table-cell office:value-type="string" calcext:value-type="string">
            <text:p>QKP_20_100_100_1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78" calcext:value-type="float">
            <text:p>0.78</text:p>
          </table:table-cell>
          <table:table-cell office:value-type="float" office:value="17" calcext:value-type="float">
            <text:p>17</text:p>
          </table:table-cell>
          <table:table-cell office:value-type="float" office:value="1.06" calcext:value-type="float">
            <text:p>1.06</text:p>
          </table:table-cell>
          <table:table-cell office:value-type="float" office:value="567" calcext:value-type="float">
            <text:p>567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.06" calcext:value-type="float">
            <text:p>1.06</text:p>
          </table:table-cell>
          <table:table-cell office:value-type="float" office:value="593" calcext:value-type="float">
            <text:p>593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28" calcext:value-type="float">
            <text:p>0.28</text:p>
          </table:table-cell>
          <table:table-cell office:value-type="float" office:value="1.36" calcext:value-type="float">
            <text:p>1.36</text:p>
          </table:table-cell>
          <table:table-cell office:value-type="float" office:value="593" calcext:value-type="float">
            <text:p>593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.31" calcext:value-type="float">
            <text:p>1.31</text:p>
          </table:table-cell>
          <table:table-cell office:value-type="float" office:value="597" calcext:value-type="float">
            <text:p>597</text:p>
          </table:table-cell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.25" calcext:value-type="float">
            <text:p>1.25</text:p>
          </table:table-cell>
          <table:table-cell office:value-type="float" office:value="593" calcext:value-type="float">
            <text:p>593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44" calcext:value-type="float">
            <text:p>0.44</text:p>
          </table:table-cell>
          <table:table-cell office:value-type="float" office:value="3.25" calcext:value-type="float">
            <text:p>3.25</text:p>
          </table:table-cell>
          <table:table-cell office:value-type="float" office:value="593" calcext:value-type="float">
            <text:p>593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.44" calcext:value-type="float">
            <text:p>1.44</text:p>
          </table:table-cell>
          <table:table-cell office:value-type="float" office:value="595" calcext:value-type="float">
            <text:p>595</text:p>
          </table:table-cell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100_2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12" calcext:value-type="float">
            <text:p>5.12</text:p>
          </table:table-cell>
          <table:table-cell office:value-type="float" office:value="37" calcext:value-type="float">
            <text:p>37</text:p>
          </table:table-cell>
          <table:table-cell office:value-type="float" office:value="5.03" calcext:value-type="float">
            <text:p>5.03</text:p>
          </table:table-cell>
          <table:table-cell office:value-type="float" office:value="3851" calcext:value-type="float">
            <text:p>3851</text:p>
          </table:table-cell>
          <table:table-cell office:value-type="float" office:value="1926" calcext:value-type="float">
            <text:p>192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.36" calcext:value-type="float">
            <text:p>4.36</text:p>
          </table:table-cell>
          <table:table-cell office:value-type="float" office:value="3953" calcext:value-type="float">
            <text:p>3953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19" calcext:value-type="float">
            <text:p>0.19</text:p>
          </table:table-cell>
          <table:table-cell office:value-type="float" office:value="4.47" calcext:value-type="float">
            <text:p>4.47</text:p>
          </table:table-cell>
          <table:table-cell office:value-type="float" office:value="3953" calcext:value-type="float">
            <text:p>3953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.96" calcext:value-type="float">
            <text:p>4.96</text:p>
          </table:table-cell>
          <table:table-cell office:value-type="float" office:value="3953" calcext:value-type="float">
            <text:p>3953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.59" calcext:value-type="float">
            <text:p>4.59</text:p>
          </table:table-cell>
          <table:table-cell office:value-type="float" office:value="3931" calcext:value-type="float">
            <text:p>3931</text:p>
          </table:table-cell>
          <table:table-cell office:value-type="float" office:value="1966" calcext:value-type="float">
            <text:p>196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.3</text:p>
          </table:table-cell>
          <table:table-cell office:value-type="float" office:value="6.82" calcext:value-type="float">
            <text:p>6.82</text:p>
          </table:table-cell>
          <table:table-cell office:value-type="float" office:value="3927" calcext:value-type="float">
            <text:p>3927</text:p>
          </table:table-cell>
          <table:table-cell office:value-type="float" office:value="1964" calcext:value-type="float">
            <text:p>196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5.19" calcext:value-type="float">
            <text:p>5.19</text:p>
          </table:table-cell>
          <table:table-cell office:value-type="float" office:value="3931" calcext:value-type="float">
            <text:p>3931</text:p>
          </table:table-cell>
          <table:table-cell office:value-type="float" office:value="1966" calcext:value-type="float">
            <text:p>196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100_3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.54" calcext:value-type="float">
            <text:p>2.54</text:p>
          </table:table-cell>
          <table:table-cell office:value-type="float" office:value="28" calcext:value-type="float">
            <text:p>28</text:p>
          </table:table-cell>
          <table:table-cell office:value-type="float" office:value="1.65" calcext:value-type="float">
            <text:p>1.65</text:p>
          </table:table-cell>
          <table:table-cell office:value-type="float" office:value="1205" calcext:value-type="float">
            <text:p>1205</text:p>
          </table:table-cell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.6" calcext:value-type="float">
            <text:p>1.6</text:p>
          </table:table-cell>
          <table:table-cell office:value-type="float" office:value="1207" calcext:value-type="float">
            <text:p>1207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.27</text:p>
          </table:table-cell>
          <table:table-cell office:value-type="float" office:value="1.88" calcext:value-type="float">
            <text:p>1.88</text:p>
          </table:table-cell>
          <table:table-cell office:value-type="float" office:value="1207" calcext:value-type="float">
            <text:p>1207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.79" calcext:value-type="float">
            <text:p>1.79</text:p>
          </table:table-cell>
          <table:table-cell office:value-type="float" office:value="1207" calcext:value-type="float">
            <text:p>1207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.78" calcext:value-type="float">
            <text:p>1.78</text:p>
          </table:table-cell>
          <table:table-cell office:value-type="float" office:value="1209" calcext:value-type="float">
            <text:p>1209</text:p>
          </table:table-cell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21" calcext:value-type="float">
            <text:p>0.21</text:p>
          </table:table-cell>
          <table:table-cell office:value-type="float" office:value="2.81" calcext:value-type="float">
            <text:p>2.81</text:p>
          </table:table-cell>
          <table:table-cell office:value-type="float" office:value="1209" calcext:value-type="float">
            <text:p>1209</text:p>
          </table:table-cell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.96" calcext:value-type="float">
            <text:p>1.96</text:p>
          </table:table-cell>
          <table:table-cell office:value-type="float" office:value="1209" calcext:value-type="float">
            <text:p>1209</text:p>
          </table:table-cell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25_1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7.24" calcext:value-type="float">
            <text:p>7.24</text:p>
          </table:table-cell>
          <table:table-cell office:value-type="float" office:value="36" calcext:value-type="float">
            <text:p>36</text:p>
          </table:table-cell>
          <table:table-cell office:value-type="float" office:value="10.03" calcext:value-type="float">
            <text:p>10.03</text:p>
          </table:table-cell>
          <table:table-cell office:value-type="float" office:value="7817" calcext:value-type="float">
            <text:p>7817</text:p>
          </table:table-cell>
          <table:table-cell office:value-type="float" office:value="3909" calcext:value-type="float">
            <text:p>390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6.98" calcext:value-type="float">
            <text:p>6.98</text:p>
          </table:table-cell>
          <table:table-cell office:value-type="float" office:value="7941" calcext:value-type="float">
            <text:p>7941</text:p>
          </table:table-cell>
          <table:table-cell office:value-type="float" office:value="3971" calcext:value-type="float">
            <text:p>39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22" calcext:value-type="float">
            <text:p>0.22</text:p>
          </table:table-cell>
          <table:table-cell office:value-type="float" office:value="7.11" calcext:value-type="float">
            <text:p>7.11</text:p>
          </table:table-cell>
          <table:table-cell office:value-type="float" office:value="7939" calcext:value-type="float">
            <text:p>7939</text:p>
          </table:table-cell>
          <table:table-cell office:value-type="float" office:value="3970" calcext:value-type="float">
            <text:p>397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.65" calcext:value-type="float">
            <text:p>7.65</text:p>
          </table:table-cell>
          <table:table-cell office:value-type="float" office:value="7941" calcext:value-type="float">
            <text:p>7941</text:p>
          </table:table-cell>
          <table:table-cell office:value-type="float" office:value="3971" calcext:value-type="float">
            <text:p>39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.04" calcext:value-type="float">
            <text:p>7.04</text:p>
          </table:table-cell>
          <table:table-cell office:value-type="float" office:value="7937" calcext:value-type="float">
            <text:p>7937</text:p>
          </table:table-cell>
          <table:table-cell office:value-type="float" office:value="3969" calcext:value-type="float">
            <text:p>396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29" calcext:value-type="float">
            <text:p>0.29</text:p>
          </table:table-cell>
          <table:table-cell office:value-type="float" office:value="8.46" calcext:value-type="float">
            <text:p>8.46</text:p>
          </table:table-cell>
          <table:table-cell office:value-type="float" office:value="7935" calcext:value-type="float">
            <text:p>7935</text:p>
          </table:table-cell>
          <table:table-cell office:value-type="float" office:value="3968" calcext:value-type="float">
            <text:p>396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.38" calcext:value-type="float">
            <text:p>7.38</text:p>
          </table:table-cell>
          <table:table-cell office:value-type="float" office:value="7937" calcext:value-type="float">
            <text:p>7937</text:p>
          </table:table-cell>
          <table:table-cell office:value-type="float" office:value="3969" calcext:value-type="float">
            <text:p>396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25_2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9.74" calcext:value-type="float">
            <text:p>9.74</text:p>
          </table:table-cell>
          <table:table-cell office:value-type="float" office:value="68" calcext:value-type="float">
            <text:p>68</text:p>
          </table:table-cell>
          <table:table-cell office:value-type="float" office:value="28.62" calcext:value-type="float">
            <text:p>28.62</text:p>
          </table:table-cell>
          <table:table-cell office:value-type="float" office:value="23645" calcext:value-type="float">
            <text:p>23645</text:p>
          </table:table-cell>
          <table:table-cell office:value-type="float" office:value="11823" calcext:value-type="float">
            <text:p>11823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19.56" calcext:value-type="float">
            <text:p>19.56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27" calcext:value-type="float">
            <text:p>0.27</text:p>
          </table:table-cell>
          <table:table-cell office:value-type="float" office:value="19.37" calcext:value-type="float">
            <text:p>19.37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6.11" calcext:value-type="float">
            <text:p>26.11</text:p>
          </table:table-cell>
          <table:table-cell office:value-type="float" office:value="23755" calcext:value-type="float">
            <text:p>23755</text:p>
          </table:table-cell>
          <table:table-cell office:value-type="float" office:value="11878" calcext:value-type="float">
            <text:p>1187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9.23" calcext:value-type="float">
            <text:p>19.23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35" calcext:value-type="float">
            <text:p>0.35</text:p>
          </table:table-cell>
          <table:table-cell office:value-type="float" office:value="21.06" calcext:value-type="float">
            <text:p>21.06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9.72" calcext:value-type="float">
            <text:p>19.72</text:p>
          </table:table-cell>
          <table:table-cell office:value-type="float" office:value="23755" calcext:value-type="float">
            <text:p>23755</text:p>
          </table:table-cell>
          <table:table-cell office:value-type="float" office:value="11878" calcext:value-type="float">
            <text:p>1187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25_3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.23" calcext:value-type="float">
            <text:p>5.23</text:p>
          </table:table-cell>
          <table:table-cell office:value-type="float" office:value="35" calcext:value-type="float">
            <text:p>35</text:p>
          </table:table-cell>
          <table:table-cell office:value-type="float" office:value="7.2" calcext:value-type="float">
            <text:p>7.2</text:p>
          </table:table-cell>
          <table:table-cell office:value-type="float" office:value="6245" calcext:value-type="float">
            <text:p>6245</text:p>
          </table:table-cell>
          <table:table-cell office:value-type="float" office:value="3123" calcext:value-type="float">
            <text:p>31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.22" calcext:value-type="float">
            <text:p>5.22</text:p>
          </table:table-cell>
          <table:table-cell office:value-type="float" office:value="6363" calcext:value-type="float">
            <text:p>6363</text:p>
          </table:table-cell>
          <table:table-cell office:value-type="float" office:value="3182" calcext:value-type="float">
            <text:p>318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32" calcext:value-type="float">
            <text:p>0.32</text:p>
          </table:table-cell>
          <table:table-cell office:value-type="float" office:value="5.55" calcext:value-type="float">
            <text:p>5.55</text:p>
          </table:table-cell>
          <table:table-cell office:value-type="float" office:value="6363" calcext:value-type="float">
            <text:p>6363</text:p>
          </table:table-cell>
          <table:table-cell office:value-type="float" office:value="3182" calcext:value-type="float">
            <text:p>318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.79" calcext:value-type="float">
            <text:p>7.79</text:p>
          </table:table-cell>
          <table:table-cell office:value-type="float" office:value="6381" calcext:value-type="float">
            <text:p>6381</text:p>
          </table:table-cell>
          <table:table-cell office:value-type="float" office:value="3191" calcext:value-type="float">
            <text:p>319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.22" calcext:value-type="float">
            <text:p>5.22</text:p>
          </table:table-cell>
          <table:table-cell office:value-type="float" office:value="6363" calcext:value-type="float">
            <text:p>6363</text:p>
          </table:table-cell>
          <table:table-cell office:value-type="float" office:value="3182" calcext:value-type="float">
            <text:p>318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24" calcext:value-type="float">
            <text:p>0.24</text:p>
          </table:table-cell>
          <table:table-cell office:value-type="float" office:value="7.77" calcext:value-type="float">
            <text:p>7.77</text:p>
          </table:table-cell>
          <table:table-cell office:value-type="float" office:value="6363" calcext:value-type="float">
            <text:p>6363</text:p>
          </table:table-cell>
          <table:table-cell office:value-type="float" office:value="3182" calcext:value-type="float">
            <text:p>318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.59" calcext:value-type="float">
            <text:p>5.59</text:p>
          </table:table-cell>
          <table:table-cell office:value-type="float" office:value="6381" calcext:value-type="float">
            <text:p>6381</text:p>
          </table:table-cell>
          <table:table-cell office:value-type="float" office:value="3191" calcext:value-type="float">
            <text:p>319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50_1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34" calcext:value-type="float">
            <text:p>0.34</text:p>
          </table:table-cell>
          <table:table-cell office:value-type="float" office:value="1.16" calcext:value-type="float">
            <text:p>1.16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45" calcext:value-type="float">
            <text:p>1.45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89" calcext:value-type="float">
            <text:p>0.89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24" calcext:value-type="float">
            <text:p>0.24</text:p>
          </table:table-cell>
          <table:table-cell office:value-type="float" office:value="2.09" calcext:value-type="float">
            <text:p>2.09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16" calcext:value-type="float">
            <text:p>1.16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50_2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.11" calcext:value-type="float">
            <text:p>6.11</text:p>
          </table:table-cell>
          <table:table-cell office:value-type="float" office:value="37" calcext:value-type="float">
            <text:p>37</text:p>
          </table:table-cell>
          <table:table-cell office:value-type="float" office:value="4.84" calcext:value-type="float">
            <text:p>4.84</text:p>
          </table:table-cell>
          <table:table-cell office:value-type="float" office:value="3707" calcext:value-type="float">
            <text:p>3707</text:p>
          </table:table-cell>
          <table:table-cell office:value-type="float" office:value="1854" calcext:value-type="float">
            <text:p>185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.63" calcext:value-type="float">
            <text:p>3.63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24" calcext:value-type="float">
            <text:p>0.24</text:p>
          </table:table-cell>
          <table:table-cell office:value-type="float" office:value="3.97" calcext:value-type="float">
            <text:p>3.97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.09" calcext:value-type="float">
            <text:p>5.09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.11" calcext:value-type="float">
            <text:p>5.11</text:p>
          </table:table-cell>
          <table:table-cell office:value-type="float" office:value="3849" calcext:value-type="float">
            <text:p>3849</text:p>
          </table:table-cell>
          <table:table-cell office:value-type="float" office:value="1925" calcext:value-type="float">
            <text:p>192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28" calcext:value-type="float">
            <text:p>0.28</text:p>
          </table:table-cell>
          <table:table-cell office:value-type="float" office:value="5.38" calcext:value-type="float">
            <text:p>5.38</text:p>
          </table:table-cell>
          <table:table-cell office:value-type="float" office:value="3849" calcext:value-type="float">
            <text:p>3849</text:p>
          </table:table-cell>
          <table:table-cell office:value-type="float" office:value="1925" calcext:value-type="float">
            <text:p>192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38" calcext:value-type="float">
            <text:p>4.38</text:p>
          </table:table-cell>
          <table:table-cell office:value-type="float" office:value="3849" calcext:value-type="float">
            <text:p>3849</text:p>
          </table:table-cell>
          <table:table-cell office:value-type="float" office:value="1925" calcext:value-type="float">
            <text:p>192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50_3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.65" calcext:value-type="float">
            <text:p>4.65</text:p>
          </table:table-cell>
          <table:table-cell office:value-type="float" office:value="29" calcext:value-type="float">
            <text:p>29</text:p>
          </table:table-cell>
          <table:table-cell office:value-type="float" office:value="5.06" calcext:value-type="float">
            <text:p>5.06</text:p>
          </table:table-cell>
          <table:table-cell office:value-type="float" office:value="4431" calcext:value-type="float">
            <text:p>4431</text:p>
          </table:table-cell>
          <table:table-cell office:value-type="float" office:value="2216" calcext:value-type="float">
            <text:p>221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.16" calcext:value-type="float">
            <text:p>4.16</text:p>
          </table:table-cell>
          <table:table-cell office:value-type="float" office:value="4671" calcext:value-type="float">
            <text:p>4671</text:p>
          </table:table-cell>
          <table:table-cell office:value-type="float" office:value="2336" calcext:value-type="float">
            <text:p>233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29" calcext:value-type="float">
            <text:p>0.29</text:p>
          </table:table-cell>
          <table:table-cell office:value-type="float" office:value="4.46" calcext:value-type="float">
            <text:p>4.46</text:p>
          </table:table-cell>
          <table:table-cell office:value-type="float" office:value="4671" calcext:value-type="float">
            <text:p>4671</text:p>
          </table:table-cell>
          <table:table-cell office:value-type="float" office:value="2336" calcext:value-type="float">
            <text:p>233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.02" calcext:value-type="float">
            <text:p>5.02</text:p>
          </table:table-cell>
          <table:table-cell office:value-type="float" office:value="4675" calcext:value-type="float">
            <text:p>4675</text:p>
          </table:table-cell>
          <table:table-cell office:value-type="float" office:value="2338" calcext:value-type="float">
            <text:p>233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.27" calcext:value-type="float">
            <text:p>4.27</text:p>
          </table:table-cell>
          <table:table-cell office:value-type="float" office:value="4667" calcext:value-type="float">
            <text:p>4667</text:p>
          </table:table-cell>
          <table:table-cell office:value-type="float" office:value="2334" calcext:value-type="float">
            <text:p>233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.3</text:p>
          </table:table-cell>
          <table:table-cell office:value-type="float" office:value="5.73" calcext:value-type="float">
            <text:p>5.73</text:p>
          </table:table-cell>
          <table:table-cell office:value-type="float" office:value="4667" calcext:value-type="float">
            <text:p>4667</text:p>
          </table:table-cell>
          <table:table-cell office:value-type="float" office:value="2334" calcext:value-type="float">
            <text:p>233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.58" calcext:value-type="float">
            <text:p>4.58</text:p>
          </table:table-cell>
          <table:table-cell office:value-type="float" office:value="4673" calcext:value-type="float">
            <text:p>4673</text:p>
          </table:table-cell>
          <table:table-cell office:value-type="float" office:value="2337" calcext:value-type="float">
            <text:p>233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75_1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.54" calcext:value-type="float">
            <text:p>0.54</text:p>
          </table:table-cell>
          <table:table-cell office:value-type="float" office:value="17" calcext:value-type="float">
            <text:p>17</text:p>
          </table:table-cell>
          <table:table-cell office:value-type="float" office:value="0.74" calcext:value-type="float">
            <text:p>0.74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88" calcext:value-type="float">
            <text:p>0.88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31" calcext:value-type="float">
            <text:p>0.31</text:p>
          </table:table-cell>
          <table:table-cell office:value-type="float" office:value="1.23" calcext:value-type="float">
            <text:p>1.23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14" calcext:value-type="float">
            <text:p>1.14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3" calcext:value-type="float">
            <text:p>0.93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25" calcext:value-type="float">
            <text:p>0.25</text:p>
          </table:table-cell>
          <table:table-cell office:value-type="float" office:value="2.13" calcext:value-type="float">
            <text:p>2.13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18" calcext:value-type="float">
            <text:p>1.18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75_2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.15" calcext:value-type="float">
            <text:p>1.15</text:p>
          </table:table-cell>
          <table:table-cell office:value-type="float" office:value="18" calcext:value-type="float">
            <text:p>18</text:p>
          </table:table-cell>
          <table:table-cell office:value-type="float" office:value="1.38" calcext:value-type="float">
            <text:p>1.38</text:p>
          </table:table-cell>
          <table:table-cell office:value-type="float" office:value="799" calcext:value-type="float">
            <text:p>799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.23" calcext:value-type="float">
            <text:p>1.23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22" calcext:value-type="float">
            <text:p>0.22</text:p>
          </table:table-cell>
          <table:table-cell office:value-type="float" office:value="1.56" calcext:value-type="float">
            <text:p>1.56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.7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.34" calcext:value-type="float">
            <text:p>1.34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office:value-type="float" office:value="2.6" calcext:value-type="float">
            <text:p>2.6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.77" calcext:value-type="float">
            <text:p>1.77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75_3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.14" calcext:value-type="float">
            <text:p>10.14</text:p>
          </table:table-cell>
          <table:table-cell office:value-type="float" office:value="54" calcext:value-type="float">
            <text:p>54</text:p>
          </table:table-cell>
          <table:table-cell office:value-type="float" office:value="21.18" calcext:value-type="float">
            <text:p>21.18</text:p>
          </table:table-cell>
          <table:table-cell office:value-type="float" office:value="18593" calcext:value-type="float">
            <text:p>18593</text:p>
          </table:table-cell>
          <table:table-cell office:value-type="float" office:value="9297" calcext:value-type="float">
            <text:p>9297</text:p>
          </table:table-cell>
          <table:table-cell office:value-type="float" office:value="436" calcext:value-type="float">
            <text:p>436</text:p>
          </table:table-cell>
          <table:table-cell office:value-type="float" office:value="54" calcext:value-type="float">
            <text:p>54</text:p>
          </table:table-cell>
          <table:table-cell office:value-type="float" office:value="16.23" calcext:value-type="float">
            <text:p>16.23</text:p>
          </table:table-cell>
          <table:table-cell office:value-type="float" office:value="19769" calcext:value-type="float">
            <text:p>19769</text:p>
          </table:table-cell>
          <table:table-cell office:value-type="float" office:value="9885" calcext:value-type="float">
            <text:p>9885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0.31" calcext:value-type="float">
            <text:p>0.31</text:p>
          </table:table-cell>
          <table:table-cell office:value-type="float" office:value="17.44" calcext:value-type="float">
            <text:p>17.44</text:p>
          </table:table-cell>
          <table:table-cell office:value-type="float" office:value="19769" calcext:value-type="float">
            <text:p>19769</text:p>
          </table:table-cell>
          <table:table-cell office:value-type="float" office:value="9885" calcext:value-type="float">
            <text:p>9885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19.57" calcext:value-type="float">
            <text:p>19.57</text:p>
          </table:table-cell>
          <table:table-cell office:value-type="float" office:value="19973" calcext:value-type="float">
            <text:p>19973</text:p>
          </table:table-cell>
          <table:table-cell office:value-type="float" office:value="9987" calcext:value-type="float">
            <text:p>9987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17.72" calcext:value-type="float">
            <text:p>17.72</text:p>
          </table:table-cell>
          <table:table-cell office:value-type="float" office:value="19749" calcext:value-type="float">
            <text:p>19749</text:p>
          </table:table-cell>
          <table:table-cell office:value-type="float" office:value="9875" calcext:value-type="float">
            <text:p>9875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0.32" calcext:value-type="float">
            <text:p>0.32</text:p>
          </table:table-cell>
          <table:table-cell office:value-type="float" office:value="19.96" calcext:value-type="float">
            <text:p>19.96</text:p>
          </table:table-cell>
          <table:table-cell office:value-type="float" office:value="19749" calcext:value-type="float">
            <text:p>19749</text:p>
          </table:table-cell>
          <table:table-cell office:value-type="float" office:value="9875" calcext:value-type="float">
            <text:p>9875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18.65" calcext:value-type="float">
            <text:p>18.65</text:p>
          </table:table-cell>
          <table:table-cell office:value-type="float" office:value="19963" calcext:value-type="float">
            <text:p>19963</text:p>
          </table:table-cell>
          <table:table-cell office:value-type="float" office:value="9982" calcext:value-type="float">
            <text:p>9982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100_1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.04" calcext:value-type="float">
            <text:p>1.04</text:p>
          </table:table-cell>
          <table:table-cell office:value-type="float" office:value="24" calcext:value-type="float">
            <text:p>24</text:p>
          </table:table-cell>
          <table:table-cell office:value-type="float" office:value="1.42" calcext:value-type="float">
            <text:p>1.42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39" calcext:value-type="float">
            <text:p>1.39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37" calcext:value-type="float">
            <text:p>0.37</text:p>
          </table:table-cell>
          <table:table-cell office:value-type="float" office:value="1.84" calcext:value-type="float">
            <text:p>1.84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57" calcext:value-type="float">
            <text:p>1.57</text:p>
          </table:table-cell>
          <table:table-cell office:value-type="float" office:value="501" calcext:value-type="float">
            <text:p>50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21" calcext:value-type="float">
            <text:p>0.21</text:p>
          </table:table-cell>
          <table:table-cell office:value-type="float" office:value="2.83" calcext:value-type="float">
            <text:p>2.83</text:p>
          </table:table-cell>
          <table:table-cell office:value-type="float" office:value="501" calcext:value-type="float">
            <text:p>50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.49" calcext:value-type="float">
            <text:p>2.49</text:p>
          </table:table-cell>
          <table:table-cell office:value-type="float" office:value="501" calcext:value-type="float">
            <text:p>50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100_2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7.09" calcext:value-type="float">
            <text:p>17.09</text:p>
          </table:table-cell>
          <table:table-cell office:value-type="float" office:value="43" calcext:value-type="float">
            <text:p>43</text:p>
          </table:table-cell>
          <table:table-cell office:value-type="float" office:value="6.06" calcext:value-type="float">
            <text:p>6.06</text:p>
          </table:table-cell>
          <table:table-cell office:value-type="float" office:value="4063" calcext:value-type="float">
            <text:p>4063</text:p>
          </table:table-cell>
          <table:table-cell office:value-type="float" office:value="2032" calcext:value-type="float">
            <text:p>203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.76" calcext:value-type="float">
            <text:p>4.76</text:p>
          </table:table-cell>
          <table:table-cell office:value-type="float" office:value="4101" calcext:value-type="float">
            <text:p>4101</text:p>
          </table:table-cell>
          <table:table-cell office:value-type="float" office:value="2051" calcext:value-type="float">
            <text:p>205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.31" calcext:value-type="float">
            <text:p>0.31</text:p>
          </table:table-cell>
          <table:table-cell office:value-type="float" office:value="5.19" calcext:value-type="float">
            <text:p>5.19</text:p>
          </table:table-cell>
          <table:table-cell office:value-type="float" office:value="4101" calcext:value-type="float">
            <text:p>4101</text:p>
          </table:table-cell>
          <table:table-cell office:value-type="float" office:value="2051" calcext:value-type="float">
            <text:p>205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.93" calcext:value-type="float">
            <text:p>6.93</text:p>
          </table:table-cell>
          <table:table-cell office:value-type="float" office:value="4101" calcext:value-type="float">
            <text:p>4101</text:p>
          </table:table-cell>
          <table:table-cell office:value-type="float" office:value="2051" calcext:value-type="float">
            <text:p>205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.14" calcext:value-type="float">
            <text:p>5.14</text:p>
          </table:table-cell>
          <table:table-cell office:value-type="float" office:value="4075" calcext:value-type="float">
            <text:p>4075</text:p>
          </table:table-cell>
          <table:table-cell office:value-type="float" office:value="2038" calcext:value-type="float">
            <text:p>203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0.23" calcext:value-type="float">
            <text:p>0.23</text:p>
          </table:table-cell>
          <table:table-cell office:value-type="float" office:value="6.69" calcext:value-type="float">
            <text:p>6.69</text:p>
          </table:table-cell>
          <table:table-cell office:value-type="float" office:value="4075" calcext:value-type="float">
            <text:p>4075</text:p>
          </table:table-cell>
          <table:table-cell office:value-type="float" office:value="2038" calcext:value-type="float">
            <text:p>203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4075" calcext:value-type="float">
            <text:p>4075</text:p>
          </table:table-cell>
          <table:table-cell office:value-type="float" office:value="2038" calcext:value-type="float">
            <text:p>203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100_3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office:value-type="float" office:value="20" calcext:value-type="float">
            <text:p>20</text:p>
          </table:table-cell>
          <table:table-cell office:value-type="float" office:value="1.27" calcext:value-type="float">
            <text:p>1.27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56" calcext:value-type="float">
            <text:p>1.56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1.88" calcext:value-type="float">
            <text:p>1.88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.68" calcext:value-type="float">
            <text:p>2.68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56" calcext:value-type="float">
            <text:p>1.56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9" calcext:value-type="float">
            <text:p>0.39</text:p>
          </table:table-cell>
          <table:table-cell office:value-type="float" office:value="2.96" calcext:value-type="float">
            <text:p>2.96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.58" calcext:value-type="float">
            <text:p>2.58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25_1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.09" calcext:value-type="float">
            <text:p>4.09</text:p>
          </table:table-cell>
          <table:table-cell office:value-type="float" office:value="34" calcext:value-type="float">
            <text:p>34</text:p>
          </table:table-cell>
          <table:table-cell office:value-type="float" office:value="3.44" calcext:value-type="float">
            <text:p>3.44</text:p>
          </table:table-cell>
          <table:table-cell office:value-type="float" office:value="2203" calcext:value-type="float">
            <text:p>2203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.99" calcext:value-type="float">
            <text:p>2.99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24" calcext:value-type="float">
            <text:p>0.24</text:p>
          </table:table-cell>
          <table:table-cell office:value-type="float" office:value="3.38" calcext:value-type="float">
            <text:p>3.38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26" calcext:value-type="float">
            <text:p>4.26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.78" calcext:value-type="float">
            <text:p>3.78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24" calcext:value-type="float">
            <text:p>0.24</text:p>
          </table:table-cell>
          <table:table-cell office:value-type="float" office:value="4.44" calcext:value-type="float">
            <text:p>4.44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84" calcext:value-type="float">
            <text:p>4.84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25_2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.92" calcext:value-type="float">
            <text:p>25.92</text:p>
          </table:table-cell>
          <table:table-cell office:value-type="float" office:value="59" calcext:value-type="float">
            <text:p>59</text:p>
          </table:table-cell>
          <table:table-cell office:value-type="float" office:value="224.1" calcext:value-type="float">
            <text:p>224.1</text:p>
          </table:table-cell>
          <table:table-cell office:value-type="float" office:value="169313" calcext:value-type="float">
            <text:p>169313</text:p>
          </table:table-cell>
          <table:table-cell office:value-type="float" office:value="84657" calcext:value-type="float">
            <text:p>84657</text:p>
          </table:table-cell>
          <table:table-cell office:value-type="float" office:value="9632" calcext:value-type="float">
            <text:p>9632</text:p>
          </table:table-cell>
          <table:table-cell office:value-type="float" office:value="59" calcext:value-type="float">
            <text:p>59</text:p>
          </table:table-cell>
          <table:table-cell office:value-type="float" office:value="703.34" calcext:value-type="float">
            <text:p>703.34</text:p>
          </table:table-cell>
          <table:table-cell office:value-type="float" office:value="206435" calcext:value-type="float">
            <text:p>206435</text:p>
          </table:table-cell>
          <table:table-cell office:value-type="float" office:value="103218" calcext:value-type="float">
            <text:p>103218</text:p>
          </table:table-cell>
          <table:table-cell office:value-type="float" office:value="1148" calcext:value-type="float">
            <text:p>1148</text:p>
          </table:table-cell>
          <table:table-cell office:value-type="float" office:value="59" calcext:value-type="float">
            <text:p>59</text:p>
          </table:table-cell>
          <table:table-cell office:value-type="float" office:value="0.25" calcext:value-type="float">
            <text:p>0.25</text:p>
          </table:table-cell>
          <table:table-cell office:value-type="float" office:value="188.53" calcext:value-type="float">
            <text:p>188.53</text:p>
          </table:table-cell>
          <table:table-cell office:value-type="float" office:value="206435" calcext:value-type="float">
            <text:p>206435</text:p>
          </table:table-cell>
          <table:table-cell office:value-type="float" office:value="103218" calcext:value-type="float">
            <text:p>103218</text:p>
          </table:table-cell>
          <table:table-cell office:value-type="float" office:value="1148" calcext:value-type="float">
            <text:p>1148</text:p>
          </table:table-cell>
          <table:table-cell office:value-type="float" office:value="59" calcext:value-type="float">
            <text:p>59</text:p>
          </table:table-cell>
          <table:table-cell office:value-type="float" office:value="235.66" calcext:value-type="float">
            <text:p>235.66</text:p>
          </table:table-cell>
          <table:table-cell office:value-type="float" office:value="206463" calcext:value-type="float">
            <text:p>206463</text:p>
          </table:table-cell>
          <table:table-cell office:value-type="float" office:value="103232" calcext:value-type="float">
            <text:p>103232</text:p>
          </table:table-cell>
          <table:table-cell office:value-type="float" office:value="1142" calcext:value-type="float">
            <text:p>1142</text:p>
          </table:table-cell>
          <table:table-cell office:value-type="float" office:value="59" calcext:value-type="float">
            <text:p>59</text:p>
          </table:table-cell>
          <table:table-cell office:value-type="float" office:value="200.46" calcext:value-type="float">
            <text:p>200.46</text:p>
          </table:table-cell>
          <table:table-cell office:value-type="float" office:value="206305" calcext:value-type="float">
            <text:p>206305</text:p>
          </table:table-cell>
          <table:table-cell office:value-type="float" office:value="103153" calcext:value-type="float">
            <text:p>103153</text:p>
          </table:table-cell>
          <table:table-cell office:value-type="float" office:value="1149" calcext:value-type="float">
            <text:p>1149</text:p>
          </table:table-cell>
          <table:table-cell office:value-type="float" office:value="59" calcext:value-type="float">
            <text:p>59</text:p>
          </table:table-cell>
          <table:table-cell office:value-type="float" office:value="0.19" calcext:value-type="float">
            <text:p>0.19</text:p>
          </table:table-cell>
          <table:table-cell office:value-type="float" office:value="190.14" calcext:value-type="float">
            <text:p>190.14</text:p>
          </table:table-cell>
          <table:table-cell office:value-type="float" office:value="206305" calcext:value-type="float">
            <text:p>206305</text:p>
          </table:table-cell>
          <table:table-cell office:value-type="float" office:value="103153" calcext:value-type="float">
            <text:p>103153</text:p>
          </table:table-cell>
          <table:table-cell office:value-type="float" office:value="1149" calcext:value-type="float">
            <text:p>1149</text:p>
          </table:table-cell>
          <table:table-cell office:value-type="float" office:value="59" calcext:value-type="float">
            <text:p>59</text:p>
          </table:table-cell>
          <table:table-cell office:value-type="float" office:value="201.84" calcext:value-type="float">
            <text:p>201.84</text:p>
          </table:table-cell>
          <table:table-cell office:value-type="float" office:value="206333" calcext:value-type="float">
            <text:p>206333</text:p>
          </table:table-cell>
          <table:table-cell office:value-type="float" office:value="103167" calcext:value-type="float">
            <text:p>103167</text:p>
          </table:table-cell>
          <table:table-cell office:value-type="float" office:value="1143" calcext:value-type="float">
            <text:p>114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25_3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.26" calcext:value-type="float">
            <text:p>3.26</text:p>
          </table:table-cell>
          <table:table-cell office:value-type="float" office:value="26" calcext:value-type="float">
            <text:p>26</text:p>
          </table:table-cell>
          <table:table-cell office:value-type="float" office:value="3.8" calcext:value-type="float">
            <text:p>3.8</text:p>
          </table:table-cell>
          <table:table-cell office:value-type="float" office:value="2443" calcext:value-type="float">
            <text:p>2443</text:p>
          </table:table-cell>
          <table:table-cell office:value-type="float" office:value="1222" calcext:value-type="float">
            <text:p>122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.17" calcext:value-type="float">
            <text:p>3.17</text:p>
          </table:table-cell>
          <table:table-cell office:value-type="float" office:value="2457" calcext:value-type="float">
            <text:p>2457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27" calcext:value-type="float">
            <text:p>0.27</text:p>
          </table:table-cell>
          <table:table-cell office:value-type="float" office:value="3.47" calcext:value-type="float">
            <text:p>3.47</text:p>
          </table:table-cell>
          <table:table-cell office:value-type="float" office:value="2457" calcext:value-type="float">
            <text:p>2457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6" calcext:value-type="float">
            <text:p>4.6</text:p>
          </table:table-cell>
          <table:table-cell office:value-type="float" office:value="2457" calcext:value-type="float">
            <text:p>2457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9" calcext:value-type="float">
            <text:p>3.49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3" calcext:value-type="float">
            <text:p>0.3</text:p>
          </table:table-cell>
          <table:table-cell office:value-type="float" office:value="4.53" calcext:value-type="float">
            <text:p>4.53</text:p>
          </table:table-cell>
          <table:table-cell office:value-type="float" office:value="2445" calcext:value-type="float">
            <text:p>2445</text:p>
          </table:table-cell>
          <table:table-cell office:value-type="float" office:value="1223" calcext:value-type="float">
            <text:p>122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50_1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.66" calcext:value-type="float">
            <text:p>14.66</text:p>
          </table:table-cell>
          <table:table-cell office:value-type="float" office:value="57" calcext:value-type="float">
            <text:p>57</text:p>
          </table:table-cell>
          <table:table-cell office:value-type="float" office:value="12.28" calcext:value-type="float">
            <text:p>12.28</text:p>
          </table:table-cell>
          <table:table-cell office:value-type="float" office:value="9025" calcext:value-type="float">
            <text:p>9025</text:p>
          </table:table-cell>
          <table:table-cell office:value-type="float" office:value="4513" calcext:value-type="float">
            <text:p>4513</text:p>
          </table:table-cell>
          <table:table-cell office:value-type="float" office:value="317" calcext:value-type="float">
            <text:p>317</text:p>
          </table:table-cell>
          <table:table-cell office:value-type="float" office:value="57" calcext:value-type="float">
            <text:p>57</text:p>
          </table:table-cell>
          <table:table-cell office:value-type="float" office:value="9.76" calcext:value-type="float">
            <text:p>9.76</text:p>
          </table:table-cell>
          <table:table-cell office:value-type="float" office:value="10249" calcext:value-type="float">
            <text:p>10249</text:p>
          </table:table-cell>
          <table:table-cell office:value-type="float" office:value="5125" calcext:value-type="float">
            <text:p>5125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0.29" calcext:value-type="float">
            <text:p>0.29</text:p>
          </table:table-cell>
          <table:table-cell office:value-type="float" office:value="10.12" calcext:value-type="float">
            <text:p>10.12</text:p>
          </table:table-cell>
          <table:table-cell office:value-type="float" office:value="10249" calcext:value-type="float">
            <text:p>10249</text:p>
          </table:table-cell>
          <table:table-cell office:value-type="float" office:value="5125" calcext:value-type="float">
            <text:p>5125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0261" calcext:value-type="float">
            <text:p>10261</text:p>
          </table:table-cell>
          <table:table-cell office:value-type="float" office:value="5131" calcext:value-type="float">
            <text:p>5131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0.85" calcext:value-type="float">
            <text:p>10.85</text:p>
          </table:table-cell>
          <table:table-cell office:value-type="float" office:value="10249" calcext:value-type="float">
            <text:p>10249</text:p>
          </table:table-cell>
          <table:table-cell office:value-type="float" office:value="5125" calcext:value-type="float">
            <text:p>5125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0.29" calcext:value-type="float">
            <text:p>0.29</text:p>
          </table:table-cell>
          <table:table-cell office:value-type="float" office:value="11.53" calcext:value-type="float">
            <text:p>11.53</text:p>
          </table:table-cell>
          <table:table-cell office:value-type="float" office:value="10249" calcext:value-type="float">
            <text:p>10249</text:p>
          </table:table-cell>
          <table:table-cell office:value-type="float" office:value="5125" calcext:value-type="float">
            <text:p>5125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1.38" calcext:value-type="float">
            <text:p>11.38</text:p>
          </table:table-cell>
          <table:table-cell office:value-type="float" office:value="10261" calcext:value-type="float">
            <text:p>10261</text:p>
          </table:table-cell>
          <table:table-cell office:value-type="float" office:value="5131" calcext:value-type="float">
            <text:p>5131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50_2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.79" calcext:value-type="float">
            <text:p>0.79</text:p>
          </table:table-cell>
          <table:table-cell office:value-type="float" office:value="17" calcext:value-type="float">
            <text:p>17</text:p>
          </table:table-cell>
          <table:table-cell office:value-type="float" office:value="1.54" calcext:value-type="float">
            <text:p>1.54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49" calcext:value-type="float">
            <text:p>1.49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27" calcext:value-type="float">
            <text:p>0.27</text:p>
          </table:table-cell>
          <table:table-cell office:value-type="float" office:value="1.77" calcext:value-type="float">
            <text:p>1.77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.51" calcext:value-type="float">
            <text:p>3.51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62" calcext:value-type="float">
            <text:p>1.62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31" calcext:value-type="float">
            <text:p>0.31</text:p>
          </table:table-cell>
          <table:table-cell office:value-type="float" office:value="2.75" calcext:value-type="float">
            <text:p>2.75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21" calcext:value-type="float">
            <text:p>2.21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50_3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.59" calcext:value-type="float">
            <text:p>5.59</text:p>
          </table:table-cell>
          <table:table-cell office:value-type="float" office:value="34" calcext:value-type="float">
            <text:p>34</text:p>
          </table:table-cell>
          <table:table-cell office:value-type="float" office:value="9.66" calcext:value-type="float">
            <text:p>9.66</text:p>
          </table:table-cell>
          <table:table-cell office:value-type="float" office:value="7121" calcext:value-type="float">
            <text:p>7121</text:p>
          </table:table-cell>
          <table:table-cell office:value-type="float" office:value="3561" calcext:value-type="float">
            <text:p>3561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.1" calcext:value-type="float">
            <text:p>7.1</text:p>
          </table:table-cell>
          <table:table-cell office:value-type="float" office:value="7519" calcext:value-type="float">
            <text:p>7519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34" calcext:value-type="float">
            <text:p>0.34</text:p>
          </table:table-cell>
          <table:table-cell office:value-type="float" office:value="8.02" calcext:value-type="float">
            <text:p>8.02</text:p>
          </table:table-cell>
          <table:table-cell office:value-type="float" office:value="7519" calcext:value-type="float">
            <text:p>7519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.21" calcext:value-type="float">
            <text:p>11.21</text:p>
          </table:table-cell>
          <table:table-cell office:value-type="float" office:value="7519" calcext:value-type="float">
            <text:p>7519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.01" calcext:value-type="float">
            <text:p>8.01</text:p>
          </table:table-cell>
          <table:table-cell office:value-type="float" office:value="7515" calcext:value-type="float">
            <text:p>7515</text:p>
          </table:table-cell>
          <table:table-cell office:value-type="float" office:value="3758" calcext:value-type="float">
            <text:p>375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34" calcext:value-type="float">
            <text:p>0.34</text:p>
          </table:table-cell>
          <table:table-cell office:value-type="float" office:value="8.76" calcext:value-type="float">
            <text:p>8.76</text:p>
          </table:table-cell>
          <table:table-cell office:value-type="float" office:value="7515" calcext:value-type="float">
            <text:p>7515</text:p>
          </table:table-cell>
          <table:table-cell office:value-type="float" office:value="3758" calcext:value-type="float">
            <text:p>375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8.25" calcext:value-type="float">
            <text:p>8.25</text:p>
          </table:table-cell>
          <table:table-cell office:value-type="float" office:value="7515" calcext:value-type="float">
            <text:p>7515</text:p>
          </table:table-cell>
          <table:table-cell office:value-type="float" office:value="3758" calcext:value-type="float">
            <text:p>375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75_1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31.77" calcext:value-type="float">
            <text:p>31.77</text:p>
          </table:table-cell>
          <table:table-cell office:value-type="float" office:value="59" calcext:value-type="float">
            <text:p>59</text:p>
          </table:table-cell>
          <table:table-cell office:value-type="float" office:value="79.65" calcext:value-type="float">
            <text:p>79.65</text:p>
          </table:table-cell>
          <table:table-cell office:value-type="float" office:value="58025" calcext:value-type="float">
            <text:p>58025</text:p>
          </table:table-cell>
          <table:table-cell office:value-type="float" office:value="29013" calcext:value-type="float">
            <text:p>29013</text:p>
          </table:table-cell>
          <table:table-cell office:value-type="float" office:value="875" calcext:value-type="float">
            <text:p>875</text:p>
          </table:table-cell>
          <table:table-cell office:value-type="float" office:value="59" calcext:value-type="float">
            <text:p>59</text:p>
          </table:table-cell>
          <table:table-cell office:value-type="float" office:value="63.9" calcext:value-type="float">
            <text:p>63.9</text:p>
          </table:table-cell>
          <table:table-cell office:value-type="float" office:value="59659" calcext:value-type="float">
            <text:p>59659</text:p>
          </table:table-cell>
          <table:table-cell office:value-type="float" office:value="29830" calcext:value-type="float">
            <text:p>29830</text:p>
          </table:table-cell>
          <table:table-cell office:value-type="float" office:value="484" calcext:value-type="float">
            <text:p>484</text:p>
          </table:table-cell>
          <table:table-cell office:value-type="float" office:value="59" calcext:value-type="float">
            <text:p>59</text:p>
          </table:table-cell>
          <table:table-cell office:value-type="float" office:value="0.39" calcext:value-type="float">
            <text:p>0.39</text:p>
          </table:table-cell>
          <table:table-cell office:value-type="float" office:value="66.83" calcext:value-type="float">
            <text:p>66.83</text:p>
          </table:table-cell>
          <table:table-cell office:value-type="float" office:value="59653" calcext:value-type="float">
            <text:p>59653</text:p>
          </table:table-cell>
          <table:table-cell office:value-type="float" office:value="29827" calcext:value-type="float">
            <text:p>29827</text:p>
          </table:table-cell>
          <table:table-cell office:value-type="float" office:value="487" calcext:value-type="float">
            <text:p>487</text:p>
          </table:table-cell>
          <table:table-cell office:value-type="float" office:value="59" calcext:value-type="float">
            <text:p>59</text:p>
          </table:table-cell>
          <table:table-cell office:value-type="float" office:value="81.88" calcext:value-type="float">
            <text:p>81.88</text:p>
          </table:table-cell>
          <table:table-cell office:value-type="float" office:value="59685" calcext:value-type="float">
            <text:p>59685</text:p>
          </table:table-cell>
          <table:table-cell office:value-type="float" office:value="29843" calcext:value-type="float">
            <text:p>29843</text:p>
          </table:table-cell>
          <table:table-cell office:value-type="float" office:value="471" calcext:value-type="float">
            <text:p>471</text:p>
          </table:table-cell>
          <table:table-cell office:value-type="float" office:value="59" calcext:value-type="float">
            <text:p>59</text:p>
          </table:table-cell>
          <table:table-cell office:value-type="float" office:value="74.19" calcext:value-type="float">
            <text:p>74.19</text:p>
          </table:table-cell>
          <table:table-cell office:value-type="float" office:value="58971" calcext:value-type="float">
            <text:p>58971</text:p>
          </table:table-cell>
          <table:table-cell office:value-type="float" office:value="29486" calcext:value-type="float">
            <text:p>29486</text:p>
          </table:table-cell>
          <table:table-cell office:value-type="float" office:value="660" calcext:value-type="float">
            <text:p>660</text:p>
          </table:table-cell>
          <table:table-cell office:value-type="float" office:value="59" calcext:value-type="float">
            <text:p>59</text:p>
          </table:table-cell>
          <table:table-cell office:value-type="float" office:value="0.31" calcext:value-type="float">
            <text:p>0.31</text:p>
          </table:table-cell>
          <table:table-cell office:value-type="float" office:value="70.75" calcext:value-type="float">
            <text:p>70.75</text:p>
          </table:table-cell>
          <table:table-cell office:value-type="float" office:value="58969" calcext:value-type="float">
            <text:p>58969</text:p>
          </table:table-cell>
          <table:table-cell office:value-type="float" office:value="29485" calcext:value-type="float">
            <text:p>29485</text:p>
          </table:table-cell>
          <table:table-cell office:value-type="float" office:value="661" calcext:value-type="float">
            <text:p>661</text:p>
          </table:table-cell>
          <table:table-cell office:value-type="float" office:value="59" calcext:value-type="float">
            <text:p>59</text:p>
          </table:table-cell>
          <table:table-cell office:value-type="float" office:value="73.65" calcext:value-type="float">
            <text:p>73.65</text:p>
          </table:table-cell>
          <table:table-cell office:value-type="float" office:value="58997" calcext:value-type="float">
            <text:p>58997</text:p>
          </table:table-cell>
          <table:table-cell office:value-type="float" office:value="29499" calcext:value-type="float">
            <text:p>29499</text:p>
          </table:table-cell>
          <table:table-cell office:value-type="float" office:value="647" calcext:value-type="float">
            <text:p>64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75_2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2.41" calcext:value-type="float">
            <text:p>22.41</text:p>
          </table:table-cell>
          <table:table-cell office:value-type="float" office:value="69" calcext:value-type="float">
            <text:p>69</text:p>
          </table:table-cell>
          <table:table-cell office:value-type="float" office:value="28.37" calcext:value-type="float">
            <text:p>28.37</text:p>
          </table:table-cell>
          <table:table-cell office:value-type="float" office:value="21885" calcext:value-type="float">
            <text:p>21885</text:p>
          </table:table-cell>
          <table:table-cell office:value-type="float" office:value="10943" calcext:value-type="float">
            <text:p>10943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23.26" calcext:value-type="float">
            <text:p>23.26</text:p>
          </table:table-cell>
          <table:table-cell office:value-type="float" office:value="21981" calcext:value-type="float">
            <text:p>21981</text:p>
          </table:table-cell>
          <table:table-cell office:value-type="float" office:value="10991" calcext:value-type="float">
            <text:p>1099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5" calcext:value-type="float">
            <text:p>0.5</text:p>
          </table:table-cell>
          <table:table-cell office:value-type="float" office:value="24.27" calcext:value-type="float">
            <text:p>24.27</text:p>
          </table:table-cell>
          <table:table-cell office:value-type="float" office:value="21981" calcext:value-type="float">
            <text:p>21981</text:p>
          </table:table-cell>
          <table:table-cell office:value-type="float" office:value="10991" calcext:value-type="float">
            <text:p>1099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3.6" calcext:value-type="float">
            <text:p>23.6</text:p>
          </table:table-cell>
          <table:table-cell office:value-type="float" office:value="21981" calcext:value-type="float">
            <text:p>21981</text:p>
          </table:table-cell>
          <table:table-cell office:value-type="float" office:value="10991" calcext:value-type="float">
            <text:p>1099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3.08" calcext:value-type="float">
            <text:p>23.08</text:p>
          </table:table-cell>
          <table:table-cell office:value-type="float" office:value="21975" calcext:value-type="float">
            <text:p>21975</text:p>
          </table:table-cell>
          <table:table-cell office:value-type="float" office:value="10988" calcext:value-type="float">
            <text:p>1098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34" calcext:value-type="float">
            <text:p>0.34</text:p>
          </table:table-cell>
          <table:table-cell office:value-type="float" office:value="24.32" calcext:value-type="float">
            <text:p>24.32</text:p>
          </table:table-cell>
          <table:table-cell office:value-type="float" office:value="21975" calcext:value-type="float">
            <text:p>21975</text:p>
          </table:table-cell>
          <table:table-cell office:value-type="float" office:value="10988" calcext:value-type="float">
            <text:p>1098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24.14" calcext:value-type="float">
            <text:p>24.14</text:p>
          </table:table-cell>
          <table:table-cell office:value-type="float" office:value="21975" calcext:value-type="float">
            <text:p>21975</text:p>
          </table:table-cell>
          <table:table-cell office:value-type="float" office:value="10988" calcext:value-type="float">
            <text:p>1098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75_3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9.79" calcext:value-type="float">
            <text:p>9.79</text:p>
          </table:table-cell>
          <table:table-cell office:value-type="float" office:value="35" calcext:value-type="float">
            <text:p>35</text:p>
          </table:table-cell>
          <table:table-cell office:value-type="float" office:value="6.06" calcext:value-type="float">
            <text:p>6.06</text:p>
          </table:table-cell>
          <table:table-cell office:value-type="float" office:value="4121" calcext:value-type="float">
            <text:p>4121</text:p>
          </table:table-cell>
          <table:table-cell office:value-type="float" office:value="2061" calcext:value-type="float">
            <text:p>206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.28" calcext:value-type="float">
            <text:p>5.28</text:p>
          </table:table-cell>
          <table:table-cell office:value-type="float" office:value="4123" calcext:value-type="float">
            <text:p>4123</text:p>
          </table:table-cell>
          <table:table-cell office:value-type="float" office:value="2062" calcext:value-type="float">
            <text:p>206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35" calcext:value-type="float">
            <text:p>0.35</text:p>
          </table:table-cell>
          <table:table-cell office:value-type="float" office:value="5.89" calcext:value-type="float">
            <text:p>5.89</text:p>
          </table:table-cell>
          <table:table-cell office:value-type="float" office:value="4121" calcext:value-type="float">
            <text:p>4121</text:p>
          </table:table-cell>
          <table:table-cell office:value-type="float" office:value="2061" calcext:value-type="float">
            <text:p>206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.97" calcext:value-type="float">
            <text:p>5.97</text:p>
          </table:table-cell>
          <table:table-cell office:value-type="float" office:value="4123" calcext:value-type="float">
            <text:p>4123</text:p>
          </table:table-cell>
          <table:table-cell office:value-type="float" office:value="2062" calcext:value-type="float">
            <text:p>206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.26" calcext:value-type="float">
            <text:p>5.26</text:p>
          </table:table-cell>
          <table:table-cell office:value-type="float" office:value="4123" calcext:value-type="float">
            <text:p>4123</text:p>
          </table:table-cell>
          <table:table-cell office:value-type="float" office:value="2062" calcext:value-type="float">
            <text:p>206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29" calcext:value-type="float">
            <text:p>0.29</text:p>
          </table:table-cell>
          <table:table-cell office:value-type="float" office:value="6.57" calcext:value-type="float">
            <text:p>6.57</text:p>
          </table:table-cell>
          <table:table-cell office:value-type="float" office:value="4119" calcext:value-type="float">
            <text:p>4119</text:p>
          </table:table-cell>
          <table:table-cell office:value-type="float" office:value="2060" calcext:value-type="float">
            <text:p>206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.73" calcext:value-type="float">
            <text:p>5.73</text:p>
          </table:table-cell>
          <table:table-cell office:value-type="float" office:value="4123" calcext:value-type="float">
            <text:p>4123</text:p>
          </table:table-cell>
          <table:table-cell office:value-type="float" office:value="2062" calcext:value-type="float">
            <text:p>206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100_1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.62" calcext:value-type="float">
            <text:p>10.62</text:p>
          </table:table-cell>
          <table:table-cell office:value-type="float" office:value="34" calcext:value-type="float">
            <text:p>34</text:p>
          </table:table-cell>
          <table:table-cell office:value-type="float" office:value="8.21" calcext:value-type="float">
            <text:p>8.21</text:p>
          </table:table-cell>
          <table:table-cell office:value-type="float" office:value="4081" calcext:value-type="float">
            <text:p>4081</text:p>
          </table:table-cell>
          <table:table-cell office:value-type="float" office:value="2041" calcext:value-type="float">
            <text:p>204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7.21" calcext:value-type="float">
            <text:p>7.21</text:p>
          </table:table-cell>
          <table:table-cell office:value-type="float" office:value="4149" calcext:value-type="float">
            <text:p>4149</text:p>
          </table:table-cell>
          <table:table-cell office:value-type="float" office:value="2075" calcext:value-type="float">
            <text:p>207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office:value-type="float" office:value="7.74" calcext:value-type="float">
            <text:p>7.74</text:p>
          </table:table-cell>
          <table:table-cell office:value-type="float" office:value="4149" calcext:value-type="float">
            <text:p>4149</text:p>
          </table:table-cell>
          <table:table-cell office:value-type="float" office:value="2075" calcext:value-type="float">
            <text:p>207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9.38" calcext:value-type="float">
            <text:p>9.38</text:p>
          </table:table-cell>
          <table:table-cell office:value-type="float" office:value="4149" calcext:value-type="float">
            <text:p>4149</text:p>
          </table:table-cell>
          <table:table-cell office:value-type="float" office:value="2075" calcext:value-type="float">
            <text:p>207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.99" calcext:value-type="float">
            <text:p>7.99</text:p>
          </table:table-cell>
          <table:table-cell office:value-type="float" office:value="4113" calcext:value-type="float">
            <text:p>4113</text:p>
          </table:table-cell>
          <table:table-cell office:value-type="float" office:value="2057" calcext:value-type="float">
            <text:p>205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.45" calcext:value-type="float">
            <text:p>0.45</text:p>
          </table:table-cell>
          <table:table-cell office:value-type="float" office:value="8.85" calcext:value-type="float">
            <text:p>8.85</text:p>
          </table:table-cell>
          <table:table-cell office:value-type="float" office:value="4109" calcext:value-type="float">
            <text:p>4109</text:p>
          </table:table-cell>
          <table:table-cell office:value-type="float" office:value="2055" calcext:value-type="float">
            <text:p>205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9.16" calcext:value-type="float">
            <text:p>9.16</text:p>
          </table:table-cell>
          <table:table-cell office:value-type="float" office:value="4113" calcext:value-type="float">
            <text:p>4113</text:p>
          </table:table-cell>
          <table:table-cell office:value-type="float" office:value="2057" calcext:value-type="float">
            <text:p>205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100_2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.51" calcext:value-type="float">
            <text:p>1.51</text:p>
          </table:table-cell>
          <table:table-cell office:value-type="float" office:value="24" calcext:value-type="float">
            <text:p>24</text:p>
          </table:table-cell>
          <table:table-cell office:value-type="float" office:value="2.43" calcext:value-type="float">
            <text:p>2.43</text:p>
          </table:table-cell>
          <table:table-cell office:value-type="float" office:value="799" calcext:value-type="float">
            <text:p>799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06" calcext:value-type="float">
            <text:p>3.06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45" calcext:value-type="float">
            <text:p>0.45</text:p>
          </table:table-cell>
          <table:table-cell office:value-type="float" office:value="3.27" calcext:value-type="float">
            <text:p>3.27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.26" calcext:value-type="float">
            <text:p>4.26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94" calcext:value-type="float">
            <text:p>2.94</text:p>
          </table:table-cell>
          <table:table-cell office:value-type="float" office:value="799" calcext:value-type="float">
            <text:p>799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43" calcext:value-type="float">
            <text:p>0.43</text:p>
          </table:table-cell>
          <table:table-cell office:value-type="float" office:value="4.17" calcext:value-type="float">
            <text:p>4.17</text:p>
          </table:table-cell>
          <table:table-cell office:value-type="float" office:value="797" calcext:value-type="float">
            <text:p>797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.93" calcext:value-type="float">
            <text:p>3.93</text:p>
          </table:table-cell>
          <table:table-cell office:value-type="float" office:value="799" calcext:value-type="float">
            <text:p>799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100_3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.65" calcext:value-type="float">
            <text:p>12.65</text:p>
          </table:table-cell>
          <table:table-cell office:value-type="float" office:value="32" calcext:value-type="float">
            <text:p>32</text:p>
          </table:table-cell>
          <table:table-cell office:value-type="float" office:value="9.4" calcext:value-type="float">
            <text:p>9.4</text:p>
          </table:table-cell>
          <table:table-cell office:value-type="float" office:value="5573" calcext:value-type="float">
            <text:p>5573</text:p>
          </table:table-cell>
          <table:table-cell office:value-type="float" office:value="2787" calcext:value-type="float">
            <text:p>278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.65" calcext:value-type="float">
            <text:p>8.65</text:p>
          </table:table-cell>
          <table:table-cell office:value-type="float" office:value="5635" calcext:value-type="float">
            <text:p>5635</text:p>
          </table:table-cell>
          <table:table-cell office:value-type="float" office:value="2818" calcext:value-type="float">
            <text:p>281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47" calcext:value-type="float">
            <text:p>0.47</text:p>
          </table:table-cell>
          <table:table-cell office:value-type="float" office:value="8.83" calcext:value-type="float">
            <text:p>8.83</text:p>
          </table:table-cell>
          <table:table-cell office:value-type="float" office:value="5629" calcext:value-type="float">
            <text:p>5629</text:p>
          </table:table-cell>
          <table:table-cell office:value-type="float" office:value="2815" calcext:value-type="float">
            <text:p>281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.46" calcext:value-type="float">
            <text:p>10.46</text:p>
          </table:table-cell>
          <table:table-cell office:value-type="float" office:value="5635" calcext:value-type="float">
            <text:p>5635</text:p>
          </table:table-cell>
          <table:table-cell office:value-type="float" office:value="2818" calcext:value-type="float">
            <text:p>281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9.14" calcext:value-type="float">
            <text:p>9.14</text:p>
          </table:table-cell>
          <table:table-cell office:value-type="float" office:value="5611" calcext:value-type="float">
            <text:p>5611</text:p>
          </table:table-cell>
          <table:table-cell office:value-type="float" office:value="2806" calcext:value-type="float">
            <text:p>280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46" calcext:value-type="float">
            <text:p>0.46</text:p>
          </table:table-cell>
          <table:table-cell office:value-type="float" office:value="9.81" calcext:value-type="float">
            <text:p>9.81</text:p>
          </table:table-cell>
          <table:table-cell office:value-type="float" office:value="5603" calcext:value-type="float">
            <text:p>5603</text:p>
          </table:table-cell>
          <table:table-cell office:value-type="float" office:value="2802" calcext:value-type="float">
            <text:p>280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9.76" calcext:value-type="float">
            <text:p>9.76</text:p>
          </table:table-cell>
          <table:table-cell office:value-type="float" office:value="5611" calcext:value-type="float">
            <text:p>5611</text:p>
          </table:table-cell>
          <table:table-cell office:value-type="float" office:value="2806" calcext:value-type="float">
            <text:p>280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25_1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69" calcext:value-type="float">
            <text:p>0.69</text:p>
          </table:table-cell>
          <table:table-cell office:value-type="float" office:value="16" calcext:value-type="float">
            <text:p>16</text:p>
          </table:table-cell>
          <table:table-cell office:value-type="float" office:value="2.37" calcext:value-type="float">
            <text:p>2.37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53" calcext:value-type="float">
            <text:p>2.53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46" calcext:value-type="float">
            <text:p>0.46</text:p>
          </table:table-cell>
          <table:table-cell office:value-type="float" office:value="2.81" calcext:value-type="float">
            <text:p>2.81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.19" calcext:value-type="float">
            <text:p>4.19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02" calcext:value-type="float">
            <text:p>3.02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34" calcext:value-type="float">
            <text:p>0.34</text:p>
          </table:table-cell>
          <table:table-cell office:value-type="float" office:value="3.88" calcext:value-type="float">
            <text:p>3.88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47" calcext:value-type="float">
            <text:p>3.47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25_2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.89" calcext:value-type="float">
            <text:p>4.89</text:p>
          </table:table-cell>
          <table:table-cell office:value-type="float" office:value="24" calcext:value-type="float">
            <text:p>24</text:p>
          </table:table-cell>
          <table:table-cell office:value-type="float" office:value="7.21" calcext:value-type="float">
            <text:p>7.21</text:p>
          </table:table-cell>
          <table:table-cell office:value-type="float" office:value="3295" calcext:value-type="float">
            <text:p>3295</text:p>
          </table:table-cell>
          <table:table-cell office:value-type="float" office:value="1648" calcext:value-type="float">
            <text:p>164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.36" calcext:value-type="float">
            <text:p>5.36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47" calcext:value-type="float">
            <text:p>0.47</text:p>
          </table:table-cell>
          <table:table-cell office:value-type="float" office:value="5.71" calcext:value-type="float">
            <text:p>5.71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.94" calcext:value-type="float">
            <text:p>7.94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.93" calcext:value-type="float">
            <text:p>5.93</text:p>
          </table:table-cell>
          <table:table-cell office:value-type="float" office:value="3337" calcext:value-type="float">
            <text:p>3337</text:p>
          </table:table-cell>
          <table:table-cell office:value-type="float" office:value="1669" calcext:value-type="float">
            <text:p>166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39" calcext:value-type="float">
            <text:p>0.39</text:p>
          </table:table-cell>
          <table:table-cell office:value-type="float" office:value="6.67" calcext:value-type="float">
            <text:p>6.67</text:p>
          </table:table-cell>
          <table:table-cell office:value-type="float" office:value="3339" calcext:value-type="float">
            <text:p>3339</text:p>
          </table:table-cell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.4" calcext:value-type="float">
            <text:p>7.4</text:p>
          </table:table-cell>
          <table:table-cell office:value-type="float" office:value="3337" calcext:value-type="float">
            <text:p>3337</text:p>
          </table:table-cell>
          <table:table-cell office:value-type="float" office:value="1669" calcext:value-type="float">
            <text:p>166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25_3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4.33" calcext:value-type="float">
            <text:p>34.33</text:p>
          </table:table-cell>
          <table:table-cell office:value-type="float" office:value="72" calcext:value-type="float">
            <text:p>72</text:p>
          </table:table-cell>
          <table:table-cell office:value-type="float" office:value="297.25" calcext:value-type="float">
            <text:p>297.25</text:p>
          </table:table-cell>
          <table:table-cell office:value-type="float" office:value="194371" calcext:value-type="float">
            <text:p>194371</text:p>
          </table:table-cell>
          <table:table-cell office:value-type="float" office:value="97186" calcext:value-type="float">
            <text:p>97186</text:p>
          </table:table-cell>
          <table:table-cell office:value-type="float" office:value="7614" calcext:value-type="float">
            <text:p>7614</text:p>
          </table:table-cell>
          <table:table-cell office:value-type="float" office:value="72" calcext:value-type="float">
            <text:p>72</text:p>
          </table:table-cell>
          <table:table-cell office:value-type="float" office:value="230.44" calcext:value-type="float">
            <text:p>230.44</text:p>
          </table:table-cell>
          <table:table-cell office:value-type="float" office:value="213171" calcext:value-type="float">
            <text:p>213171</text:p>
          </table:table-cell>
          <table:table-cell office:value-type="float" office:value="106586" calcext:value-type="float">
            <text:p>106586</text:p>
          </table:table-cell>
          <table:table-cell office:value-type="float" office:value="373" calcext:value-type="float">
            <text:p>373</text:p>
          </table:table-cell>
          <table:table-cell office:value-type="float" office:value="72" calcext:value-type="float">
            <text:p>72</text:p>
          </table:table-cell>
          <table:table-cell office:value-type="float" office:value="0.51" calcext:value-type="float">
            <text:p>0.51</text:p>
          </table:table-cell>
          <table:table-cell office:value-type="float" office:value="231.36" calcext:value-type="float">
            <text:p>231.36</text:p>
          </table:table-cell>
          <table:table-cell office:value-type="float" office:value="213171" calcext:value-type="float">
            <text:p>213171</text:p>
          </table:table-cell>
          <table:table-cell office:value-type="float" office:value="106586" calcext:value-type="float">
            <text:p>106586</text:p>
          </table:table-cell>
          <table:table-cell office:value-type="float" office:value="373" calcext:value-type="float">
            <text:p>373</text:p>
          </table:table-cell>
          <table:table-cell office:value-type="float" office:value="72" calcext:value-type="float">
            <text:p>72</text:p>
          </table:table-cell>
          <table:table-cell office:value-type="float" office:value="261" calcext:value-type="float">
            <text:p>261</text:p>
          </table:table-cell>
          <table:table-cell office:value-type="float" office:value="213171" calcext:value-type="float">
            <text:p>213171</text:p>
          </table:table-cell>
          <table:table-cell office:value-type="float" office:value="106586" calcext:value-type="float">
            <text:p>106586</text:p>
          </table:table-cell>
          <table:table-cell office:value-type="float" office:value="373" calcext:value-type="float">
            <text:p>373</text:p>
          </table:table-cell>
          <table:table-cell office:value-type="float" office:value="72" calcext:value-type="float">
            <text:p>72</text:p>
          </table:table-cell>
          <table:table-cell office:value-type="float" office:value="238.85" calcext:value-type="float">
            <text:p>238.85</text:p>
          </table:table-cell>
          <table:table-cell office:value-type="float" office:value="212799" calcext:value-type="float">
            <text:p>212799</text:p>
          </table:table-cell>
          <table:table-cell office:value-type="float" office:value="106400" calcext:value-type="float">
            <text:p>106400</text:p>
          </table:table-cell>
          <table:table-cell office:value-type="float" office:value="383" calcext:value-type="float">
            <text:p>383</text:p>
          </table:table-cell>
          <table:table-cell office:value-type="float" office:value="72" calcext:value-type="float">
            <text:p>72</text:p>
          </table:table-cell>
          <table:table-cell office:value-type="float" office:value="0.42" calcext:value-type="float">
            <text:p>0.42</text:p>
          </table:table-cell>
          <table:table-cell office:value-type="float" office:value="229.95" calcext:value-type="float">
            <text:p>229.95</text:p>
          </table:table-cell>
          <table:table-cell office:value-type="float" office:value="212799" calcext:value-type="float">
            <text:p>212799</text:p>
          </table:table-cell>
          <table:table-cell office:value-type="float" office:value="106400" calcext:value-type="float">
            <text:p>106400</text:p>
          </table:table-cell>
          <table:table-cell office:value-type="float" office:value="383" calcext:value-type="float">
            <text:p>383</text:p>
          </table:table-cell>
          <table:table-cell office:value-type="float" office:value="72" calcext:value-type="float">
            <text:p>72</text:p>
          </table:table-cell>
          <table:table-cell office:value-type="float" office:value="238.66" calcext:value-type="float">
            <text:p>238.66</text:p>
          </table:table-cell>
          <table:table-cell office:value-type="float" office:value="212799" calcext:value-type="float">
            <text:p>212799</text:p>
          </table:table-cell>
          <table:table-cell office:value-type="float" office:value="106400" calcext:value-type="float">
            <text:p>106400</text:p>
          </table:table-cell>
          <table:table-cell office:value-type="float" office:value="383" calcext:value-type="float">
            <text:p>38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50_1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11.4" calcext:value-type="float">
            <text:p>111.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TO </text:p>
          </table:table-cell>
          <table:table-cell office:value-type="float" office:value="1058385" calcext:value-type="float">
            <text:p>1058385</text:p>
          </table:table-cell>
          <table:table-cell office:value-type="float" office:value="529172" calcext:value-type="float">
            <text:p>529172</text:p>
          </table:table-cell>
          <table:table-cell office:value-type="float" office:value="166847" calcext:value-type="float">
            <text:p>16684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TO </text:p>
          </table:table-cell>
          <table:table-cell office:value-type="float" office:value="1594559" calcext:value-type="float">
            <text:p>1594559</text:p>
          </table:table-cell>
          <table:table-cell office:value-type="float" office:value="797272" calcext:value-type="float">
            <text:p>797272</text:p>
          </table:table-cell>
          <table:table-cell office:value-type="float" office:value="51069" calcext:value-type="float">
            <text:p>51069</text:p>
          </table:table-cell>
          <table:table-cell office:value-type="float" office:value="101" calcext:value-type="float">
            <text:p>101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TO </text:p>
          </table:table-cell>
          <table:table-cell office:value-type="float" office:value="1598043" calcext:value-type="float">
            <text:p>1598043</text:p>
          </table:table-cell>
          <table:table-cell office:value-type="float" office:value="799000" calcext:value-type="float">
            <text:p>799000</text:p>
          </table:table-cell>
          <table:table-cell office:value-type="float" office:value="51145" calcext:value-type="float">
            <text:p>5114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TO </text:p>
          </table:table-cell>
          <table:table-cell office:value-type="float" office:value="1329361" calcext:value-type="float">
            <text:p>1329361</text:p>
          </table:table-cell>
          <table:table-cell office:value-type="float" office:value="664658" calcext:value-type="float">
            <text:p>664658</text:p>
          </table:table-cell>
          <table:table-cell office:value-type="float" office:value="22782" calcext:value-type="float">
            <text:p>2278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TO </text:p>
          </table:table-cell>
          <table:table-cell office:value-type="float" office:value="1578173" calcext:value-type="float">
            <text:p>1578173</text:p>
          </table:table-cell>
          <table:table-cell office:value-type="float" office:value="789064" calcext:value-type="float">
            <text:p>789064</text:p>
          </table:table-cell>
          <table:table-cell office:value-type="float" office:value="51054" calcext:value-type="float">
            <text:p>51054</text:p>
          </table:table-cell>
          <table:table-cell office:value-type="float" office:value="101" calcext:value-type="float">
            <text:p>101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/>TO </text:p>
          </table:table-cell>
          <table:table-cell office:value-type="float" office:value="1557005" calcext:value-type="float">
            <text:p>1557005</text:p>
          </table:table-cell>
          <table:table-cell office:value-type="float" office:value="778481" calcext:value-type="float">
            <text:p>778481</text:p>
          </table:table-cell>
          <table:table-cell office:value-type="float" office:value="50305" calcext:value-type="float">
            <text:p>5030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TO </text:p>
          </table:table-cell>
          <table:table-cell office:value-type="float" office:value="1559631" calcext:value-type="float">
            <text:p>1559631</text:p>
          </table:table-cell>
          <table:table-cell office:value-type="float" office:value="779792" calcext:value-type="float">
            <text:p>779792</text:p>
          </table:table-cell>
          <table:table-cell office:value-type="float" office:value="29271" calcext:value-type="float">
            <text:p>292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50_2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9.82" calcext:value-type="float">
            <text:p>29.82</text:p>
          </table:table-cell>
          <table:table-cell office:value-type="float" office:value="53" calcext:value-type="float">
            <text:p>53</text:p>
          </table:table-cell>
          <table:table-cell office:value-type="float" office:value="57.25" calcext:value-type="float">
            <text:p>57.25</text:p>
          </table:table-cell>
          <table:table-cell office:value-type="float" office:value="38929" calcext:value-type="float">
            <text:p>38929</text:p>
          </table:table-cell>
          <table:table-cell office:value-type="float" office:value="19465" calcext:value-type="float">
            <text:p>19465</text:p>
          </table:table-cell>
          <table:table-cell office:value-type="float" office:value="555" calcext:value-type="float">
            <text:p>555</text:p>
          </table:table-cell>
          <table:table-cell office:value-type="float" office:value="53" calcext:value-type="float">
            <text:p>53</text:p>
          </table:table-cell>
          <table:table-cell office:value-type="float" office:value="43.41" calcext:value-type="float">
            <text:p>43.41</text:p>
          </table:table-cell>
          <table:table-cell office:value-type="float" office:value="39197" calcext:value-type="float">
            <text:p>39197</text:p>
          </table:table-cell>
          <table:table-cell office:value-type="float" office:value="19599" calcext:value-type="float">
            <text:p>19599</text:p>
          </table:table-cell>
          <table:table-cell office:value-type="float" office:value="615" calcext:value-type="float">
            <text:p>615</text:p>
          </table:table-cell>
          <table:table-cell office:value-type="float" office:value="53" calcext:value-type="float">
            <text:p>53</text:p>
          </table:table-cell>
          <table:table-cell office:value-type="float" office:value="0.43" calcext:value-type="float">
            <text:p>0.43</text:p>
          </table:table-cell>
          <table:table-cell office:value-type="float" office:value="43.14" calcext:value-type="float">
            <text:p>43.14</text:p>
          </table:table-cell>
          <table:table-cell office:value-type="float" office:value="39159" calcext:value-type="float">
            <text:p>39159</text:p>
          </table:table-cell>
          <table:table-cell office:value-type="float" office:value="19580" calcext:value-type="float">
            <text:p>19580</text:p>
          </table:table-cell>
          <table:table-cell office:value-type="float" office:value="631" calcext:value-type="float">
            <text:p>631</text:p>
          </table:table-cell>
          <table:table-cell office:value-type="float" office:value="53" calcext:value-type="float">
            <text:p>53</text:p>
          </table:table-cell>
          <table:table-cell office:value-type="float" office:value="53.97" calcext:value-type="float">
            <text:p>53.97</text:p>
          </table:table-cell>
          <table:table-cell office:value-type="float" office:value="39197" calcext:value-type="float">
            <text:p>39197</text:p>
          </table:table-cell>
          <table:table-cell office:value-type="float" office:value="19599" calcext:value-type="float">
            <text:p>19599</text:p>
          </table:table-cell>
          <table:table-cell office:value-type="float" office:value="615" calcext:value-type="float">
            <text:p>615</text:p>
          </table:table-cell>
          <table:table-cell office:value-type="float" office:value="53" calcext:value-type="float">
            <text:p>53</text:p>
          </table:table-cell>
          <table:table-cell office:value-type="float" office:value="50.51" calcext:value-type="float">
            <text:p>50.51</text:p>
          </table:table-cell>
          <table:table-cell office:value-type="float" office:value="38611" calcext:value-type="float">
            <text:p>38611</text:p>
          </table:table-cell>
          <table:table-cell office:value-type="float" office:value="19306" calcext:value-type="float">
            <text:p>19306</text:p>
          </table:table-cell>
          <table:table-cell office:value-type="float" office:value="648" calcext:value-type="float">
            <text:p>648</text:p>
          </table:table-cell>
          <table:table-cell office:value-type="float" office:value="53" calcext:value-type="float">
            <text:p>53</text:p>
          </table:table-cell>
          <table:table-cell office:value-type="float" office:value="0.49" calcext:value-type="float">
            <text:p>0.49</text:p>
          </table:table-cell>
          <table:table-cell office:value-type="float" office:value="48.84" calcext:value-type="float">
            <text:p>48.84</text:p>
          </table:table-cell>
          <table:table-cell office:value-type="float" office:value="38487" calcext:value-type="float">
            <text:p>38487</text:p>
          </table:table-cell>
          <table:table-cell office:value-type="float" office:value="19244" calcext:value-type="float">
            <text:p>19244</text:p>
          </table:table-cell>
          <table:table-cell office:value-type="float" office:value="684" calcext:value-type="float">
            <text:p>684</text:p>
          </table:table-cell>
          <table:table-cell office:value-type="float" office:value="53" calcext:value-type="float">
            <text:p>53</text:p>
          </table:table-cell>
          <table:table-cell office:value-type="float" office:value="47.3" calcext:value-type="float">
            <text:p>47.3</text:p>
          </table:table-cell>
          <table:table-cell office:value-type="float" office:value="38611" calcext:value-type="float">
            <text:p>38611</text:p>
          </table:table-cell>
          <table:table-cell office:value-type="float" office:value="19306" calcext:value-type="float">
            <text:p>19306</text:p>
          </table:table-cell>
          <table:table-cell office:value-type="float" office:value="648" calcext:value-type="float">
            <text:p>6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50_3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.44" calcext:value-type="float">
            <text:p>2.44</text:p>
          </table:table-cell>
          <table:table-cell office:value-type="float" office:value="19" calcext:value-type="float">
            <text:p>19</text:p>
          </table:table-cell>
          <table:table-cell office:value-type="float" office:value="2.42" calcext:value-type="float">
            <text:p>2.42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.55" calcext:value-type="float">
            <text:p>2.55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53" calcext:value-type="float">
            <text:p>0.53</text:p>
          </table:table-cell>
          <table:table-cell office:value-type="float" office:value="3.24" calcext:value-type="float">
            <text:p>3.24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.53" calcext:value-type="float">
            <text:p>4.53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.56" calcext:value-type="float">
            <text:p>3.56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48" calcext:value-type="float">
            <text:p>0.48</text:p>
          </table:table-cell>
          <table:table-cell office:value-type="float" office:value="4.67" calcext:value-type="float">
            <text:p>4.67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.37" calcext:value-type="float">
            <text:p>3.37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75_1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.02" calcext:value-type="float">
            <text:p>10.02</text:p>
          </table:table-cell>
          <table:table-cell office:value-type="float" office:value="29" calcext:value-type="float">
            <text:p>29</text:p>
          </table:table-cell>
          <table:table-cell office:value-type="float" office:value="7.39" calcext:value-type="float">
            <text:p>7.39</text:p>
          </table:table-cell>
          <table:table-cell office:value-type="float" office:value="3771" calcext:value-type="float">
            <text:p>3771</text:p>
          </table:table-cell>
          <table:table-cell office:value-type="float" office:value="1886" calcext:value-type="float">
            <text:p>188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6.11" calcext:value-type="float">
            <text:p>6.11</text:p>
          </table:table-cell>
          <table:table-cell office:value-type="float" office:value="3869" calcext:value-type="float">
            <text:p>3869</text:p>
          </table:table-cell>
          <table:table-cell office:value-type="float" office:value="1935" calcext:value-type="float">
            <text:p>193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43" calcext:value-type="float">
            <text:p>0.43</text:p>
          </table:table-cell>
          <table:table-cell office:value-type="float" office:value="7.12" calcext:value-type="float">
            <text:p>7.12</text:p>
          </table:table-cell>
          <table:table-cell office:value-type="float" office:value="3869" calcext:value-type="float">
            <text:p>3869</text:p>
          </table:table-cell>
          <table:table-cell office:value-type="float" office:value="1935" calcext:value-type="float">
            <text:p>193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.39" calcext:value-type="float">
            <text:p>8.39</text:p>
          </table:table-cell>
          <table:table-cell office:value-type="float" office:value="3869" calcext:value-type="float">
            <text:p>3869</text:p>
          </table:table-cell>
          <table:table-cell office:value-type="float" office:value="1935" calcext:value-type="float">
            <text:p>193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7.62" calcext:value-type="float">
            <text:p>7.62</text:p>
          </table:table-cell>
          <table:table-cell office:value-type="float" office:value="3801" calcext:value-type="float">
            <text:p>3801</text:p>
          </table:table-cell>
          <table:table-cell office:value-type="float" office:value="1901" calcext:value-type="float">
            <text:p>190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0.49" calcext:value-type="float">
            <text:p>0.49</text:p>
          </table:table-cell>
          <table:table-cell office:value-type="float" office:value="9.14" calcext:value-type="float">
            <text:p>9.14</text:p>
          </table:table-cell>
          <table:table-cell office:value-type="float" office:value="3797" calcext:value-type="float">
            <text:p>3797</text:p>
          </table:table-cell>
          <table:table-cell office:value-type="float" office:value="1899" calcext:value-type="float">
            <text:p>189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1.03" calcext:value-type="float">
            <text:p>11.03</text:p>
          </table:table-cell>
          <table:table-cell office:value-type="float" office:value="3801" calcext:value-type="float">
            <text:p>3801</text:p>
          </table:table-cell>
          <table:table-cell office:value-type="float" office:value="1901" calcext:value-type="float">
            <text:p>190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75_2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4.56" calcext:value-type="float">
            <text:p>4.56</text:p>
          </table:table-cell>
          <table:table-cell office:value-type="float" office:value="20" calcext:value-type="float">
            <text:p>20</text:p>
          </table:table-cell>
          <table:table-cell office:value-type="float" office:value="2.59" calcext:value-type="float">
            <text:p>2.59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.57" calcext:value-type="float">
            <text:p>2.57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42" calcext:value-type="float">
            <text:p>0.42</text:p>
          </table:table-cell>
          <table:table-cell office:value-type="float" office:value="3.26" calcext:value-type="float">
            <text:p>3.26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.45" calcext:value-type="float">
            <text:p>5.45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.43" calcext:value-type="float">
            <text:p>3.43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4.71" calcext:value-type="float">
            <text:p>4.71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75_3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42.52" calcext:value-type="float">
            <text:p>42.52</text:p>
          </table:table-cell>
          <table:table-cell office:value-type="float" office:value="53" calcext:value-type="float">
            <text:p>53</text:p>
          </table:table-cell>
          <table:table-cell office:value-type="float" office:value="60.47" calcext:value-type="float">
            <text:p>60.47</text:p>
          </table:table-cell>
          <table:table-cell office:value-type="float" office:value="41601" calcext:value-type="float">
            <text:p>41601</text:p>
          </table:table-cell>
          <table:table-cell office:value-type="float" office:value="20801" calcext:value-type="float">
            <text:p>20801</text:p>
          </table:table-cell>
          <table:table-cell office:value-type="float" office:value="710" calcext:value-type="float">
            <text:p>710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4031" calcext:value-type="float">
            <text:p>44031</text:p>
          </table:table-cell>
          <table:table-cell office:value-type="float" office:value="22016" calcext:value-type="float">
            <text:p>22016</text:p>
          </table:table-cell>
          <table:table-cell office:value-type="float" office:value="1016" calcext:value-type="float">
            <text:p>1016</text:p>
          </table:table-cell>
          <table:table-cell office:value-type="float" office:value="53" calcext:value-type="float">
            <text:p>53</text:p>
          </table:table-cell>
          <table:table-cell office:value-type="float" office:value="0.35" calcext:value-type="float">
            <text:p>0.35</text:p>
          </table:table-cell>
          <table:table-cell office:value-type="float" office:value="51.31" calcext:value-type="float">
            <text:p>51.31</text:p>
          </table:table-cell>
          <table:table-cell office:value-type="float" office:value="44029" calcext:value-type="float">
            <text:p>44029</text:p>
          </table:table-cell>
          <table:table-cell office:value-type="float" office:value="22015" calcext:value-type="float">
            <text:p>22015</text:p>
          </table:table-cell>
          <table:table-cell office:value-type="float" office:value="1019" calcext:value-type="float">
            <text:p>1019</text:p>
          </table:table-cell>
          <table:table-cell office:value-type="float" office:value="53" calcext:value-type="float">
            <text:p>53</text:p>
          </table:table-cell>
          <table:table-cell office:value-type="float" office:value="66.54" calcext:value-type="float">
            <text:p>66.54</text:p>
          </table:table-cell>
          <table:table-cell office:value-type="float" office:value="45229" calcext:value-type="float">
            <text:p>45229</text:p>
          </table:table-cell>
          <table:table-cell office:value-type="float" office:value="22615" calcext:value-type="float">
            <text:p>22615</text:p>
          </table:table-cell>
          <table:table-cell office:value-type="float" office:value="711" calcext:value-type="float">
            <text:p>711</text:p>
          </table:table-cell>
          <table:table-cell office:value-type="float" office:value="53" calcext:value-type="float">
            <text:p>53</text:p>
          </table:table-cell>
          <table:table-cell office:value-type="float" office:value="52.34" calcext:value-type="float">
            <text:p>52.34</text:p>
          </table:table-cell>
          <table:table-cell office:value-type="float" office:value="42939" calcext:value-type="float">
            <text:p>42939</text:p>
          </table:table-cell>
          <table:table-cell office:value-type="float" office:value="21470" calcext:value-type="float">
            <text:p>21470</text:p>
          </table:table-cell>
          <table:table-cell office:value-type="float" office:value="1026" calcext:value-type="float">
            <text:p>1026</text:p>
          </table:table-cell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.52</text:p>
          </table:table-cell>
          <table:table-cell office:value-type="float" office:value="53.5" calcext:value-type="float">
            <text:p>53.5</text:p>
          </table:table-cell>
          <table:table-cell office:value-type="float" office:value="42929" calcext:value-type="float">
            <text:p>42929</text:p>
          </table:table-cell>
          <table:table-cell office:value-type="float" office:value="21465" calcext:value-type="float">
            <text:p>21465</text:p>
          </table:table-cell>
          <table:table-cell office:value-type="float" office:value="1028" calcext:value-type="float">
            <text:p>1028</text:p>
          </table:table-cell>
          <table:table-cell office:value-type="float" office:value="53" calcext:value-type="float">
            <text:p>53</text:p>
          </table:table-cell>
          <table:table-cell office:value-type="float" office:value="53.71" calcext:value-type="float">
            <text:p>53.71</text:p>
          </table:table-cell>
          <table:table-cell office:value-type="float" office:value="44511" calcext:value-type="float">
            <text:p>44511</text:p>
          </table:table-cell>
          <table:table-cell office:value-type="float" office:value="22256" calcext:value-type="float">
            <text:p>22256</text:p>
          </table:table-cell>
          <table:table-cell office:value-type="float" office:value="719" calcext:value-type="float">
            <text:p>7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100_1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.77" calcext:value-type="float">
            <text:p>2.77</text:p>
          </table:table-cell>
          <table:table-cell office:value-type="float" office:value="23" calcext:value-type="float">
            <text:p>23</text:p>
          </table:table-cell>
          <table:table-cell office:value-type="float" office:value="4.01" calcext:value-type="float">
            <text:p>4.01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.1" calcext:value-type="float">
            <text:p>4.1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73" calcext:value-type="float">
            <text:p>0.73</text:p>
          </table:table-cell>
          <table:table-cell office:value-type="float" office:value="5.76" calcext:value-type="float">
            <text:p>5.76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.7" calcext:value-type="float">
            <text:p>9.7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.37" calcext:value-type="float">
            <text:p>6.37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68" calcext:value-type="float">
            <text:p>0.68</text:p>
          </table:table-cell>
          <table:table-cell office:value-type="float" office:value="7.49" calcext:value-type="float">
            <text:p>7.49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.97" calcext:value-type="float">
            <text:p>6.97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100_2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2.34" calcext:value-type="float">
            <text:p>32.34</text:p>
          </table:table-cell>
          <table:table-cell office:value-type="float" office:value="40" calcext:value-type="float">
            <text:p>40</text:p>
          </table:table-cell>
          <table:table-cell office:value-type="float" office:value="18.77" calcext:value-type="float">
            <text:p>18.77</text:p>
          </table:table-cell>
          <table:table-cell office:value-type="float" office:value="9545" calcext:value-type="float">
            <text:p>9545</text:p>
          </table:table-cell>
          <table:table-cell office:value-type="float" office:value="4773" calcext:value-type="float">
            <text:p>477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5.1" calcext:value-type="float">
            <text:p>15.1</text:p>
          </table:table-cell>
          <table:table-cell office:value-type="float" office:value="9643" calcext:value-type="float">
            <text:p>9643</text:p>
          </table:table-cell>
          <table:table-cell office:value-type="float" office:value="4822" calcext:value-type="float">
            <text:p>482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.62" calcext:value-type="float">
            <text:p>0.62</text:p>
          </table:table-cell>
          <table:table-cell office:value-type="float" office:value="17.19" calcext:value-type="float">
            <text:p>17.19</text:p>
          </table:table-cell>
          <table:table-cell office:value-type="float" office:value="9639" calcext:value-type="float">
            <text:p>9639</text:p>
          </table:table-cell>
          <table:table-cell office:value-type="float" office:value="4820" calcext:value-type="float">
            <text:p>482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2.57" calcext:value-type="float">
            <text:p>22.57</text:p>
          </table:table-cell>
          <table:table-cell office:value-type="float" office:value="9643" calcext:value-type="float">
            <text:p>9643</text:p>
          </table:table-cell>
          <table:table-cell office:value-type="float" office:value="4822" calcext:value-type="float">
            <text:p>482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8.08" calcext:value-type="float">
            <text:p>18.08</text:p>
          </table:table-cell>
          <table:table-cell office:value-type="float" office:value="9627" calcext:value-type="float">
            <text:p>9627</text:p>
          </table:table-cell>
          <table:table-cell office:value-type="float" office:value="4814" calcext:value-type="float">
            <text:p>481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.64" calcext:value-type="float">
            <text:p>0.64</text:p>
          </table:table-cell>
          <table:table-cell office:value-type="float" office:value="19.67" calcext:value-type="float">
            <text:p>19.67</text:p>
          </table:table-cell>
          <table:table-cell office:value-type="float" office:value="9631" calcext:value-type="float">
            <text:p>9631</text:p>
          </table:table-cell>
          <table:table-cell office:value-type="float" office:value="4816" calcext:value-type="float">
            <text:p>4816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0.11" calcext:value-type="float">
            <text:p>20.11</text:p>
          </table:table-cell>
          <table:table-cell office:value-type="float" office:value="9627" calcext:value-type="float">
            <text:p>9627</text:p>
          </table:table-cell>
          <table:table-cell office:value-type="float" office:value="4814" calcext:value-type="float">
            <text:p>481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100_3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.71" calcext:value-type="float">
            <text:p>3.71</text:p>
          </table:table-cell>
          <table:table-cell office:value-type="float" office:value="31" calcext:value-type="float">
            <text:p>31</text:p>
          </table:table-cell>
          <table:table-cell office:value-type="float" office:value="3.94" calcext:value-type="float">
            <text:p>3.94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.46" calcext:value-type="float">
            <text:p>4.46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63" calcext:value-type="float">
            <text:p>0.63</text:p>
          </table:table-cell>
          <table:table-cell office:value-type="float" office:value="11.75" calcext:value-type="float">
            <text:p>11.75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.08" calcext:value-type="float">
            <text:p>9.08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.19" calcext:value-type="float">
            <text:p>6.19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57" calcext:value-type="float">
            <text:p>0.57</text:p>
          </table:table-cell>
          <table:table-cell office:value-type="float" office:value="7.41" calcext:value-type="float">
            <text:p>7.41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.38" calcext:value-type="float">
            <text:p>7.38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25_1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3.97" calcext:value-type="float">
            <text:p>53.97</text:p>
          </table:table-cell>
          <table:table-cell office:value-type="float" office:value="51" calcext:value-type="float">
            <text:p>51</text:p>
          </table:table-cell>
          <table:table-cell office:value-type="float" office:value="135.38" calcext:value-type="float">
            <text:p>135.38</text:p>
          </table:table-cell>
          <table:table-cell office:value-type="float" office:value="80417" calcext:value-type="float">
            <text:p>80417</text:p>
          </table:table-cell>
          <table:table-cell office:value-type="float" office:value="40209" calcext:value-type="float">
            <text:p>40209</text:p>
          </table:table-cell>
          <table:table-cell office:value-type="float" office:value="248" calcext:value-type="float">
            <text:p>248</text:p>
          </table:table-cell>
          <table:table-cell office:value-type="float" office:value="51" calcext:value-type="float">
            <text:p>51</text:p>
          </table:table-cell>
          <table:table-cell office:value-type="float" office:value="102.58" calcext:value-type="float">
            <text:p>102.58</text:p>
          </table:table-cell>
          <table:table-cell office:value-type="float" office:value="81027" calcext:value-type="float">
            <text:p>81027</text:p>
          </table:table-cell>
          <table:table-cell office:value-type="float" office:value="40514" calcext:value-type="float">
            <text:p>40514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0.62" calcext:value-type="float">
            <text:p>0.62</text:p>
          </table:table-cell>
          <table:table-cell office:value-type="float" office:value="110.29" calcext:value-type="float">
            <text:p>110.29</text:p>
          </table:table-cell>
          <table:table-cell office:value-type="float" office:value="81025" calcext:value-type="float">
            <text:p>81025</text:p>
          </table:table-cell>
          <table:table-cell office:value-type="float" office:value="40513" calcext:value-type="float">
            <text:p>40513</text:p>
          </table:table-cell>
          <table:table-cell office:value-type="float" office:value="129" calcext:value-type="float">
            <text:p>129</text:p>
          </table:table-cell>
          <table:table-cell office:value-type="float" office:value="51" calcext:value-type="float">
            <text:p>51</text:p>
          </table:table-cell>
          <table:table-cell office:value-type="float" office:value="115.8" calcext:value-type="float">
            <text:p>115.8</text:p>
          </table:table-cell>
          <table:table-cell office:value-type="float" office:value="81027" calcext:value-type="float">
            <text:p>81027</text:p>
          </table:table-cell>
          <table:table-cell office:value-type="float" office:value="40514" calcext:value-type="float">
            <text:p>40514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108.85" calcext:value-type="float">
            <text:p>108.85</text:p>
          </table:table-cell>
          <table:table-cell office:value-type="float" office:value="80829" calcext:value-type="float">
            <text:p>80829</text:p>
          </table:table-cell>
          <table:table-cell office:value-type="float" office:value="40415" calcext:value-type="float">
            <text:p>40415</text:p>
          </table:table-cell>
          <table:table-cell office:value-type="float" office:value="154" calcext:value-type="float">
            <text:p>154</text:p>
          </table:table-cell>
          <table:table-cell office:value-type="float" office:value="51" calcext:value-type="float">
            <text:p>51</text:p>
          </table:table-cell>
          <table:table-cell office:value-type="float" office:value="0.71" calcext:value-type="float">
            <text:p>0.71</text:p>
          </table:table-cell>
          <table:table-cell office:value-type="float" office:value="111.75" calcext:value-type="float">
            <text:p>111.75</text:p>
          </table:table-cell>
          <table:table-cell office:value-type="float" office:value="80819" calcext:value-type="float">
            <text:p>80819</text:p>
          </table:table-cell>
          <table:table-cell office:value-type="float" office:value="40410" calcext:value-type="float">
            <text:p>40410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  <table:table-cell office:value-type="float" office:value="110.56" calcext:value-type="float">
            <text:p>110.56</text:p>
          </table:table-cell>
          <table:table-cell office:value-type="float" office:value="80829" calcext:value-type="float">
            <text:p>80829</text:p>
          </table:table-cell>
          <table:table-cell office:value-type="float" office:value="40415" calcext:value-type="float">
            <text:p>40415</text:p>
          </table:table-cell>
          <table:table-cell office:value-type="float" office:value="154" calcext:value-type="float">
            <text:p>1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25_2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.17" calcext:value-type="float">
            <text:p>1.17</text:p>
          </table:table-cell>
          <table:table-cell office:value-type="float" office:value="18" calcext:value-type="float">
            <text:p>18</text:p>
          </table:table-cell>
          <table:table-cell office:value-type="float" office:value="4.61" calcext:value-type="float">
            <text:p>4.61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.28" calcext:value-type="float">
            <text:p>4.28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51" calcext:value-type="float">
            <text:p>0.51</text:p>
          </table:table-cell>
          <table:table-cell office:value-type="float" office:value="5.1" calcext:value-type="float">
            <text:p>5.1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.98" calcext:value-type="float">
            <text:p>8.98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.45" calcext:value-type="float">
            <text:p>5.45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58" calcext:value-type="float">
            <text:p>0.58</text:p>
          </table:table-cell>
          <table:table-cell office:value-type="float" office:value="7.1" calcext:value-type="float">
            <text:p>7.1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.31" calcext:value-type="float">
            <text:p>7.31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25_3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.24" calcext:value-type="float">
            <text:p>3.24</text:p>
          </table:table-cell>
          <table:table-cell office:value-type="float" office:value="25" calcext:value-type="float">
            <text:p>25</text:p>
          </table:table-cell>
          <table:table-cell office:value-type="float" office:value="4.02" calcext:value-type="float">
            <text:p>4.02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.36" calcext:value-type="float">
            <text:p>4.36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47" calcext:value-type="float">
            <text:p>0.47</text:p>
          </table:table-cell>
          <table:table-cell office:value-type="float" office:value="5.02" calcext:value-type="float">
            <text:p>5.02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.42" calcext:value-type="float">
            <text:p>7.42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.45" calcext:value-type="float">
            <text:p>5.45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63" calcext:value-type="float">
            <text:p>0.63</text:p>
          </table:table-cell>
          <table:table-cell office:value-type="float" office:value="6.74" calcext:value-type="float">
            <text:p>6.74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.58" calcext:value-type="float">
            <text:p>7.58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50_1 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.45" calcext:value-type="float">
            <text:p>55.45</text:p>
          </table:table-cell>
          <table:table-cell office:value-type="float" office:value="59" calcext:value-type="float">
            <text:p>59</text:p>
          </table:table-cell>
          <table:table-cell office:value-type="float" office:value="156.35" calcext:value-type="float">
            <text:p>156.35</text:p>
          </table:table-cell>
          <table:table-cell office:value-type="float" office:value="94503" calcext:value-type="float">
            <text:p>94503</text:p>
          </table:table-cell>
          <table:table-cell office:value-type="float" office:value="47252" calcext:value-type="float">
            <text:p>47252</text:p>
          </table:table-cell>
          <table:table-cell office:value-type="float" office:value="1346" calcext:value-type="float">
            <text:p>1346</text:p>
          </table:table-cell>
          <table:table-cell office:value-type="float" office:value="59" calcext:value-type="float">
            <text:p>59</text:p>
          </table:table-cell>
          <table:table-cell office:value-type="float" office:value="130.27" calcext:value-type="float">
            <text:p>130.27</text:p>
          </table:table-cell>
          <table:table-cell office:value-type="float" office:value="97189" calcext:value-type="float">
            <text:p>97189</text:p>
          </table:table-cell>
          <table:table-cell office:value-type="float" office:value="48595" calcext:value-type="float">
            <text:p>48595</text:p>
          </table:table-cell>
          <table:table-cell office:value-type="float" office:value="1034" calcext:value-type="float">
            <text:p>1034</text:p>
          </table:table-cell>
          <table:table-cell office:value-type="float" office:value="59" calcext:value-type="float">
            <text:p>59</text:p>
          </table:table-cell>
          <table:table-cell office:value-type="float" office:value="0.48" calcext:value-type="float">
            <text:p>0.48</text:p>
          </table:table-cell>
          <table:table-cell office:value-type="float" office:value="124.84" calcext:value-type="float">
            <text:p>124.84</text:p>
          </table:table-cell>
          <table:table-cell office:value-type="float" office:value="97187" calcext:value-type="float">
            <text:p>97187</text:p>
          </table:table-cell>
          <table:table-cell office:value-type="float" office:value="48594" calcext:value-type="float">
            <text:p>48594</text:p>
          </table:table-cell>
          <table:table-cell office:value-type="float" office:value="1034" calcext:value-type="float">
            <text:p>1034</text:p>
          </table:table-cell>
          <table:table-cell office:value-type="float" office:value="59" calcext:value-type="float">
            <text:p>59</text:p>
          </table:table-cell>
          <table:table-cell office:value-type="float" office:value="155.57" calcext:value-type="float">
            <text:p>155.57</text:p>
          </table:table-cell>
          <table:table-cell office:value-type="float" office:value="97189" calcext:value-type="float">
            <text:p>97189</text:p>
          </table:table-cell>
          <table:table-cell office:value-type="float" office:value="48595" calcext:value-type="float">
            <text:p>48595</text:p>
          </table:table-cell>
          <table:table-cell office:value-type="float" office:value="1034" calcext:value-type="float">
            <text:p>1034</text:p>
          </table:table-cell>
          <table:table-cell office:value-type="float" office:value="59" calcext:value-type="float">
            <text:p>59</text:p>
          </table:table-cell>
          <table:table-cell office:value-type="float" office:value="135.65" calcext:value-type="float">
            <text:p>135.65</text:p>
          </table:table-cell>
          <table:table-cell office:value-type="float" office:value="96905" calcext:value-type="float">
            <text:p>96905</text:p>
          </table:table-cell>
          <table:table-cell office:value-type="float" office:value="48453" calcext:value-type="float">
            <text:p>48453</text:p>
          </table:table-cell>
          <table:table-cell office:value-type="float" office:value="1034" calcext:value-type="float">
            <text:p>1034</text:p>
          </table:table-cell>
          <table:table-cell office:value-type="float" office:value="59" calcext:value-type="float">
            <text:p>59</text:p>
          </table:table-cell>
          <table:table-cell office:value-type="float" office:value="0.72" calcext:value-type="float">
            <text:p>0.72</text:p>
          </table:table-cell>
          <table:table-cell office:value-type="float" office:value="136.13" calcext:value-type="float">
            <text:p>136.13</text:p>
          </table:table-cell>
          <table:table-cell office:value-type="float" office:value="96903" calcext:value-type="float">
            <text:p>96903</text:p>
          </table:table-cell>
          <table:table-cell office:value-type="float" office:value="48452" calcext:value-type="float">
            <text:p>48452</text:p>
          </table:table-cell>
          <table:table-cell office:value-type="float" office:value="1034" calcext:value-type="float">
            <text:p>1034</text:p>
          </table:table-cell>
          <table:table-cell office:value-type="float" office:value="59" calcext:value-type="float">
            <text:p>59</text:p>
          </table:table-cell>
          <table:table-cell office:value-type="float" office:value="135.42" calcext:value-type="float">
            <text:p>135.42</text:p>
          </table:table-cell>
          <table:table-cell office:value-type="float" office:value="96905" calcext:value-type="float">
            <text:p>96905</text:p>
          </table:table-cell>
          <table:table-cell office:value-type="float" office:value="48453" calcext:value-type="float">
            <text:p>48453</text:p>
          </table:table-cell>
          <table:table-cell office:value-type="float" office:value="1034" calcext:value-type="float">
            <text:p>103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50_2 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7.93" calcext:value-type="float">
            <text:p>37.93</text:p>
          </table:table-cell>
          <table:table-cell office:value-type="float" office:value="42" calcext:value-type="float">
            <text:p>42</text:p>
          </table:table-cell>
          <table:table-cell office:value-type="float" office:value="20.06" calcext:value-type="float">
            <text:p>20.06</text:p>
          </table:table-cell>
          <table:table-cell office:value-type="float" office:value="10691" calcext:value-type="float">
            <text:p>10691</text:p>
          </table:table-cell>
          <table:table-cell office:value-type="float" office:value="5346" calcext:value-type="float">
            <text:p>534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6.74" calcext:value-type="float">
            <text:p>16.74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45" calcext:value-type="float">
            <text:p>0.45</text:p>
          </table:table-cell>
          <table:table-cell office:value-type="float" office:value="16.32" calcext:value-type="float">
            <text:p>16.32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.7" calcext:value-type="float">
            <text:p>20.7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.86" calcext:value-type="float">
            <text:p>16.86</text:p>
          </table:table-cell>
          <table:table-cell office:value-type="float" office:value="10695" calcext:value-type="float">
            <text:p>10695</text:p>
          </table:table-cell>
          <table:table-cell office:value-type="float" office:value="5348" calcext:value-type="float">
            <text:p>534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64" calcext:value-type="float">
            <text:p>0.64</text:p>
          </table:table-cell>
          <table:table-cell office:value-type="float" office:value="22.21" calcext:value-type="float">
            <text:p>22.21</text:p>
          </table:table-cell>
          <table:table-cell office:value-type="float" office:value="10695" calcext:value-type="float">
            <text:p>10695</text:p>
          </table:table-cell>
          <table:table-cell office:value-type="float" office:value="5348" calcext:value-type="float">
            <text:p>534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8.91" calcext:value-type="float">
            <text:p>18.91</text:p>
          </table:table-cell>
          <table:table-cell office:value-type="float" office:value="10695" calcext:value-type="float">
            <text:p>10695</text:p>
          </table:table-cell>
          <table:table-cell office:value-type="float" office:value="5348" calcext:value-type="float">
            <text:p>534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50_3 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36.45" calcext:value-type="float">
            <text:p>136.4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TO </text:p>
          </table:table-cell>
          <table:table-cell office:value-type="float" office:value="1025983" calcext:value-type="float">
            <text:p>1025983</text:p>
          </table:table-cell>
          <table:table-cell office:value-type="float" office:value="512968" calcext:value-type="float">
            <text:p>512968</text:p>
          </table:table-cell>
          <table:table-cell office:value-type="float" office:value="73458" calcext:value-type="float">
            <text:p>7345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TO </text:p>
          </table:table-cell>
          <table:table-cell office:value-type="float" office:value="1358273" calcext:value-type="float">
            <text:p>1358273</text:p>
          </table:table-cell>
          <table:table-cell office:value-type="float" office:value="679115" calcext:value-type="float">
            <text:p>679115</text:p>
          </table:table-cell>
          <table:table-cell office:value-type="float" office:value="77343" calcext:value-type="float">
            <text:p>77343</text:p>
          </table:table-cell>
          <table:table-cell office:value-type="float" office:value="109" calcext:value-type="float">
            <text:p>10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TO </text:p>
          </table:table-cell>
          <table:table-cell office:value-type="float" office:value="1359495" calcext:value-type="float">
            <text:p>1359495</text:p>
          </table:table-cell>
          <table:table-cell office:value-type="float" office:value="679724" calcext:value-type="float">
            <text:p>679724</text:p>
          </table:table-cell>
          <table:table-cell office:value-type="float" office:value="77700" calcext:value-type="float">
            <text:p>777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TO </text:p>
          </table:table-cell>
          <table:table-cell office:value-type="float" office:value="1165209" calcext:value-type="float">
            <text:p>1165209</text:p>
          </table:table-cell>
          <table:table-cell office:value-type="float" office:value="582579" calcext:value-type="float">
            <text:p>582579</text:p>
          </table:table-cell>
          <table:table-cell office:value-type="float" office:value="67317" calcext:value-type="float">
            <text:p>6731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TO </text:p>
          </table:table-cell>
          <table:table-cell office:value-type="float" office:value="1303573" calcext:value-type="float">
            <text:p>1303573</text:p>
          </table:table-cell>
          <table:table-cell office:value-type="float" office:value="651764" calcext:value-type="float">
            <text:p>651764</text:p>
          </table:table-cell>
          <table:table-cell office:value-type="float" office:value="74728" calcext:value-type="float">
            <text:p>74728</text:p>
          </table:table-cell>
          <table:table-cell office:value-type="float" office:value="109" calcext:value-type="float">
            <text:p>109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/>TO </text:p>
          </table:table-cell>
          <table:table-cell office:value-type="float" office:value="1317445" calcext:value-type="float">
            <text:p>1317445</text:p>
          </table:table-cell>
          <table:table-cell office:value-type="float" office:value="658702" calcext:value-type="float">
            <text:p>658702</text:p>
          </table:table-cell>
          <table:table-cell office:value-type="float" office:value="76879" calcext:value-type="float">
            <text:p>7687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TO </text:p>
          </table:table-cell>
          <table:table-cell office:value-type="float" office:value="1290739" calcext:value-type="float">
            <text:p>1290739</text:p>
          </table:table-cell>
          <table:table-cell office:value-type="float" office:value="645361" calcext:value-type="float">
            <text:p>645361</text:p>
          </table:table-cell>
          <table:table-cell office:value-type="float" office:value="73819" calcext:value-type="float">
            <text:p>7381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75_1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7.86" calcext:value-type="float">
            <text:p>47.86</text:p>
          </table:table-cell>
          <table:table-cell office:value-type="float" office:value="45" calcext:value-type="float">
            <text:p>45</text:p>
          </table:table-cell>
          <table:table-cell office:value-type="float" office:value="434.66" calcext:value-type="float">
            <text:p>434.66</text:p>
          </table:table-cell>
          <table:table-cell office:value-type="float" office:value="252163" calcext:value-type="float">
            <text:p>252163</text:p>
          </table:table-cell>
          <table:table-cell office:value-type="float" office:value="126082" calcext:value-type="float">
            <text:p>126082</text:p>
          </table:table-cell>
          <table:table-cell office:value-type="float" office:value="11698" calcext:value-type="float">
            <text:p>11698</text:p>
          </table:table-cell>
          <table:table-cell office:value-type="float" office:value="45" calcext:value-type="float">
            <text:p>45</text:p>
          </table:table-cell>
          <table:table-cell office:value-type="float" office:value="360.87" calcext:value-type="float">
            <text:p>360.87</text:p>
          </table:table-cell>
          <table:table-cell office:value-type="float" office:value="287335" calcext:value-type="float">
            <text:p>287335</text:p>
          </table:table-cell>
          <table:table-cell office:value-type="float" office:value="143668" calcext:value-type="float">
            <text:p>143668</text:p>
          </table:table-cell>
          <table:table-cell office:value-type="float" office:value="8700" calcext:value-type="float">
            <text:p>8700</text:p>
          </table:table-cell>
          <table:table-cell office:value-type="float" office:value="45" calcext:value-type="float">
            <text:p>45</text:p>
          </table:table-cell>
          <table:table-cell office:value-type="float" office:value="0.46" calcext:value-type="float">
            <text:p>0.46</text:p>
          </table:table-cell>
          <table:table-cell office:value-type="float" office:value="346.96" calcext:value-type="float">
            <text:p>346.96</text:p>
          </table:table-cell>
          <table:table-cell office:value-type="float" office:value="288005" calcext:value-type="float">
            <text:p>288005</text:p>
          </table:table-cell>
          <table:table-cell office:value-type="float" office:value="144003" calcext:value-type="float">
            <text:p>144003</text:p>
          </table:table-cell>
          <table:table-cell office:value-type="float" office:value="8456" calcext:value-type="float">
            <text:p>8456</text:p>
          </table:table-cell>
          <table:table-cell office:value-type="float" office:value="45" calcext:value-type="float">
            <text:p>45</text:p>
          </table:table-cell>
          <table:table-cell office:value-type="float" office:value="431.4" calcext:value-type="float">
            <text:p>431.4</text:p>
          </table:table-cell>
          <table:table-cell office:value-type="float" office:value="287335" calcext:value-type="float">
            <text:p>287335</text:p>
          </table:table-cell>
          <table:table-cell office:value-type="float" office:value="143668" calcext:value-type="float">
            <text:p>143668</text:p>
          </table:table-cell>
          <table:table-cell office:value-type="float" office:value="8700" calcext:value-type="float">
            <text:p>8700</text:p>
          </table:table-cell>
          <table:table-cell office:value-type="float" office:value="45" calcext:value-type="float">
            <text:p>45</text:p>
          </table:table-cell>
          <table:table-cell office:value-type="float" office:value="364.58" calcext:value-type="float">
            <text:p>364.58</text:p>
          </table:table-cell>
          <table:table-cell office:value-type="float" office:value="285429" calcext:value-type="float">
            <text:p>285429</text:p>
          </table:table-cell>
          <table:table-cell office:value-type="float" office:value="142715" calcext:value-type="float">
            <text:p>142715</text:p>
          </table:table-cell>
          <table:table-cell office:value-type="float" office:value="8711" calcext:value-type="float">
            <text:p>8711</text:p>
          </table:table-cell>
          <table:table-cell office:value-type="float" office:value="45" calcext:value-type="float">
            <text:p>45</text:p>
          </table:table-cell>
          <table:table-cell office:value-type="float" office:value="0.43" calcext:value-type="float">
            <text:p>0.43</text:p>
          </table:table-cell>
          <table:table-cell office:value-type="float" office:value="350.49" calcext:value-type="float">
            <text:p>350.49</text:p>
          </table:table-cell>
          <table:table-cell office:value-type="float" office:value="287467" calcext:value-type="float">
            <text:p>287467</text:p>
          </table:table-cell>
          <table:table-cell office:value-type="float" office:value="143734" calcext:value-type="float">
            <text:p>143734</text:p>
          </table:table-cell>
          <table:table-cell office:value-type="float" office:value="8054" calcext:value-type="float">
            <text:p>8054</text:p>
          </table:table-cell>
          <table:table-cell office:value-type="float" office:value="45" calcext:value-type="float">
            <text:p>45</text:p>
          </table:table-cell>
          <table:table-cell office:value-type="float" office:value="368.17" calcext:value-type="float">
            <text:p>368.17</text:p>
          </table:table-cell>
          <table:table-cell office:value-type="float" office:value="285429" calcext:value-type="float">
            <text:p>285429</text:p>
          </table:table-cell>
          <table:table-cell office:value-type="float" office:value="142715" calcext:value-type="float">
            <text:p>142715</text:p>
          </table:table-cell>
          <table:table-cell office:value-type="float" office:value="8711" calcext:value-type="float">
            <text:p>87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75_2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3.03" calcext:value-type="float">
            <text:p>43.03</text:p>
          </table:table-cell>
          <table:table-cell office:value-type="float" office:value="57" calcext:value-type="float">
            <text:p>57</text:p>
          </table:table-cell>
          <table:table-cell office:value-type="float" office:value="112.1" calcext:value-type="float">
            <text:p>112.1</text:p>
          </table:table-cell>
          <table:table-cell office:value-type="float" office:value="67771" calcext:value-type="float">
            <text:p>67771</text:p>
          </table:table-cell>
          <table:table-cell office:value-type="float" office:value="33886" calcext:value-type="float">
            <text:p>33886</text:p>
          </table:table-cell>
          <table:table-cell office:value-type="float" office:value="317" calcext:value-type="float">
            <text:p>317</text:p>
          </table:table-cell>
          <table:table-cell office:value-type="float" office:value="57" calcext:value-type="float">
            <text:p>57</text:p>
          </table:table-cell>
          <table:table-cell office:value-type="float" office:value="89.76" calcext:value-type="float">
            <text:p>89.76</text:p>
          </table:table-cell>
          <table:table-cell office:value-type="float" office:value="69001" calcext:value-type="float">
            <text:p>69001</text:p>
          </table:table-cell>
          <table:table-cell office:value-type="float" office:value="34501" calcext:value-type="float">
            <text:p>34501</text:p>
          </table:table-cell>
          <table:table-cell office:value-type="float" office:value="337" calcext:value-type="float">
            <text:p>337</text:p>
          </table:table-cell>
          <table:table-cell office:value-type="float" office:value="57" calcext:value-type="float">
            <text:p>57</text:p>
          </table:table-cell>
          <table:table-cell office:value-type="float" office:value="0.48" calcext:value-type="float">
            <text:p>0.48</text:p>
          </table:table-cell>
          <table:table-cell office:value-type="float" office:value="87.5" calcext:value-type="float">
            <text:p>87.5</text:p>
          </table:table-cell>
          <table:table-cell office:value-type="float" office:value="69001" calcext:value-type="float">
            <text:p>69001</text:p>
          </table:table-cell>
          <table:table-cell office:value-type="float" office:value="34501" calcext:value-type="float">
            <text:p>34501</text:p>
          </table:table-cell>
          <table:table-cell office:value-type="float" office:value="337" calcext:value-type="float">
            <text:p>337</text:p>
          </table:table-cell>
          <table:table-cell office:value-type="float" office:value="57" calcext:value-type="float">
            <text:p>57</text:p>
          </table:table-cell>
          <table:table-cell office:value-type="float" office:value="109.49" calcext:value-type="float">
            <text:p>109.49</text:p>
          </table:table-cell>
          <table:table-cell office:value-type="float" office:value="69001" calcext:value-type="float">
            <text:p>69001</text:p>
          </table:table-cell>
          <table:table-cell office:value-type="float" office:value="34501" calcext:value-type="float">
            <text:p>34501</text:p>
          </table:table-cell>
          <table:table-cell office:value-type="float" office:value="337" calcext:value-type="float">
            <text:p>337</text:p>
          </table:table-cell>
          <table:table-cell office:value-type="float" office:value="57" calcext:value-type="float">
            <text:p>57</text:p>
          </table:table-cell>
          <table:table-cell office:value-type="float" office:value="94.87" calcext:value-type="float">
            <text:p>94.87</text:p>
          </table:table-cell>
          <table:table-cell office:value-type="float" office:value="68293" calcext:value-type="float">
            <text:p>68293</text:p>
          </table:table-cell>
          <table:table-cell office:value-type="float" office:value="34147" calcext:value-type="float">
            <text:p>34147</text:p>
          </table:table-cell>
          <table:table-cell office:value-type="float" office:value="399" calcext:value-type="float">
            <text:p>399</text:p>
          </table:table-cell>
          <table:table-cell office:value-type="float" office:value="57" calcext:value-type="float">
            <text:p>57</text:p>
          </table:table-cell>
          <table:table-cell office:value-type="float" office:value="0.58" calcext:value-type="float">
            <text:p>0.58</text:p>
          </table:table-cell>
          <table:table-cell office:value-type="float" office:value="90.35" calcext:value-type="float">
            <text:p>90.35</text:p>
          </table:table-cell>
          <table:table-cell office:value-type="float" office:value="68289" calcext:value-type="float">
            <text:p>68289</text:p>
          </table:table-cell>
          <table:table-cell office:value-type="float" office:value="34145" calcext:value-type="float">
            <text:p>34145</text:p>
          </table:table-cell>
          <table:table-cell office:value-type="float" office:value="401" calcext:value-type="float">
            <text:p>401</text:p>
          </table:table-cell>
          <table:table-cell office:value-type="float" office:value="57" calcext:value-type="float">
            <text:p>57</text:p>
          </table:table-cell>
          <table:table-cell office:value-type="float" office:value="96.93" calcext:value-type="float">
            <text:p>96.93</text:p>
          </table:table-cell>
          <table:table-cell office:value-type="float" office:value="68293" calcext:value-type="float">
            <text:p>68293</text:p>
          </table:table-cell>
          <table:table-cell office:value-type="float" office:value="34147" calcext:value-type="float">
            <text:p>34147</text:p>
          </table:table-cell>
          <table:table-cell office:value-type="float" office:value="399" calcext:value-type="float">
            <text:p>3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75_3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52.12" calcext:value-type="float">
            <text:p>52.12</text:p>
          </table:table-cell>
          <table:table-cell office:value-type="float" office:value="64" calcext:value-type="float">
            <text:p>64</text:p>
          </table:table-cell>
          <table:table-cell office:value-type="float" office:value="170.06" calcext:value-type="float">
            <text:p>170.06</text:p>
          </table:table-cell>
          <table:table-cell office:value-type="float" office:value="102069" calcext:value-type="float">
            <text:p>102069</text:p>
          </table:table-cell>
          <table:table-cell office:value-type="float" office:value="51035" calcext:value-type="float">
            <text:p>51035</text:p>
          </table:table-cell>
          <table:table-cell office:value-type="float" office:value="810" calcext:value-type="float">
            <text:p>810</text:p>
          </table:table-cell>
          <table:table-cell office:value-type="float" office:value="64" calcext:value-type="float">
            <text:p>64</text:p>
          </table:table-cell>
          <table:table-cell office:value-type="float" office:value="132.18" calcext:value-type="float">
            <text:p>132.18</text:p>
          </table:table-cell>
          <table:table-cell office:value-type="float" office:value="101867" calcext:value-type="float">
            <text:p>101867</text:p>
          </table:table-cell>
          <table:table-cell office:value-type="float" office:value="50934" calcext:value-type="float">
            <text:p>50934</text:p>
          </table:table-cell>
          <table:table-cell office:value-type="float" office:value="949" calcext:value-type="float">
            <text:p>949</text:p>
          </table:table-cell>
          <table:table-cell office:value-type="float" office:value="64" calcext:value-type="float">
            <text:p>64</text:p>
          </table:table-cell>
          <table:table-cell office:value-type="float" office:value="0.57" calcext:value-type="float">
            <text:p>0.57</text:p>
          </table:table-cell>
          <table:table-cell office:value-type="float" office:value="130.74" calcext:value-type="float">
            <text:p>130.74</text:p>
          </table:table-cell>
          <table:table-cell office:value-type="float" office:value="101855" calcext:value-type="float">
            <text:p>101855</text:p>
          </table:table-cell>
          <table:table-cell office:value-type="float" office:value="50928" calcext:value-type="float">
            <text:p>50928</text:p>
          </table:table-cell>
          <table:table-cell office:value-type="float" office:value="955" calcext:value-type="float">
            <text:p>955</text:p>
          </table:table-cell>
          <table:table-cell office:value-type="float" office:value="64" calcext:value-type="float">
            <text:p>64</text:p>
          </table:table-cell>
          <table:table-cell office:value-type="float" office:value="163.73" calcext:value-type="float">
            <text:p>163.73</text:p>
          </table:table-cell>
          <table:table-cell office:value-type="float" office:value="101867" calcext:value-type="float">
            <text:p>101867</text:p>
          </table:table-cell>
          <table:table-cell office:value-type="float" office:value="50934" calcext:value-type="float">
            <text:p>50934</text:p>
          </table:table-cell>
          <table:table-cell office:value-type="float" office:value="949" calcext:value-type="float">
            <text:p>949</text:p>
          </table:table-cell>
          <table:table-cell office:value-type="float" office:value="64" calcext:value-type="float">
            <text:p>64</text:p>
          </table:table-cell>
          <table:table-cell office:value-type="float" office:value="150.04" calcext:value-type="float">
            <text:p>150.04</text:p>
          </table:table-cell>
          <table:table-cell office:value-type="float" office:value="101867" calcext:value-type="float">
            <text:p>101867</text:p>
          </table:table-cell>
          <table:table-cell office:value-type="float" office:value="50934" calcext:value-type="float">
            <text:p>50934</text:p>
          </table:table-cell>
          <table:table-cell office:value-type="float" office:value="949" calcext:value-type="float">
            <text:p>949</text:p>
          </table:table-cell>
          <table:table-cell office:value-type="float" office:value="64" calcext:value-type="float">
            <text:p>64</text:p>
          </table:table-cell>
          <table:table-cell office:value-type="float" office:value="0.43" calcext:value-type="float">
            <text:p>0.43</text:p>
          </table:table-cell>
          <table:table-cell office:value-type="float" office:value="138.53" calcext:value-type="float">
            <text:p>138.53</text:p>
          </table:table-cell>
          <table:table-cell office:value-type="float" office:value="101853" calcext:value-type="float">
            <text:p>101853</text:p>
          </table:table-cell>
          <table:table-cell office:value-type="float" office:value="50927" calcext:value-type="float">
            <text:p>50927</text:p>
          </table:table-cell>
          <table:table-cell office:value-type="float" office:value="956" calcext:value-type="float">
            <text:p>956</text:p>
          </table:table-cell>
          <table:table-cell office:value-type="float" office:value="64" calcext:value-type="float">
            <text:p>64</text:p>
          </table:table-cell>
          <table:table-cell office:value-type="float" office:value="145.42" calcext:value-type="float">
            <text:p>145.42</text:p>
          </table:table-cell>
          <table:table-cell office:value-type="float" office:value="101867" calcext:value-type="float">
            <text:p>101867</text:p>
          </table:table-cell>
          <table:table-cell office:value-type="float" office:value="50934" calcext:value-type="float">
            <text:p>50934</text:p>
          </table:table-cell>
          <table:table-cell office:value-type="float" office:value="949" calcext:value-type="float">
            <text:p>94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100_1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35.25" calcext:value-type="float">
            <text:p>135.25</text:p>
          </table:table-cell>
          <table:table-cell office:value-type="float" office:value="65" calcext:value-type="float">
            <text:p>65</text:p>
          </table:table-cell>
          <table:table-cell office:value-type="float" office:value="1327.3" calcext:value-type="float">
            <text:p>1327.3</text:p>
          </table:table-cell>
          <table:table-cell office:value-type="float" office:value="661903" calcext:value-type="float">
            <text:p>661903</text:p>
          </table:table-cell>
          <table:table-cell office:value-type="float" office:value="330952" calcext:value-type="float">
            <text:p>330952</text:p>
          </table:table-cell>
          <table:table-cell office:value-type="float" office:value="19113" calcext:value-type="float">
            <text:p>19113</text:p>
          </table:table-cell>
          <table:table-cell office:value-type="float" office:value="65" calcext:value-type="float">
            <text:p>65</text:p>
          </table:table-cell>
          <table:table-cell office:value-type="float" office:value="1141.14" calcext:value-type="float">
            <text:p>1141.14</text:p>
          </table:table-cell>
          <table:table-cell office:value-type="float" office:value="746435" calcext:value-type="float">
            <text:p>746435</text:p>
          </table:table-cell>
          <table:table-cell office:value-type="float" office:value="373218" calcext:value-type="float">
            <text:p>373218</text:p>
          </table:table-cell>
          <table:table-cell office:value-type="float" office:value="9775" calcext:value-type="float">
            <text:p>9775</text:p>
          </table:table-cell>
          <table:table-cell office:value-type="float" office:value="65" calcext:value-type="float">
            <text:p>65</text:p>
          </table:table-cell>
          <table:table-cell office:value-type="float" office:value="0.85" calcext:value-type="float">
            <text:p>0.85</text:p>
          </table:table-cell>
          <table:table-cell office:value-type="float" office:value="1136.77" calcext:value-type="float">
            <text:p>1136.77</text:p>
          </table:table-cell>
          <table:table-cell office:value-type="float" office:value="746807" calcext:value-type="float">
            <text:p>746807</text:p>
          </table:table-cell>
          <table:table-cell office:value-type="float" office:value="373404" calcext:value-type="float">
            <text:p>373404</text:p>
          </table:table-cell>
          <table:table-cell office:value-type="float" office:value="9635" calcext:value-type="float">
            <text:p>9635</text:p>
          </table:table-cell>
          <table:table-cell office:value-type="float" office:value="65" calcext:value-type="float">
            <text:p>65</text:p>
          </table:table-cell>
          <table:table-cell office:value-type="float" office:value="1339.98" calcext:value-type="float">
            <text:p>1339.98</text:p>
          </table:table-cell>
          <table:table-cell office:value-type="float" office:value="746435" calcext:value-type="float">
            <text:p>746435</text:p>
          </table:table-cell>
          <table:table-cell office:value-type="float" office:value="373218" calcext:value-type="float">
            <text:p>373218</text:p>
          </table:table-cell>
          <table:table-cell office:value-type="float" office:value="9775" calcext:value-type="float">
            <text:p>9775</text:p>
          </table:table-cell>
          <table:table-cell office:value-type="float" office:value="65" calcext:value-type="float">
            <text:p>65</text:p>
          </table:table-cell>
          <table:table-cell office:value-type="float" office:value="1241.33" calcext:value-type="float">
            <text:p>1241.33</text:p>
          </table:table-cell>
          <table:table-cell office:value-type="float" office:value="697501" calcext:value-type="float">
            <text:p>697501</text:p>
          </table:table-cell>
          <table:table-cell office:value-type="float" office:value="348751" calcext:value-type="float">
            <text:p>348751</text:p>
          </table:table-cell>
          <table:table-cell office:value-type="float" office:value="17002" calcext:value-type="float">
            <text:p>17002</text:p>
          </table:table-cell>
          <table:table-cell office:value-type="float" office:value="65" calcext:value-type="float">
            <text:p>65</text:p>
          </table:table-cell>
          <table:table-cell office:value-type="float" office:value="0.45" calcext:value-type="float">
            <text:p>0.45</text:p>
          </table:table-cell>
          <table:table-cell office:value-type="float" office:value="1204.64" calcext:value-type="float">
            <text:p>1204.64</text:p>
          </table:table-cell>
          <table:table-cell office:value-type="float" office:value="697551" calcext:value-type="float">
            <text:p>697551</text:p>
          </table:table-cell>
          <table:table-cell office:value-type="float" office:value="348776" calcext:value-type="float">
            <text:p>348776</text:p>
          </table:table-cell>
          <table:table-cell office:value-type="float" office:value="16980" calcext:value-type="float">
            <text:p>16980</text:p>
          </table:table-cell>
          <table:table-cell office:value-type="float" office:value="65" calcext:value-type="float">
            <text:p>65</text:p>
          </table:table-cell>
          <table:table-cell office:value-type="float" office:value="1272.83" calcext:value-type="float">
            <text:p>1272.83</text:p>
          </table:table-cell>
          <table:table-cell office:value-type="float" office:value="697501" calcext:value-type="float">
            <text:p>697501</text:p>
          </table:table-cell>
          <table:table-cell office:value-type="float" office:value="348751" calcext:value-type="float">
            <text:p>348751</text:p>
          </table:table-cell>
          <table:table-cell office:value-type="float" office:value="17002" calcext:value-type="float">
            <text:p>1700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100_2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85.76" calcext:value-type="float">
            <text:p>485.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TO </text:p>
          </table:table-cell>
          <table:table-cell office:value-type="float" office:value="869913" calcext:value-type="float">
            <text:p>869913</text:p>
          </table:table-cell>
          <table:table-cell office:value-type="float" office:value="434927" calcext:value-type="float">
            <text:p>434927</text:p>
          </table:table-cell>
          <table:table-cell office:value-type="float" office:value="131587" calcext:value-type="float">
            <text:p>1315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TO </text:p>
          </table:table-cell>
          <table:table-cell office:value-type="float" office:value="1062269" calcext:value-type="float">
            <text:p>1062269</text:p>
          </table:table-cell>
          <table:table-cell office:value-type="float" office:value="531107" calcext:value-type="float">
            <text:p>531107</text:p>
          </table:table-cell>
          <table:table-cell office:value-type="float" office:value="125828" calcext:value-type="float">
            <text:p>125828</text:p>
          </table:table-cell>
          <table:table-cell office:value-type="float" office:value="87" calcext:value-type="float">
            <text:p>87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TO </text:p>
          </table:table-cell>
          <table:table-cell office:value-type="float" office:value="1029827" calcext:value-type="float">
            <text:p>1029827</text:p>
          </table:table-cell>
          <table:table-cell office:value-type="float" office:value="514885" calcext:value-type="float">
            <text:p>514885</text:p>
          </table:table-cell>
          <table:table-cell office:value-type="float" office:value="120847" calcext:value-type="float">
            <text:p>12084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TO </text:p>
          </table:table-cell>
          <table:table-cell office:value-type="float" office:value="899187" calcext:value-type="float">
            <text:p>899187</text:p>
          </table:table-cell>
          <table:table-cell office:value-type="float" office:value="449566" calcext:value-type="float">
            <text:p>449566</text:p>
          </table:table-cell>
          <table:table-cell office:value-type="float" office:value="102176" calcext:value-type="float">
            <text:p>10217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TO </text:p>
          </table:table-cell>
          <table:table-cell office:value-type="float" office:value="907725" calcext:value-type="float">
            <text:p>907725</text:p>
          </table:table-cell>
          <table:table-cell office:value-type="float" office:value="453833" calcext:value-type="float">
            <text:p>453833</text:p>
          </table:table-cell>
          <table:table-cell office:value-type="float" office:value="104447" calcext:value-type="float">
            <text:p>104447</text:p>
          </table:table-cell>
          <table:table-cell office:value-type="float" office:value="88" calcext:value-type="float">
            <text:p>88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TO </text:p>
          </table:table-cell>
          <table:table-cell office:value-type="float" office:value="992257" calcext:value-type="float">
            <text:p>992257</text:p>
          </table:table-cell>
          <table:table-cell office:value-type="float" office:value="496100" calcext:value-type="float">
            <text:p>496100</text:p>
          </table:table-cell>
          <table:table-cell office:value-type="float" office:value="114721" calcext:value-type="float">
            <text:p>11472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TO </text:p>
          </table:table-cell>
          <table:table-cell office:value-type="float" office:value="1003767" calcext:value-type="float">
            <text:p>1003767</text:p>
          </table:table-cell>
          <table:table-cell office:value-type="float" office:value="501855" calcext:value-type="float">
            <text:p>501855</text:p>
          </table:table-cell>
          <table:table-cell office:value-type="float" office:value="111821" calcext:value-type="float">
            <text:p>11182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100_3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2.88" calcext:value-type="float">
            <text:p>32.88</text:p>
          </table:table-cell>
          <table:table-cell office:value-type="float" office:value="41" calcext:value-type="float">
            <text:p>41</text:p>
          </table:table-cell>
          <table:table-cell office:value-type="float" office:value="83.62" calcext:value-type="float">
            <text:p>83.62</text:p>
          </table:table-cell>
          <table:table-cell office:value-type="float" office:value="40987" calcext:value-type="float">
            <text:p>40987</text:p>
          </table:table-cell>
          <table:table-cell office:value-type="float" office:value="20494" calcext:value-type="float">
            <text:p>20494</text:p>
          </table:table-cell>
          <table:table-cell office:value-type="float" office:value="195" calcext:value-type="float">
            <text:p>195</text:p>
          </table:table-cell>
          <table:table-cell office:value-type="float" office:value="41" calcext:value-type="float">
            <text:p>41</text:p>
          </table:table-cell>
          <table:table-cell office:value-type="float" office:value="64.59" calcext:value-type="float">
            <text:p>64.59</text:p>
          </table:table-cell>
          <table:table-cell office:value-type="float" office:value="41351" calcext:value-type="float">
            <text:p>41351</text:p>
          </table:table-cell>
          <table:table-cell office:value-type="float" office:value="20676" calcext:value-type="float">
            <text:p>20676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0.71" calcext:value-type="float">
            <text:p>0.71</text:p>
          </table:table-cell>
          <table:table-cell office:value-type="float" office:value="64.65" calcext:value-type="float">
            <text:p>64.65</text:p>
          </table:table-cell>
          <table:table-cell office:value-type="float" office:value="41351" calcext:value-type="float">
            <text:p>41351</text:p>
          </table:table-cell>
          <table:table-cell office:value-type="float" office:value="20676" calcext:value-type="float">
            <text:p>20676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84.95" calcext:value-type="float">
            <text:p>84.95</text:p>
          </table:table-cell>
          <table:table-cell office:value-type="float" office:value="41351" calcext:value-type="float">
            <text:p>41351</text:p>
          </table:table-cell>
          <table:table-cell office:value-type="float" office:value="20676" calcext:value-type="float">
            <text:p>20676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76.85" calcext:value-type="float">
            <text:p>76.85</text:p>
          </table:table-cell>
          <table:table-cell office:value-type="float" office:value="41221" calcext:value-type="float">
            <text:p>41221</text:p>
          </table:table-cell>
          <table:table-cell office:value-type="float" office:value="20611" calcext:value-type="float">
            <text:p>20611</text:p>
          </table:table-cell>
          <table:table-cell office:value-type="float" office:value="108" calcext:value-type="float">
            <text:p>108</text:p>
          </table:table-cell>
          <table:table-cell office:value-type="float" office:value="41" calcext:value-type="float">
            <text:p>41</text:p>
          </table:table-cell>
          <table:table-cell office:value-type="float" office:value="0.79" calcext:value-type="float">
            <text:p>0.79</text:p>
          </table:table-cell>
          <table:table-cell office:value-type="float" office:value="85.12" calcext:value-type="float">
            <text:p>85.12</text:p>
          </table:table-cell>
          <table:table-cell office:value-type="float" office:value="41221" calcext:value-type="float">
            <text:p>41221</text:p>
          </table:table-cell>
          <table:table-cell office:value-type="float" office:value="20611" calcext:value-type="float">
            <text:p>20611</text:p>
          </table:table-cell>
          <table:table-cell office:value-type="float" office:value="108" calcext:value-type="float">
            <text:p>108</text:p>
          </table:table-cell>
          <table:table-cell office:value-type="float" office:value="41" calcext:value-type="float">
            <text:p>41</text:p>
          </table:table-cell>
          <table:table-cell office:value-type="float" office:value="84.03" calcext:value-type="float">
            <text:p>84.03</text:p>
          </table:table-cell>
          <table:table-cell office:value-type="float" office:value="41221" calcext:value-type="float">
            <text:p>41221</text:p>
          </table:table-cell>
          <table:table-cell office:value-type="float" office:value="20611" calcext:value-type="float">
            <text:p>20611</text:p>
          </table:table-cell>
          <table:table-cell office:value-type="float" office:value="108" calcext:value-type="float">
            <text:p>10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25_1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89.91" calcext:value-type="float">
            <text:p>89.91</text:p>
          </table:table-cell>
          <table:table-cell office:value-type="float" office:value="66" calcext:value-type="float">
            <text:p>66</text:p>
          </table:table-cell>
          <table:table-cell office:value-type="float" office:value="1136.77" calcext:value-type="float">
            <text:p>1136.77</text:p>
          </table:table-cell>
          <table:table-cell office:value-type="float" office:value="587085" calcext:value-type="float">
            <text:p>587085</text:p>
          </table:table-cell>
          <table:table-cell office:value-type="float" office:value="293543" calcext:value-type="float">
            <text:p>293543</text:p>
          </table:table-cell>
          <table:table-cell office:value-type="float" office:value="9994" calcext:value-type="float">
            <text:p>9994</text:p>
          </table:table-cell>
          <table:table-cell office:value-type="float" office:value="66" calcext:value-type="float">
            <text:p>66</text:p>
          </table:table-cell>
          <table:table-cell office:value-type="float" office:value="844.04" calcext:value-type="float">
            <text:p>844.04</text:p>
          </table:table-cell>
          <table:table-cell office:value-type="float" office:value="611103" calcext:value-type="float">
            <text:p>611103</text:p>
          </table:table-cell>
          <table:table-cell office:value-type="float" office:value="305552" calcext:value-type="float">
            <text:p>305552</text:p>
          </table:table-cell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float" office:value="0.73" calcext:value-type="float">
            <text:p>0.73</text:p>
          </table:table-cell>
          <table:table-cell office:value-type="float" office:value="838.09" calcext:value-type="float">
            <text:p>838.09</text:p>
          </table:table-cell>
          <table:table-cell office:value-type="float" office:value="611105" calcext:value-type="float">
            <text:p>611105</text:p>
          </table:table-cell>
          <table:table-cell office:value-type="float" office:value="305553" calcext:value-type="float">
            <text:p>305553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991.94" calcext:value-type="float">
            <text:p>991.94</text:p>
          </table:table-cell>
          <table:table-cell office:value-type="float" office:value="611103" calcext:value-type="float">
            <text:p>611103</text:p>
          </table:table-cell>
          <table:table-cell office:value-type="float" office:value="305552" calcext:value-type="float">
            <text:p>305552</text:p>
          </table:table-cell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float" office:value="862.08" calcext:value-type="float">
            <text:p>862.08</text:p>
          </table:table-cell>
          <table:table-cell office:value-type="float" office:value="611103" calcext:value-type="float">
            <text:p>611103</text:p>
          </table:table-cell>
          <table:table-cell office:value-type="float" office:value="305552" calcext:value-type="float">
            <text:p>305552</text:p>
          </table:table-cell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float" office:value="0.84" calcext:value-type="float">
            <text:p>0.84</text:p>
          </table:table-cell>
          <table:table-cell office:value-type="float" office:value="885.01" calcext:value-type="float">
            <text:p>885.01</text:p>
          </table:table-cell>
          <table:table-cell office:value-type="float" office:value="611105" calcext:value-type="float">
            <text:p>611105</text:p>
          </table:table-cell>
          <table:table-cell office:value-type="float" office:value="305553" calcext:value-type="float">
            <text:p>305553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861.67" calcext:value-type="float">
            <text:p>861.67</text:p>
          </table:table-cell>
          <table:table-cell office:value-type="float" office:value="611103" calcext:value-type="float">
            <text:p>611103</text:p>
          </table:table-cell>
          <table:table-cell office:value-type="float" office:value="305552" calcext:value-type="float">
            <text:p>305552</text:p>
          </table:table-cell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25_2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.43" calcext:value-type="float">
            <text:p>2.43</text:p>
          </table:table-cell>
          <table:table-cell office:value-type="float" office:value="19" calcext:value-type="float">
            <text:p>19</text:p>
          </table:table-cell>
          <table:table-cell office:value-type="float" office:value="8.91" calcext:value-type="float">
            <text:p>8.91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.12" calcext:value-type="float">
            <text:p>7.12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81" calcext:value-type="float">
            <text:p>0.81</text:p>
          </table:table-cell>
          <table:table-cell office:value-type="float" office:value="7.93" calcext:value-type="float">
            <text:p>7.93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.68" calcext:value-type="float">
            <text:p>15.68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.11" calcext:value-type="float">
            <text:p>11.11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89" calcext:value-type="float">
            <text:p>0.89</text:p>
          </table:table-cell>
          <table:table-cell office:value-type="float" office:value="12.01" calcext:value-type="float">
            <text:p>12.01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.43" calcext:value-type="float">
            <text:p>14.43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25_3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5.13" calcext:value-type="float">
            <text:p>45.13</text:p>
          </table:table-cell>
          <table:table-cell office:value-type="float" office:value="44" calcext:value-type="float">
            <text:p>44</text:p>
          </table:table-cell>
          <table:table-cell office:value-type="float" office:value="186.5" calcext:value-type="float">
            <text:p>186.5</text:p>
          </table:table-cell>
          <table:table-cell office:value-type="float" office:value="91971" calcext:value-type="float">
            <text:p>91971</text:p>
          </table:table-cell>
          <table:table-cell office:value-type="float" office:value="45986" calcext:value-type="float">
            <text:p>45986</text:p>
          </table:table-cell>
          <table:table-cell office:value-type="float" office:value="450" calcext:value-type="float">
            <text:p>450</text:p>
          </table:table-cell>
          <table:table-cell office:value-type="float" office:value="44" calcext:value-type="float">
            <text:p>44</text:p>
          </table:table-cell>
          <table:table-cell office:value-type="float" office:value="142.2" calcext:value-type="float">
            <text:p>142.2</text:p>
          </table:table-cell>
          <table:table-cell office:value-type="float" office:value="94171" calcext:value-type="float">
            <text:p>94171</text:p>
          </table:table-cell>
          <table:table-cell office:value-type="float" office:value="47086" calcext:value-type="float">
            <text:p>47086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0.68" calcext:value-type="float">
            <text:p>0.68</text:p>
          </table:table-cell>
          <table:table-cell office:value-type="float" office:value="140.29" calcext:value-type="float">
            <text:p>140.29</text:p>
          </table:table-cell>
          <table:table-cell office:value-type="float" office:value="94173" calcext:value-type="float">
            <text:p>94173</text:p>
          </table:table-cell>
          <table:table-cell office:value-type="float" office:value="47087" calcext:value-type="float">
            <text:p>47087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167.42" calcext:value-type="float">
            <text:p>167.42</text:p>
          </table:table-cell>
          <table:table-cell office:value-type="float" office:value="94171" calcext:value-type="float">
            <text:p>94171</text:p>
          </table:table-cell>
          <table:table-cell office:value-type="float" office:value="47086" calcext:value-type="float">
            <text:p>47086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149.2" calcext:value-type="float">
            <text:p>149.2</text:p>
          </table:table-cell>
          <table:table-cell office:value-type="float" office:value="93631" calcext:value-type="float">
            <text:p>93631</text:p>
          </table:table-cell>
          <table:table-cell office:value-type="float" office:value="46816" calcext:value-type="float">
            <text:p>46816</text:p>
          </table:table-cell>
          <table:table-cell office:value-type="float" office:value="334" calcext:value-type="float">
            <text:p>334</text:p>
          </table:table-cell>
          <table:table-cell office:value-type="float" office:value="44" calcext:value-type="float">
            <text:p>44</text:p>
          </table:table-cell>
          <table:table-cell office:value-type="float" office:value="0.96" calcext:value-type="float">
            <text:p>0.96</text:p>
          </table:table-cell>
          <table:table-cell office:value-type="float" office:value="143.87" calcext:value-type="float">
            <text:p>143.87</text:p>
          </table:table-cell>
          <table:table-cell office:value-type="float" office:value="93627" calcext:value-type="float">
            <text:p>93627</text:p>
          </table:table-cell>
          <table:table-cell office:value-type="float" office:value="46814" calcext:value-type="float">
            <text:p>46814</text:p>
          </table:table-cell>
          <table:table-cell office:value-type="float" office:value="336" calcext:value-type="float">
            <text:p>336</text:p>
          </table:table-cell>
          <table:table-cell office:value-type="float" office:value="44" calcext:value-type="float">
            <text:p>44</text:p>
          </table:table-cell>
          <table:table-cell office:value-type="float" office:value="150.54" calcext:value-type="float">
            <text:p>150.54</text:p>
          </table:table-cell>
          <table:table-cell office:value-type="float" office:value="93631" calcext:value-type="float">
            <text:p>93631</text:p>
          </table:table-cell>
          <table:table-cell office:value-type="float" office:value="46816" calcext:value-type="float">
            <text:p>46816</text:p>
          </table:table-cell>
          <table:table-cell office:value-type="float" office:value="334" calcext:value-type="float">
            <text:p>3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50_1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4.62" calcext:value-type="float">
            <text:p>34.62</text:p>
          </table:table-cell>
          <table:table-cell office:value-type="float" office:value="39" calcext:value-type="float">
            <text:p>39</text:p>
          </table:table-cell>
          <table:table-cell office:value-type="float" office:value="27.06" calcext:value-type="float">
            <text:p>27.06</text:p>
          </table:table-cell>
          <table:table-cell office:value-type="float" office:value="11331" calcext:value-type="float">
            <text:p>11331</text:p>
          </table:table-cell>
          <table:table-cell office:value-type="float" office:value="5666" calcext:value-type="float">
            <text:p>5666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0.3" calcext:value-type="float">
            <text:p>20.3</text:p>
          </table:table-cell>
          <table:table-cell office:value-type="float" office:value="11387" calcext:value-type="float">
            <text:p>11387</text:p>
          </table:table-cell>
          <table:table-cell office:value-type="float" office:value="5694" calcext:value-type="float">
            <text:p>569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0.58" calcext:value-type="float">
            <text:p>0.58</text:p>
          </table:table-cell>
          <table:table-cell office:value-type="float" office:value="20.73" calcext:value-type="float">
            <text:p>20.73</text:p>
          </table:table-cell>
          <table:table-cell office:value-type="float" office:value="11387" calcext:value-type="float">
            <text:p>11387</text:p>
          </table:table-cell>
          <table:table-cell office:value-type="float" office:value="5694" calcext:value-type="float">
            <text:p>569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1.49" calcext:value-type="float">
            <text:p>31.49</text:p>
          </table:table-cell>
          <table:table-cell office:value-type="float" office:value="11387" calcext:value-type="float">
            <text:p>11387</text:p>
          </table:table-cell>
          <table:table-cell office:value-type="float" office:value="5694" calcext:value-type="float">
            <text:p>569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2.15" calcext:value-type="float">
            <text:p>22.15</text:p>
          </table:table-cell>
          <table:table-cell office:value-type="float" office:value="11377" calcext:value-type="float">
            <text:p>11377</text:p>
          </table:table-cell>
          <table:table-cell office:value-type="float" office:value="5689" calcext:value-type="float">
            <text:p>568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.8</text:p>
          </table:table-cell>
          <table:table-cell office:value-type="float" office:value="24.05" calcext:value-type="float">
            <text:p>24.05</text:p>
          </table:table-cell>
          <table:table-cell office:value-type="float" office:value="11375" calcext:value-type="float">
            <text:p>11375</text:p>
          </table:table-cell>
          <table:table-cell office:value-type="float" office:value="5688" calcext:value-type="float">
            <text:p>568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8.16" calcext:value-type="float">
            <text:p>28.16</text:p>
          </table:table-cell>
          <table:table-cell office:value-type="float" office:value="11377" calcext:value-type="float">
            <text:p>11377</text:p>
          </table:table-cell>
          <table:table-cell office:value-type="float" office:value="5689" calcext:value-type="float">
            <text:p>568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50_2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9.02" calcext:value-type="float">
            <text:p>89.02</text:p>
          </table:table-cell>
          <table:table-cell office:value-type="float" office:value="68" calcext:value-type="float">
            <text:p>68</text:p>
          </table:table-cell>
          <table:table-cell office:value-type="float" office:value="205" calcext:value-type="float">
            <text:p>205</text:p>
          </table:table-cell>
          <table:table-cell office:value-type="float" office:value="107385" calcext:value-type="float">
            <text:p>107385</text:p>
          </table:table-cell>
          <table:table-cell office:value-type="float" office:value="53693" calcext:value-type="float">
            <text:p>53693</text:p>
          </table:table-cell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office:value-type="float" office:value="157.15" calcext:value-type="float">
            <text:p>157.15</text:p>
          </table:table-cell>
          <table:table-cell office:value-type="float" office:value="107503" calcext:value-type="float">
            <text:p>107503</text:p>
          </table:table-cell>
          <table:table-cell office:value-type="float" office:value="53752" calcext:value-type="float">
            <text:p>53752</text:p>
          </table:table-cell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float" office:value="0.68" calcext:value-type="float">
            <text:p>0.68</text:p>
          </table:table-cell>
          <table:table-cell office:value-type="float" office:value="153.35" calcext:value-type="float">
            <text:p>153.35</text:p>
          </table:table-cell>
          <table:table-cell office:value-type="float" office:value="107503" calcext:value-type="float">
            <text:p>107503</text:p>
          </table:table-cell>
          <table:table-cell office:value-type="float" office:value="53752" calcext:value-type="float">
            <text:p>53752</text:p>
          </table:table-cell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float" office:value="201.84" calcext:value-type="float">
            <text:p>201.84</text:p>
          </table:table-cell>
          <table:table-cell office:value-type="float" office:value="107503" calcext:value-type="float">
            <text:p>107503</text:p>
          </table:table-cell>
          <table:table-cell office:value-type="float" office:value="53752" calcext:value-type="float">
            <text:p>53752</text:p>
          </table:table-cell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float" office:value="153.17" calcext:value-type="float">
            <text:p>153.17</text:p>
          </table:table-cell>
          <table:table-cell office:value-type="float" office:value="107435" calcext:value-type="float">
            <text:p>107435</text:p>
          </table:table-cell>
          <table:table-cell office:value-type="float" office:value="53718" calcext:value-type="float">
            <text:p>53718</text:p>
          </table:table-cell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float" office:value="0.75" calcext:value-type="float">
            <text:p>0.75</text:p>
          </table:table-cell>
          <table:table-cell office:value-type="float" office:value="161.03" calcext:value-type="float">
            <text:p>161.03</text:p>
          </table:table-cell>
          <table:table-cell office:value-type="float" office:value="107435" calcext:value-type="float">
            <text:p>107435</text:p>
          </table:table-cell>
          <table:table-cell office:value-type="float" office:value="53718" calcext:value-type="float">
            <text:p>53718</text:p>
          </table:table-cell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float" office:value="169.64" calcext:value-type="float">
            <text:p>169.64</text:p>
          </table:table-cell>
          <table:table-cell office:value-type="float" office:value="107435" calcext:value-type="float">
            <text:p>107435</text:p>
          </table:table-cell>
          <table:table-cell office:value-type="float" office:value="53718" calcext:value-type="float">
            <text:p>53718</text:p>
          </table:table-cell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50_3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4.33" calcext:value-type="float">
            <text:p>124.33</text:p>
          </table:table-cell>
          <table:table-cell office:value-type="float" office:value="66" calcext:value-type="float">
            <text:p>66</text:p>
          </table:table-cell>
          <table:table-cell table:style-name="ce5" office:value-type="float" office:value="4.24" calcext:value-type="float">
            <text:p>4.2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46.41" calcext:value-type="float">
            <text:p>546.41</text:p>
          </table:table-cell>
          <table:table-cell office:value-type="float" office:value="348011" calcext:value-type="float">
            <text:p>348011</text:p>
          </table:table-cell>
          <table:table-cell office:value-type="float" office:value="174006" calcext:value-type="float">
            <text:p>174006</text:p>
          </table:table-cell>
          <table:table-cell office:value-type="float" office:value="7992" calcext:value-type="float">
            <text:p>7992</text:p>
          </table:table-cell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.65</text:p>
          </table:table-cell>
          <table:table-cell office:value-type="float" office:value="528.46" calcext:value-type="float">
            <text:p>528.46</text:p>
          </table:table-cell>
          <table:table-cell office:value-type="float" office:value="347829" calcext:value-type="float">
            <text:p>347829</text:p>
          </table:table-cell>
          <table:table-cell office:value-type="float" office:value="173915" calcext:value-type="float">
            <text:p>173915</text:p>
          </table:table-cell>
          <table:table-cell office:value-type="float" office:value="8063" calcext:value-type="float">
            <text:p>8063</text:p>
          </table:table-cell>
          <table:table-cell office:value-type="float" office:value="66" calcext:value-type="float">
            <text:p>66</text:p>
          </table:table-cell>
          <table:table-cell office:value-type="float" office:value="12.52" calcext:value-type="float">
            <text:p>12.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7.16" calcext:value-type="float">
            <text:p>567.16</text:p>
          </table:table-cell>
          <table:table-cell office:value-type="float" office:value="326365" calcext:value-type="float">
            <text:p>326365</text:p>
          </table:table-cell>
          <table:table-cell office:value-type="float" office:value="163183" calcext:value-type="float">
            <text:p>163183</text:p>
          </table:table-cell>
          <table:table-cell office:value-type="float" office:value="9475" calcext:value-type="float">
            <text:p>9475</text:p>
          </table:table-cell>
          <table:table-cell office:value-type="float" office:value="66" calcext:value-type="float">
            <text:p>66</text:p>
          </table:table-cell>
          <table:table-cell office:value-type="float" office:value="0.73" calcext:value-type="float">
            <text:p>0.73</text:p>
          </table:table-cell>
          <table:table-cell office:value-type="float" office:value="561.8" calcext:value-type="float">
            <text:p>561.8</text:p>
          </table:table-cell>
          <table:table-cell office:value-type="float" office:value="325915" calcext:value-type="float">
            <text:p>325915</text:p>
          </table:table-cell>
          <table:table-cell office:value-type="float" office:value="162958" calcext:value-type="float">
            <text:p>162958</text:p>
          </table:table-cell>
          <table:table-cell office:value-type="float" office:value="9575" calcext:value-type="float">
            <text:p>9575</text:p>
          </table:table-cell>
          <table:table-cell office:value-type="float" office:value="66" calcext:value-type="float">
            <text:p>66</text:p>
          </table:table-cell>
          <table:table-cell office:value-type="float" office:value="12.43" calcext:value-type="float">
            <text:p>12.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75_1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87.41" calcext:value-type="float">
            <text:p>87.41</text:p>
          </table:table-cell>
          <table:table-cell office:value-type="float" office:value="69" calcext:value-type="float">
            <text:p>69</text:p>
          </table:table-cell>
          <table:table-cell office:value-type="float" office:value="212.19" calcext:value-type="float">
            <text:p>212.19</text:p>
          </table:table-cell>
          <table:table-cell office:value-type="float" office:value="109467" calcext:value-type="float">
            <text:p>109467</text:p>
          </table:table-cell>
          <table:table-cell office:value-type="float" office:value="54734" calcext:value-type="float">
            <text:p>54734</text:p>
          </table:table-cell>
          <table:table-cell office:value-type="float" office:value="629" calcext:value-type="float">
            <text:p>629</text:p>
          </table:table-cell>
          <table:table-cell office:value-type="float" office:value="69" calcext:value-type="float">
            <text:p>69</text:p>
          </table:table-cell>
          <table:table-cell office:value-type="float" office:value="160.09" calcext:value-type="float">
            <text:p>160.09</text:p>
          </table:table-cell>
          <table:table-cell office:value-type="float" office:value="110859" calcext:value-type="float">
            <text:p>110859</text:p>
          </table:table-cell>
          <table:table-cell office:value-type="float" office:value="55430" calcext:value-type="float">
            <text:p>55430</text:p>
          </table:table-cell>
          <table:table-cell office:value-type="float" office:value="496" calcext:value-type="float">
            <text:p>496</text:p>
          </table:table-cell>
          <table:table-cell office:value-type="float" office:value="69" calcext:value-type="float">
            <text:p>69</text:p>
          </table:table-cell>
          <table:table-cell office:value-type="float" office:value="0.53" calcext:value-type="float">
            <text:p>0.53</text:p>
          </table:table-cell>
          <table:table-cell office:value-type="float" office:value="156.74" calcext:value-type="float">
            <text:p>156.74</text:p>
          </table:table-cell>
          <table:table-cell office:value-type="float" office:value="110845" calcext:value-type="float">
            <text:p>110845</text:p>
          </table:table-cell>
          <table:table-cell office:value-type="float" office:value="55423" calcext:value-type="float">
            <text:p>55423</text:p>
          </table:table-cell>
          <table:table-cell office:value-type="float" office:value="500" calcext:value-type="float">
            <text:p>500</text:p>
          </table:table-cell>
          <table:table-cell office:value-type="float" office:value="69" calcext:value-type="float">
            <text:p>69</text:p>
          </table:table-cell>
          <table:table-cell office:value-type="float" office:value="204.93" calcext:value-type="float">
            <text:p>204.93</text:p>
          </table:table-cell>
          <table:table-cell office:value-type="float" office:value="110859" calcext:value-type="float">
            <text:p>110859</text:p>
          </table:table-cell>
          <table:table-cell office:value-type="float" office:value="55430" calcext:value-type="float">
            <text:p>55430</text:p>
          </table:table-cell>
          <table:table-cell office:value-type="float" office:value="496" calcext:value-type="float">
            <text:p>496</text:p>
          </table:table-cell>
          <table:table-cell office:value-type="float" office:value="69" calcext:value-type="float">
            <text:p>69</text:p>
          </table:table-cell>
          <table:table-cell office:value-type="float" office:value="169.26" calcext:value-type="float">
            <text:p>169.26</text:p>
          </table:table-cell>
          <table:table-cell office:value-type="float" office:value="110483" calcext:value-type="float">
            <text:p>110483</text:p>
          </table:table-cell>
          <table:table-cell office:value-type="float" office:value="55242" calcext:value-type="float">
            <text:p>55242</text:p>
          </table:table-cell>
          <table:table-cell office:value-type="float" office:value="497" calcext:value-type="float">
            <text:p>497</text:p>
          </table:table-cell>
          <table:table-cell office:value-type="float" office:value="69" calcext:value-type="float">
            <text:p>69</text:p>
          </table:table-cell>
          <table:table-cell office:value-type="float" office:value="0.62" calcext:value-type="float">
            <text:p>0.62</text:p>
          </table:table-cell>
          <table:table-cell office:value-type="float" office:value="169.43" calcext:value-type="float">
            <text:p>169.43</text:p>
          </table:table-cell>
          <table:table-cell office:value-type="float" office:value="110469" calcext:value-type="float">
            <text:p>110469</text:p>
          </table:table-cell>
          <table:table-cell office:value-type="float" office:value="55235" calcext:value-type="float">
            <text:p>55235</text:p>
          </table:table-cell>
          <table:table-cell office:value-type="float" office:value="501" calcext:value-type="float">
            <text:p>501</text:p>
          </table:table-cell>
          <table:table-cell office:value-type="float" office:value="69" calcext:value-type="float">
            <text:p>69</text:p>
          </table:table-cell>
          <table:table-cell office:value-type="float" office:value="173.72" calcext:value-type="float">
            <text:p>173.72</text:p>
          </table:table-cell>
          <table:table-cell office:value-type="float" office:value="110483" calcext:value-type="float">
            <text:p>110483</text:p>
          </table:table-cell>
          <table:table-cell office:value-type="float" office:value="55242" calcext:value-type="float">
            <text:p>55242</text:p>
          </table:table-cell>
          <table:table-cell office:value-type="float" office:value="497" calcext:value-type="float">
            <text:p>49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75_2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25.15" calcext:value-type="float">
            <text:p>225.1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TO </text:p>
          </table:table-cell>
          <table:table-cell office:value-type="float" office:value="964877" calcext:value-type="float">
            <text:p>964877</text:p>
          </table:table-cell>
          <table:table-cell office:value-type="float" office:value="482409" calcext:value-type="float">
            <text:p>482409</text:p>
          </table:table-cell>
          <table:table-cell office:value-type="float" office:value="20071" calcext:value-type="float">
            <text:p>2007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TO </text:p>
          </table:table-cell>
          <table:table-cell office:value-type="float" office:value="1308179" calcext:value-type="float">
            <text:p>1308179</text:p>
          </table:table-cell>
          <table:table-cell office:value-type="float" office:value="654057" calcext:value-type="float">
            <text:p>654057</text:p>
          </table:table-cell>
          <table:table-cell office:value-type="float" office:value="13152" calcext:value-type="float">
            <text:p>13152</text:p>
          </table:table-cell>
          <table:table-cell office:value-type="float" office:value="92" calcext:value-type="float">
            <text:p>92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<text:s/>TO </text:p>
          </table:table-cell>
          <table:table-cell office:value-type="float" office:value="1296267" calcext:value-type="float">
            <text:p>1296267</text:p>
          </table:table-cell>
          <table:table-cell office:value-type="float" office:value="648113" calcext:value-type="float">
            <text:p>648113</text:p>
          </table:table-cell>
          <table:table-cell office:value-type="float" office:value="13042" calcext:value-type="float">
            <text:p>1304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TO </text:p>
          </table:table-cell>
          <table:table-cell office:value-type="float" office:value="1031223" calcext:value-type="float">
            <text:p>1031223</text:p>
          </table:table-cell>
          <table:table-cell office:value-type="float" office:value="515584" calcext:value-type="float">
            <text:p>515584</text:p>
          </table:table-cell>
          <table:table-cell office:value-type="float" office:value="8911" calcext:value-type="float">
            <text:p>891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TO </text:p>
          </table:table-cell>
          <table:table-cell office:value-type="float" office:value="1235561" calcext:value-type="float">
            <text:p>1235561</text:p>
          </table:table-cell>
          <table:table-cell office:value-type="float" office:value="617752" calcext:value-type="float">
            <text:p>617752</text:p>
          </table:table-cell>
          <table:table-cell office:value-type="float" office:value="12523" calcext:value-type="float">
            <text:p>12523</text:p>
          </table:table-cell>
          <table:table-cell office:value-type="float" office:value="86" calcext:value-type="float">
            <text:p>86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<text:s/>TO </text:p>
          </table:table-cell>
          <table:table-cell office:value-type="float" office:value="1222361" calcext:value-type="float">
            <text:p>1222361</text:p>
          </table:table-cell>
          <table:table-cell office:value-type="float" office:value="611147" calcext:value-type="float">
            <text:p>611147</text:p>
          </table:table-cell>
          <table:table-cell office:value-type="float" office:value="12445" calcext:value-type="float">
            <text:p>1244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TO </text:p>
          </table:table-cell>
          <table:table-cell office:value-type="float" office:value="1219407" calcext:value-type="float">
            <text:p>1219407</text:p>
          </table:table-cell>
          <table:table-cell office:value-type="float" office:value="609670" calcext:value-type="float">
            <text:p>609670</text:p>
          </table:table-cell>
          <table:table-cell office:value-type="float" office:value="12432" calcext:value-type="float">
            <text:p>1243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75_3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0.15" calcext:value-type="float">
            <text:p>20.15</text:p>
          </table:table-cell>
          <table:table-cell office:value-type="float" office:value="31" calcext:value-type="float">
            <text:p>31</text:p>
          </table:table-cell>
          <table:table-cell office:value-type="float" office:value="16.1" calcext:value-type="float">
            <text:p>16.1</text:p>
          </table:table-cell>
          <table:table-cell office:value-type="float" office:value="3729" calcext:value-type="float">
            <text:p>3729</text:p>
          </table:table-cell>
          <table:table-cell office:value-type="float" office:value="1865" calcext:value-type="float">
            <text:p>186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.13" calcext:value-type="float">
            <text:p>11.13</text:p>
          </table:table-cell>
          <table:table-cell office:value-type="float" office:value="3747" calcext:value-type="float">
            <text:p>3747</text:p>
          </table:table-cell>
          <table:table-cell office:value-type="float" office:value="1874" calcext:value-type="float">
            <text:p>187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76" calcext:value-type="float">
            <text:p>0.76</text:p>
          </table:table-cell>
          <table:table-cell office:value-type="float" office:value="13.56" calcext:value-type="float">
            <text:p>13.56</text:p>
          </table:table-cell>
          <table:table-cell office:value-type="float" office:value="3747" calcext:value-type="float">
            <text:p>3747</text:p>
          </table:table-cell>
          <table:table-cell office:value-type="float" office:value="1874" calcext:value-type="float">
            <text:p>187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0.61" calcext:value-type="float">
            <text:p>30.61</text:p>
          </table:table-cell>
          <table:table-cell office:value-type="float" office:value="3753" calcext:value-type="float">
            <text:p>3753</text:p>
          </table:table-cell>
          <table:table-cell office:value-type="float" office:value="1877" calcext:value-type="float">
            <text:p>187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6.1" calcext:value-type="float">
            <text:p>16.1</text:p>
          </table:table-cell>
          <table:table-cell office:value-type="float" office:value="3747" calcext:value-type="float">
            <text:p>3747</text:p>
          </table:table-cell>
          <table:table-cell office:value-type="float" office:value="1874" calcext:value-type="float">
            <text:p>187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89" calcext:value-type="float">
            <text:p>0.89</text:p>
          </table:table-cell>
          <table:table-cell office:value-type="float" office:value="17.66" calcext:value-type="float">
            <text:p>17.66</text:p>
          </table:table-cell>
          <table:table-cell office:value-type="float" office:value="3747" calcext:value-type="float">
            <text:p>3747</text:p>
          </table:table-cell>
          <table:table-cell office:value-type="float" office:value="1874" calcext:value-type="float">
            <text:p>187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2.38" calcext:value-type="float">
            <text:p>22.38</text:p>
          </table:table-cell>
          <table:table-cell office:value-type="float" office:value="3753" calcext:value-type="float">
            <text:p>3753</text:p>
          </table:table-cell>
          <table:table-cell office:value-type="float" office:value="1877" calcext:value-type="float">
            <text:p>187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100_1 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.32" calcext:value-type="float">
            <text:p>3.32</text:p>
          </table:table-cell>
          <table:table-cell office:value-type="float" office:value="22" calcext:value-type="float">
            <text:p>22</text:p>
          </table:table-cell>
          <table:table-cell office:value-type="float" office:value="12.53" calcext:value-type="float">
            <text:p>12.53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.38" calcext:value-type="float">
            <text:p>13.38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6" calcext:value-type="float">
            <text:p>0.96</text:p>
          </table:table-cell>
          <table:table-cell office:value-type="float" office:value="15" calcext:value-type="float">
            <text:p>15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.08" calcext:value-type="float">
            <text:p>29.08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.57" calcext:value-type="float">
            <text:p>17.57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74" calcext:value-type="float">
            <text:p>0.74</text:p>
          </table:table-cell>
          <table:table-cell office:value-type="float" office:value="17.92" calcext:value-type="float">
            <text:p>17.92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.52" calcext:value-type="float">
            <text:p>23.52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100_2 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3.13" calcext:value-type="float">
            <text:p>83.13</text:p>
          </table:table-cell>
          <table:table-cell office:value-type="float" office:value="32" calcext:value-type="float">
            <text:p>32</text:p>
          </table:table-cell>
          <table:table-cell office:value-type="float" office:value="56.83" calcext:value-type="float">
            <text:p>56.83</text:p>
          </table:table-cell>
          <table:table-cell office:value-type="float" office:value="22613" calcext:value-type="float">
            <text:p>22613</text:p>
          </table:table-cell>
          <table:table-cell office:value-type="float" office:value="11307" calcext:value-type="float">
            <text:p>1130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0.1" calcext:value-type="float">
            <text:p>50.1</text:p>
          </table:table-cell>
          <table:table-cell office:value-type="float" office:value="22663" calcext:value-type="float">
            <text:p>22663</text:p>
          </table:table-cell>
          <table:table-cell office:value-type="float" office:value="11332" calcext:value-type="float">
            <text:p>1133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94" calcext:value-type="float">
            <text:p>0.94</text:p>
          </table:table-cell>
          <table:table-cell office:value-type="float" office:value="48.65" calcext:value-type="float">
            <text:p>48.65</text:p>
          </table:table-cell>
          <table:table-cell office:value-type="float" office:value="22663" calcext:value-type="float">
            <text:p>22663</text:p>
          </table:table-cell>
          <table:table-cell office:value-type="float" office:value="11332" calcext:value-type="float">
            <text:p>1133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75.65" calcext:value-type="float">
            <text:p>75.65</text:p>
          </table:table-cell>
          <table:table-cell office:value-type="float" office:value="22663" calcext:value-type="float">
            <text:p>22663</text:p>
          </table:table-cell>
          <table:table-cell office:value-type="float" office:value="11332" calcext:value-type="float">
            <text:p>1133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7.9" calcext:value-type="float">
            <text:p>57.9</text:p>
          </table:table-cell>
          <table:table-cell office:value-type="float" office:value="22591" calcext:value-type="float">
            <text:p>22591</text:p>
          </table:table-cell>
          <table:table-cell office:value-type="float" office:value="11296" calcext:value-type="float">
            <text:p>1129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95" calcext:value-type="float">
            <text:p>0.95</text:p>
          </table:table-cell>
          <table:table-cell office:value-type="float" office:value="58.5" calcext:value-type="float">
            <text:p>58.5</text:p>
          </table:table-cell>
          <table:table-cell office:value-type="float" office:value="22591" calcext:value-type="float">
            <text:p>22591</text:p>
          </table:table-cell>
          <table:table-cell office:value-type="float" office:value="11296" calcext:value-type="float">
            <text:p>1129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62.79" calcext:value-type="float">
            <text:p>62.79</text:p>
          </table:table-cell>
          <table:table-cell office:value-type="float" office:value="22591" calcext:value-type="float">
            <text:p>22591</text:p>
          </table:table-cell>
          <table:table-cell office:value-type="float" office:value="11296" calcext:value-type="float">
            <text:p>1129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100_3 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45.46" calcext:value-type="float">
            <text:p>145.4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TO </text:p>
          </table:table-cell>
          <table:table-cell office:value-type="float" office:value="717921" calcext:value-type="float">
            <text:p>717921</text:p>
          </table:table-cell>
          <table:table-cell office:value-type="float" office:value="358926" calcext:value-type="float">
            <text:p>358926</text:p>
          </table:table-cell>
          <table:table-cell office:value-type="float" office:value="12467" calcext:value-type="float">
            <text:p>1246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TO </text:p>
          </table:table-cell>
          <table:table-cell office:value-type="float" office:value="779311" calcext:value-type="float">
            <text:p>779311</text:p>
          </table:table-cell>
          <table:table-cell office:value-type="float" office:value="389618" calcext:value-type="float">
            <text:p>389618</text:p>
          </table:table-cell>
          <table:table-cell office:value-type="float" office:value="6896" calcext:value-type="float">
            <text:p>6896</text:p>
          </table:table-cell>
          <table:table-cell office:value-type="float" office:value="71" calcext:value-type="float">
            <text:p>71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TO </text:p>
          </table:table-cell>
          <table:table-cell office:value-type="float" office:value="886915" calcext:value-type="float">
            <text:p>886915</text:p>
          </table:table-cell>
          <table:table-cell office:value-type="float" office:value="443421" calcext:value-type="float">
            <text:p>443421</text:p>
          </table:table-cell>
          <table:table-cell office:value-type="float" office:value="8006" calcext:value-type="float">
            <text:p>800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TO </text:p>
          </table:table-cell>
          <table:table-cell office:value-type="float" office:value="834505" calcext:value-type="float">
            <text:p>834505</text:p>
          </table:table-cell>
          <table:table-cell office:value-type="float" office:value="417218" calcext:value-type="float">
            <text:p>417218</text:p>
          </table:table-cell>
          <table:table-cell office:value-type="float" office:value="7525" calcext:value-type="float">
            <text:p>752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TO </text:p>
          </table:table-cell>
          <table:table-cell office:value-type="float" office:value="809553" calcext:value-type="float">
            <text:p>809553</text:p>
          </table:table-cell>
          <table:table-cell office:value-type="float" office:value="404736" calcext:value-type="float">
            <text:p>404736</text:p>
          </table:table-cell>
          <table:table-cell office:value-type="float" office:value="7926" calcext:value-type="float">
            <text:p>7926</text:p>
          </table:table-cell>
          <table:table-cell office:value-type="float" office:value="73" calcext:value-type="float">
            <text:p>73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/>TO </text:p>
          </table:table-cell>
          <table:table-cell office:value-type="float" office:value="818909" calcext:value-type="float">
            <text:p>818909</text:p>
          </table:table-cell>
          <table:table-cell office:value-type="float" office:value="409429" calcext:value-type="float">
            <text:p>409429</text:p>
          </table:table-cell>
          <table:table-cell office:value-type="float" office:value="8058" calcext:value-type="float">
            <text:p>80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TO </text:p>
          </table:table-cell>
          <table:table-cell office:value-type="float" office:value="780487" calcext:value-type="float">
            <text:p>780487</text:p>
          </table:table-cell>
          <table:table-cell office:value-type="float" office:value="390207" calcext:value-type="float">
            <text:p>390207</text:p>
          </table:table-cell>
          <table:table-cell office:value-type="float" office:value="7478" calcext:value-type="float">
            <text:p>747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25_1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86.05" calcext:value-type="float">
            <text:p>1386.05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TO </text:p>
          </table:table-cell>
          <table:table-cell office:value-type="float" office:value="613955" calcext:value-type="float">
            <text:p>613955</text:p>
          </table:table-cell>
          <table:table-cell office:value-type="float" office:value="306944" calcext:value-type="float">
            <text:p>306944</text:p>
          </table:table-cell>
          <table:table-cell office:value-type="float" office:value="11830" calcext:value-type="float">
            <text:p>1183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O </text:p>
          </table:table-cell>
          <table:table-cell office:value-type="float" office:value="613289" calcext:value-type="float">
            <text:p>613289</text:p>
          </table:table-cell>
          <table:table-cell office:value-type="float" office:value="306611" calcext:value-type="float">
            <text:p>306611</text:p>
          </table:table-cell>
          <table:table-cell office:value-type="float" office:value="8380" calcext:value-type="float">
            <text:p>8380</text:p>
          </table:table-cell>
          <table:table-cell office:value-type="float" office:value="120" calcext:value-type="float">
            <text:p>120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/>TO </text:p>
          </table:table-cell>
          <table:table-cell office:value-type="float" office:value="803647" calcext:value-type="float">
            <text:p>803647</text:p>
          </table:table-cell>
          <table:table-cell office:value-type="float" office:value="401790" calcext:value-type="float">
            <text:p>401790</text:p>
          </table:table-cell>
          <table:table-cell office:value-type="float" office:value="14078" calcext:value-type="float">
            <text:p>14078</text:p>
          </table:table-cell>
          <table:table-cell office:value-type="float" office:value="119" calcext:value-type="float">
            <text:p>119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TO </text:p>
          </table:table-cell>
          <table:table-cell office:value-type="float" office:value="787421" calcext:value-type="float">
            <text:p>787421</text:p>
          </table:table-cell>
          <table:table-cell office:value-type="float" office:value="393676" calcext:value-type="float">
            <text:p>393676</text:p>
          </table:table-cell>
          <table:table-cell office:value-type="float" office:value="13499" calcext:value-type="float">
            <text:p>13499</text:p>
          </table:table-cell>
          <table:table-cell office:value-type="float" office:value="121" calcext:value-type="float">
            <text:p>121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<text:s/>TO </text:p>
          </table:table-cell>
          <table:table-cell office:value-type="float" office:value="793303" calcext:value-type="float">
            <text:p>793303</text:p>
          </table:table-cell>
          <table:table-cell office:value-type="float" office:value="396617" calcext:value-type="float">
            <text:p>396617</text:p>
          </table:table-cell>
          <table:table-cell office:value-type="float" office:value="22024" calcext:value-type="float">
            <text:p>22024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25_2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89.53" calcext:value-type="float">
            <text:p>489.5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TO </text:p>
          </table:table-cell>
          <table:table-cell office:value-type="float" office:value="712791" calcext:value-type="float">
            <text:p>712791</text:p>
          </table:table-cell>
          <table:table-cell office:value-type="float" office:value="356362" calcext:value-type="float">
            <text:p>356362</text:p>
          </table:table-cell>
          <table:table-cell office:value-type="float" office:value="7808" calcext:value-type="float">
            <text:p>780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TO </text:p>
          </table:table-cell>
          <table:table-cell office:value-type="float" office:value="663877" calcext:value-type="float">
            <text:p>663877</text:p>
          </table:table-cell>
          <table:table-cell office:value-type="float" office:value="331923" calcext:value-type="float">
            <text:p>331923</text:p>
          </table:table-cell>
          <table:table-cell office:value-type="float" office:value="13269" calcext:value-type="float">
            <text:p>13269</text:p>
          </table:table-cell>
          <table:table-cell office:value-type="float" office:value="122" calcext:value-type="float">
            <text:p>122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/>TO </text:p>
          </table:table-cell>
          <table:table-cell office:value-type="float" office:value="932563" calcext:value-type="float">
            <text:p>932563</text:p>
          </table:table-cell>
          <table:table-cell office:value-type="float" office:value="466247" calcext:value-type="float">
            <text:p>466247</text:p>
          </table:table-cell>
          <table:table-cell office:value-type="float" office:value="19015" calcext:value-type="float">
            <text:p>190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TO </text:p>
          </table:table-cell>
          <table:table-cell office:value-type="float" office:value="878577" calcext:value-type="float">
            <text:p>878577</text:p>
          </table:table-cell>
          <table:table-cell office:value-type="float" office:value="439267" calcext:value-type="float">
            <text:p>439267</text:p>
          </table:table-cell>
          <table:table-cell office:value-type="float" office:value="9802" calcext:value-type="float">
            <text:p>980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TO </text:p>
          </table:table-cell>
          <table:table-cell office:value-type="float" office:value="908299" calcext:value-type="float">
            <text:p>908299</text:p>
          </table:table-cell>
          <table:table-cell office:value-type="float" office:value="454118" calcext:value-type="float">
            <text:p>454118</text:p>
          </table:table-cell>
          <table:table-cell office:value-type="float" office:value="18717" calcext:value-type="float">
            <text:p>18717</text:p>
          </table:table-cell>
          <table:table-cell office:value-type="float" office:value="132" calcext:value-type="float">
            <text:p>13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/>TO </text:p>
          </table:table-cell>
          <table:table-cell office:value-type="float" office:value="933073" calcext:value-type="float">
            <text:p>933073</text:p>
          </table:table-cell>
          <table:table-cell office:value-type="float" office:value="466512" calcext:value-type="float">
            <text:p>466512</text:p>
          </table:table-cell>
          <table:table-cell office:value-type="float" office:value="19009" calcext:value-type="float">
            <text:p>1900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TO </text:p>
          </table:table-cell>
          <table:table-cell office:value-type="float" office:value="887475" calcext:value-type="float">
            <text:p>887475</text:p>
          </table:table-cell>
          <table:table-cell office:value-type="float" office:value="443709" calcext:value-type="float">
            <text:p>443709</text:p>
          </table:table-cell>
          <table:table-cell office:value-type="float" office:value="9812" calcext:value-type="float">
            <text:p>98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25_3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4.39" calcext:value-type="float">
            <text:p>74.39</text:p>
          </table:table-cell>
          <table:table-cell office:value-type="float" office:value="33" calcext:value-type="float">
            <text:p>33</text:p>
          </table:table-cell>
          <table:table-cell office:value-type="float" office:value="62.3" calcext:value-type="float">
            <text:p>62.3</text:p>
          </table:table-cell>
          <table:table-cell office:value-type="float" office:value="27815" calcext:value-type="float">
            <text:p>27815</text:p>
          </table:table-cell>
          <table:table-cell office:value-type="float" office:value="13908" calcext:value-type="float">
            <text:p>1390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3.02" calcext:value-type="float">
            <text:p>93.02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86" calcext:value-type="float">
            <text:p>0.86</text:p>
          </table:table-cell>
          <table:table-cell office:value-type="float" office:value="50.98" calcext:value-type="float">
            <text:p>50.98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6.55" calcext:value-type="float">
            <text:p>56.55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2.38" calcext:value-type="float">
            <text:p>52.38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72" calcext:value-type="float">
            <text:p>0.72</text:p>
          </table:table-cell>
          <table:table-cell office:value-type="float" office:value="52.96" calcext:value-type="float">
            <text:p>52.96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6.71" calcext:value-type="float">
            <text:p>56.71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50_1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7.41" calcext:value-type="float">
            <text:p>7.41</text:p>
          </table:table-cell>
          <table:table-cell office:value-type="float" office:value="20" calcext:value-type="float">
            <text:p>20</text:p>
          </table:table-cell>
          <table:table-cell office:value-type="float" office:value="10.76" calcext:value-type="float">
            <text:p>10.76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9.01" calcext:value-type="float">
            <text:p>29.01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13.41" calcext:value-type="float">
            <text:p>13.41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.4" calcext:value-type="float">
            <text:p>19.4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.21" calcext:value-type="float">
            <text:p>14.21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15.74" calcext:value-type="float">
            <text:p>15.74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.73" calcext:value-type="float">
            <text:p>20.73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50_2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350.97" calcext:value-type="float">
            <text:p>1350.9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TO </text:p>
          </table:table-cell>
          <table:table-cell office:value-type="float" office:value="653991" calcext:value-type="float">
            <text:p>653991</text:p>
          </table:table-cell>
          <table:table-cell office:value-type="float" office:value="326966" calcext:value-type="float">
            <text:p>326966</text:p>
          </table:table-cell>
          <table:table-cell office:value-type="float" office:value="91355" calcext:value-type="float">
            <text:p>9135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TO </text:p>
          </table:table-cell>
          <table:table-cell office:value-type="float" office:value="593999" calcext:value-type="float">
            <text:p>593999</text:p>
          </table:table-cell>
          <table:table-cell office:value-type="float" office:value="296967" calcext:value-type="float">
            <text:p>296967</text:p>
          </table:table-cell>
          <table:table-cell office:value-type="float" office:value="39409" calcext:value-type="float">
            <text:p>39409</text:p>
          </table:table-cell>
          <table:table-cell office:value-type="float" office:value="92" calcext:value-type="float">
            <text:p>92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<text:s/>TO </text:p>
          </table:table-cell>
          <table:table-cell office:value-type="float" office:value="877791" calcext:value-type="float">
            <text:p>877791</text:p>
          </table:table-cell>
          <table:table-cell office:value-type="float" office:value="438863" calcext:value-type="float">
            <text:p>438863</text:p>
          </table:table-cell>
          <table:table-cell office:value-type="float" office:value="53208" calcext:value-type="float">
            <text:p>53208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TO </text:p>
          </table:table-cell>
          <table:table-cell office:value-type="float" office:value="856639" calcext:value-type="float">
            <text:p>856639</text:p>
          </table:table-cell>
          <table:table-cell office:value-type="float" office:value="428286" calcext:value-type="float">
            <text:p>428286</text:p>
          </table:table-cell>
          <table:table-cell office:value-type="float" office:value="60037" calcext:value-type="float">
            <text:p>60037</text:p>
          </table:table-cell>
          <table:table-cell office:value-type="float" office:value="98" calcext:value-type="float">
            <text:p>9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/>TO </text:p>
          </table:table-cell>
          <table:table-cell office:value-type="float" office:value="877077" calcext:value-type="float">
            <text:p>877077</text:p>
          </table:table-cell>
          <table:table-cell office:value-type="float" office:value="438504" calcext:value-type="float">
            <text:p>438504</text:p>
          </table:table-cell>
          <table:table-cell office:value-type="float" office:value="58697" calcext:value-type="float">
            <text:p>58697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50_3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278.04" calcext:value-type="float">
            <text:p>1278.0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TO </text:p>
          </table:table-cell>
          <table:table-cell office:value-type="float" office:value="641615" calcext:value-type="float">
            <text:p>641615</text:p>
          </table:table-cell>
          <table:table-cell office:value-type="float" office:value="320775" calcext:value-type="float">
            <text:p>320775</text:p>
          </table:table-cell>
          <table:table-cell office:value-type="float" office:value="45117" calcext:value-type="float">
            <text:p>4511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TO </text:p>
          </table:table-cell>
          <table:table-cell office:value-type="float" office:value="520791" calcext:value-type="float">
            <text:p>520791</text:p>
          </table:table-cell>
          <table:table-cell office:value-type="float" office:value="260362" calcext:value-type="float">
            <text:p>260362</text:p>
          </table:table-cell>
          <table:table-cell office:value-type="float" office:value="52052" calcext:value-type="float">
            <text:p>52052</text:p>
          </table:table-cell>
          <table:table-cell office:value-type="float" office:value="104" calcext:value-type="float">
            <text:p>10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TO </text:p>
          </table:table-cell>
          <table:table-cell office:value-type="float" office:value="837573" calcext:value-type="float">
            <text:p>837573</text:p>
          </table:table-cell>
          <table:table-cell office:value-type="float" office:value="418751" calcext:value-type="float">
            <text:p>418751</text:p>
          </table:table-cell>
          <table:table-cell office:value-type="float" office:value="78084" calcext:value-type="float">
            <text:p>7808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TO </text:p>
          </table:table-cell>
          <table:table-cell office:value-type="float" office:value="785817" calcext:value-type="float">
            <text:p>785817</text:p>
          </table:table-cell>
          <table:table-cell office:value-type="float" office:value="392874" calcext:value-type="float">
            <text:p>392874</text:p>
          </table:table-cell>
          <table:table-cell office:value-type="float" office:value="77672" calcext:value-type="float">
            <text:p>7767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TO </text:p>
          </table:table-cell>
          <table:table-cell office:value-type="float" office:value="805587" calcext:value-type="float">
            <text:p>805587</text:p>
          </table:table-cell>
          <table:table-cell office:value-type="float" office:value="402759" calcext:value-type="float">
            <text:p>402759</text:p>
          </table:table-cell>
          <table:table-cell office:value-type="float" office:value="79210" calcext:value-type="float">
            <text:p>79210</text:p>
          </table:table-cell>
          <table:table-cell office:value-type="float" office:value="123" calcext:value-type="float">
            <text:p>12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TO </text:p>
          </table:table-cell>
          <table:table-cell office:value-type="float" office:value="861293" calcext:value-type="float">
            <text:p>861293</text:p>
          </table:table-cell>
          <table:table-cell office:value-type="float" office:value="430613" calcext:value-type="float">
            <text:p>430613</text:p>
          </table:table-cell>
          <table:table-cell office:value-type="float" office:value="91036" calcext:value-type="float">
            <text:p>91036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75_1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1800.01" calcext:value-type="float">
            <text:p>1800.0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TO </text:p>
          </table:table-cell>
          <table:table-cell office:value-type="float" office:value="659333" calcext:value-type="float">
            <text:p>659333</text:p>
          </table:table-cell>
          <table:table-cell office:value-type="float" office:value="329633" calcext:value-type="float">
            <text:p>329633</text:p>
          </table:table-cell>
          <table:table-cell office:value-type="float" office:value="108583" calcext:value-type="float">
            <text:p>10858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TO </text:p>
          </table:table-cell>
          <table:table-cell office:value-type="float" office:value="614601" calcext:value-type="float">
            <text:p>614601</text:p>
          </table:table-cell>
          <table:table-cell office:value-type="float" office:value="307266" calcext:value-type="float">
            <text:p>307266</text:p>
          </table:table-cell>
          <table:table-cell office:value-type="float" office:value="71219" calcext:value-type="float">
            <text:p>71219</text:p>
          </table:table-cell>
          <table:table-cell office:value-type="float" office:value="103" calcext:value-type="float">
            <text:p>103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TO </text:p>
          </table:table-cell>
          <table:table-cell office:value-type="float" office:value="770223" calcext:value-type="float">
            <text:p>770223</text:p>
          </table:table-cell>
          <table:table-cell office:value-type="float" office:value="385081" calcext:value-type="float">
            <text:p>385081</text:p>
          </table:table-cell>
          <table:table-cell office:value-type="float" office:value="86125" calcext:value-type="float">
            <text:p>8612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TO </text:p>
          </table:table-cell>
          <table:table-cell office:value-type="float" office:value="725251" calcext:value-type="float">
            <text:p>725251</text:p>
          </table:table-cell>
          <table:table-cell office:value-type="float" office:value="362592" calcext:value-type="float">
            <text:p>362592</text:p>
          </table:table-cell>
          <table:table-cell office:value-type="float" office:value="77717" calcext:value-type="float">
            <text:p>7771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TO </text:p>
          </table:table-cell>
          <table:table-cell office:value-type="float" office:value="744207" calcext:value-type="float">
            <text:p>744207</text:p>
          </table:table-cell>
          <table:table-cell office:value-type="float" office:value="372071" calcext:value-type="float">
            <text:p>372071</text:p>
          </table:table-cell>
          <table:table-cell office:value-type="float" office:value="85149" calcext:value-type="float">
            <text:p>85149</text:p>
          </table:table-cell>
          <table:table-cell office:value-type="float" office:value="104" calcext:value-type="float">
            <text:p>104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<text:s/>TO </text:p>
          </table:table-cell>
          <table:table-cell office:value-type="float" office:value="734983" calcext:value-type="float">
            <text:p>734983</text:p>
          </table:table-cell>
          <table:table-cell office:value-type="float" office:value="367458" calcext:value-type="float">
            <text:p>367458</text:p>
          </table:table-cell>
          <table:table-cell office:value-type="float" office:value="82770" calcext:value-type="float">
            <text:p>8277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TO </text:p>
          </table:table-cell>
          <table:table-cell office:value-type="float" office:value="717693" calcext:value-type="float">
            <text:p>717693</text:p>
          </table:table-cell>
          <table:table-cell office:value-type="float" office:value="358815" calcext:value-type="float">
            <text:p>358815</text:p>
          </table:table-cell>
          <table:table-cell office:value-type="float" office:value="77017" calcext:value-type="float">
            <text:p>7701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75_2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0.82" calcext:value-type="float">
            <text:p>0.82</text:p>
          </table:table-cell>
          <table:table-cell office:value-type="float" office:value="12" calcext:value-type="float">
            <text:p>12</text:p>
          </table:table-cell>
          <table:table-cell office:value-type="float" office:value="14.46" calcext:value-type="float">
            <text:p>14.46</text:p>
          </table:table-cell>
          <table:table-cell office:value-type="float" office:value="907" calcext:value-type="float">
            <text:p>907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.05" calcext:value-type="float">
            <text:p>11.05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08" calcext:value-type="float">
            <text:p>1.08</text:p>
          </table:table-cell>
          <table:table-cell office:value-type="float" office:value="11.91" calcext:value-type="float">
            <text:p>11.91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.37" calcext:value-type="float">
            <text:p>21.37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.04" calcext:value-type="float">
            <text:p>14.04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67" calcext:value-type="float">
            <text:p>1.67</text:p>
          </table:table-cell>
          <table:table-cell office:value-type="float" office:value="32.63" calcext:value-type="float">
            <text:p>32.63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.16" calcext:value-type="float">
            <text:p>24.16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75_3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235.73" calcext:value-type="float">
            <text:p>235.73</text:p>
          </table:table-cell>
          <table:table-cell office:value-type="float" office:value="58" calcext:value-type="float">
            <text:p>58</text:p>
          </table:table-cell>
          <table:table-cell office:value-type="float" office:value="1066.74" calcext:value-type="float">
            <text:p>1066.74</text:p>
          </table:table-cell>
          <table:table-cell office:value-type="float" office:value="436455" calcext:value-type="float">
            <text:p>436455</text:p>
          </table:table-cell>
          <table:table-cell office:value-type="float" office:value="218228" calcext:value-type="float">
            <text:p>218228</text:p>
          </table:table-cell>
          <table:table-cell office:value-type="float" office:value="3461" calcext:value-type="float">
            <text:p>3461</text:p>
          </table:table-cell>
          <table:table-cell office:value-type="float" office:value="58" calcext:value-type="float">
            <text:p>58</text:p>
          </table:table-cell>
          <table:table-cell office:value-type="float" office:value="820.15" calcext:value-type="float">
            <text:p>820.15</text:p>
          </table:table-cell>
          <table:table-cell office:value-type="float" office:value="450689" calcext:value-type="float">
            <text:p>450689</text:p>
          </table:table-cell>
          <table:table-cell office:value-type="float" office:value="225345" calcext:value-type="float">
            <text:p>225345</text:p>
          </table:table-cell>
          <table:table-cell office:value-type="float" office:value="1843" calcext:value-type="float">
            <text:p>1843</text:p>
          </table:table-cell>
          <table:table-cell office:value-type="float" office:value="58" calcext:value-type="float">
            <text:p>58</text:p>
          </table:table-cell>
          <table:table-cell office:value-type="float" office:value="0.61" calcext:value-type="float">
            <text:p>0.61</text:p>
          </table:table-cell>
          <table:table-cell office:value-type="float" office:value="808.48" calcext:value-type="float">
            <text:p>808.48</text:p>
          </table:table-cell>
          <table:table-cell office:value-type="float" office:value="450685" calcext:value-type="float">
            <text:p>450685</text:p>
          </table:table-cell>
          <table:table-cell office:value-type="float" office:value="225343" calcext:value-type="float">
            <text:p>225343</text:p>
          </table:table-cell>
          <table:table-cell office:value-type="float" office:value="1845" calcext:value-type="float">
            <text:p>1845</text:p>
          </table:table-cell>
          <table:table-cell office:value-type="float" office:value="58" calcext:value-type="float">
            <text:p>58</text:p>
          </table:table-cell>
          <table:table-cell office:value-type="float" office:value="846.72" calcext:value-type="float">
            <text:p>846.72</text:p>
          </table:table-cell>
          <table:table-cell office:value-type="float" office:value="450689" calcext:value-type="float">
            <text:p>450689</text:p>
          </table:table-cell>
          <table:table-cell office:value-type="float" office:value="225345" calcext:value-type="float">
            <text:p>225345</text:p>
          </table:table-cell>
          <table:table-cell office:value-type="float" office:value="1843" calcext:value-type="float">
            <text:p>1843</text:p>
          </table:table-cell>
          <table:table-cell office:value-type="float" office:value="58" calcext:value-type="float">
            <text:p>58</text:p>
          </table:table-cell>
          <table:table-cell office:value-type="float" office:value="853.03" calcext:value-type="float">
            <text:p>853.03</text:p>
          </table:table-cell>
          <table:table-cell office:value-type="float" office:value="443919" calcext:value-type="float">
            <text:p>443919</text:p>
          </table:table-cell>
          <table:table-cell office:value-type="float" office:value="221960" calcext:value-type="float">
            <text:p>221960</text:p>
          </table:table-cell>
          <table:table-cell office:value-type="float" office:value="2580" calcext:value-type="float">
            <text:p>2580</text:p>
          </table:table-cell>
          <table:table-cell office:value-type="float" office:value="58" calcext:value-type="float">
            <text:p>58</text:p>
          </table:table-cell>
          <table:table-cell office:value-type="float" office:value="0.95" calcext:value-type="float">
            <text:p>0.95</text:p>
          </table:table-cell>
          <table:table-cell office:value-type="float" office:value="850.8" calcext:value-type="float">
            <text:p>850.8</text:p>
          </table:table-cell>
          <table:table-cell office:value-type="float" office:value="443915" calcext:value-type="float">
            <text:p>443915</text:p>
          </table:table-cell>
          <table:table-cell office:value-type="float" office:value="221958" calcext:value-type="float">
            <text:p>221958</text:p>
          </table:table-cell>
          <table:table-cell office:value-type="float" office:value="2581" calcext:value-type="float">
            <text:p>2581</text:p>
          </table:table-cell>
          <table:table-cell office:value-type="float" office:value="58" calcext:value-type="float">
            <text:p>58</text:p>
          </table:table-cell>
          <table:table-cell office:value-type="float" office:value="861.62" calcext:value-type="float">
            <text:p>861.62</text:p>
          </table:table-cell>
          <table:table-cell office:value-type="float" office:value="443919" calcext:value-type="float">
            <text:p>443919</text:p>
          </table:table-cell>
          <table:table-cell office:value-type="float" office:value="221960" calcext:value-type="float">
            <text:p>221960</text:p>
          </table:table-cell>
          <table:table-cell office:value-type="float" office:value="2580" calcext:value-type="float">
            <text:p>25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100_1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5.2" calcext:value-type="float">
            <text:p>205.2</text:p>
          </table:table-cell>
          <table:table-cell office:value-type="float" office:value="52" calcext:value-type="float">
            <text:p>52</text:p>
          </table:table-cell>
          <table:table-cell office:value-type="float" office:value="67.04" calcext:value-type="float">
            <text:p>67.04</text:p>
          </table:table-cell>
          <table:table-cell office:value-type="float" office:value="23661" calcext:value-type="float">
            <text:p>23661</text:p>
          </table:table-cell>
          <table:table-cell office:value-type="float" office:value="11831" calcext:value-type="float">
            <text:p>11831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63.01" calcext:value-type="float">
            <text:p>63.01</text:p>
          </table:table-cell>
          <table:table-cell office:value-type="float" office:value="23693" calcext:value-type="float">
            <text:p>23693</text:p>
          </table:table-cell>
          <table:table-cell office:value-type="float" office:value="11847" calcext:value-type="float">
            <text:p>1184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.01" calcext:value-type="float">
            <text:p>1.01</text:p>
          </table:table-cell>
          <table:table-cell office:value-type="float" office:value="66.26" calcext:value-type="float">
            <text:p>66.26</text:p>
          </table:table-cell>
          <table:table-cell office:value-type="float" office:value="23693" calcext:value-type="float">
            <text:p>23693</text:p>
          </table:table-cell>
          <table:table-cell office:value-type="float" office:value="11847" calcext:value-type="float">
            <text:p>1184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78.15" calcext:value-type="float">
            <text:p>78.15</text:p>
          </table:table-cell>
          <table:table-cell office:value-type="float" office:value="23693" calcext:value-type="float">
            <text:p>23693</text:p>
          </table:table-cell>
          <table:table-cell office:value-type="float" office:value="11847" calcext:value-type="float">
            <text:p>1184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76.35" calcext:value-type="float">
            <text:p>76.35</text:p>
          </table:table-cell>
          <table:table-cell office:value-type="float" office:value="23627" calcext:value-type="float">
            <text:p>23627</text:p>
          </table:table-cell>
          <table:table-cell office:value-type="float" office:value="11814" calcext:value-type="float">
            <text:p>11814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0.75" calcext:value-type="float">
            <text:p>0.75</text:p>
          </table:table-cell>
          <table:table-cell office:value-type="float" office:value="71.8" calcext:value-type="float">
            <text:p>71.8</text:p>
          </table:table-cell>
          <table:table-cell office:value-type="float" office:value="23627" calcext:value-type="float">
            <text:p>23627</text:p>
          </table:table-cell>
          <table:table-cell office:value-type="float" office:value="11814" calcext:value-type="float">
            <text:p>11814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81.1" calcext:value-type="float">
            <text:p>81.1</text:p>
          </table:table-cell>
          <table:table-cell office:value-type="float" office:value="23627" calcext:value-type="float">
            <text:p>23627</text:p>
          </table:table-cell>
          <table:table-cell office:value-type="float" office:value="11814" calcext:value-type="float">
            <text:p>11814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100_2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9.09" calcext:value-type="float">
            <text:p>19.09</text:p>
          </table:table-cell>
          <table:table-cell office:value-type="float" office:value="22" calcext:value-type="float">
            <text:p>22</text:p>
          </table:table-cell>
          <table:table-cell office:value-type="float" office:value="15.19" calcext:value-type="float">
            <text:p>15.19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.87" calcext:value-type="float">
            <text:p>23.87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.26" calcext:value-type="float">
            <text:p>1.26</text:p>
          </table:table-cell>
          <table:table-cell office:value-type="float" office:value="24.07" calcext:value-type="float">
            <text:p>24.07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8.3" calcext:value-type="float">
            <text:p>38.3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.97" calcext:value-type="float">
            <text:p>29.97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.03" calcext:value-type="float">
            <text:p>1.03</text:p>
          </table:table-cell>
          <table:table-cell office:value-type="float" office:value="31.33" calcext:value-type="float">
            <text:p>31.33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.4" calcext:value-type="float">
            <text:p>48.4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100_3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81.32" calcext:value-type="float">
            <text:p>381.32</text:p>
          </table:table-cell>
          <table:table-cell office:value-type="float" office:value="77" calcext:value-type="float">
            <text:p>77</text:p>
          </table:table-cell>
          <table:table-cell office:value-type="float" office:value="12.49" calcext:value-type="float">
            <text:p>12.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TO </text:p>
          </table:table-cell>
          <table:table-cell office:value-type="float" office:value="656529" calcext:value-type="float">
            <text:p>656529</text:p>
          </table:table-cell>
          <table:table-cell office:value-type="float" office:value="328240" calcext:value-type="float">
            <text:p>328240</text:p>
          </table:table-cell>
          <table:table-cell office:value-type="float" office:value="9361" calcext:value-type="float">
            <text:p>9361</text:p>
          </table:table-cell>
          <table:table-cell office:value-type="float" office:value="78" calcext:value-type="float">
            <text:p>78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TO </text:p>
          </table:table-cell>
          <table:table-cell office:value-type="float" office:value="652181" calcext:value-type="float">
            <text:p>652181</text:p>
          </table:table-cell>
          <table:table-cell office:value-type="float" office:value="326054" calcext:value-type="float">
            <text:p>326054</text:p>
          </table:table-cell>
          <table:table-cell office:value-type="float" office:value="9329" calcext:value-type="float">
            <text:p>9329</text:p>
          </table:table-cell>
          <table:table-cell office:value-type="float" office:value="74" calcext:value-type="float">
            <text:p>74</text:p>
          </table:table-cell>
          <table:table-cell office:value-type="float" office:value="40.64" calcext:value-type="float">
            <text:p>40.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TO </text:p>
          </table:table-cell>
          <table:table-cell office:value-type="float" office:value="596081" calcext:value-type="float">
            <text:p>596081</text:p>
          </table:table-cell>
          <table:table-cell office:value-type="float" office:value="298013" calcext:value-type="float">
            <text:p>298013</text:p>
          </table:table-cell>
          <table:table-cell office:value-type="float" office:value="19721" calcext:value-type="float">
            <text:p>19721</text:p>
          </table:table-cell>
          <table:table-cell office:value-type="float" office:value="78" calcext:value-type="float">
            <text:p>78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<text:s/>TO </text:p>
          </table:table-cell>
          <table:table-cell office:value-type="float" office:value="599403" calcext:value-type="float">
            <text:p>599403</text:p>
          </table:table-cell>
          <table:table-cell office:value-type="float" office:value="299671" calcext:value-type="float">
            <text:p>299671</text:p>
          </table:table-cell>
          <table:table-cell office:value-type="float" office:value="20356" calcext:value-type="float">
            <text:p>20356</text:p>
          </table:table-cell>
          <table:table-cell office:value-type="float" office:value="74" calcext:value-type="float">
            <text:p>74</text:p>
          </table:table-cell>
          <table:table-cell office:value-type="float" office:value="50.6" calcext:value-type="float">
            <text:p>50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25_1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.83" calcext:value-type="float">
            <text:p>6.83</text:p>
          </table:table-cell>
          <table:table-cell office:value-type="float" office:value="14" calcext:value-type="float">
            <text:p>14</text:p>
          </table:table-cell>
          <table:table-cell office:value-type="float" office:value="20.8" calcext:value-type="float">
            <text:p>20.8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.56" calcext:value-type="float">
            <text:p>20.56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35" calcext:value-type="float">
            <text:p>1.35</text:p>
          </table:table-cell>
          <table:table-cell office:value-type="float" office:value="27.29" calcext:value-type="float">
            <text:p>27.29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3.61" calcext:value-type="float">
            <text:p>43.61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4.13" calcext:value-type="float">
            <text:p>24.13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01" calcext:value-type="float">
            <text:p>1.01</text:p>
          </table:table-cell>
          <table:table-cell office:value-type="float" office:value="25.14" calcext:value-type="float">
            <text:p>25.14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2.88" calcext:value-type="float">
            <text:p>42.88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25_2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TO </text:p>
          </table:table-cell>
          <table:table-cell office:value-type="float" office:value="648175" calcext:value-type="float">
            <text:p>648175</text:p>
          </table:table-cell>
          <table:table-cell office:value-type="float" office:value="324049" calcext:value-type="float">
            <text:p>324049</text:p>
          </table:table-cell>
          <table:table-cell office:value-type="float" office:value="53496" calcext:value-type="float">
            <text:p>5349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<text:s/>TO </text:p>
          </table:table-cell>
          <table:table-cell office:value-type="float" office:value="630413" calcext:value-type="float">
            <text:p>630413</text:p>
          </table:table-cell>
          <table:table-cell office:value-type="float" office:value="315170" calcext:value-type="float">
            <text:p>315170</text:p>
          </table:table-cell>
          <table:table-cell office:value-type="float" office:value="46358" calcext:value-type="float">
            <text:p>46358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TO </text:p>
          </table:table-cell>
          <table:table-cell office:value-type="float" office:value="638393" calcext:value-type="float">
            <text:p>638393</text:p>
          </table:table-cell>
          <table:table-cell office:value-type="float" office:value="319159" calcext:value-type="float">
            <text:p>319159</text:p>
          </table:table-cell>
          <table:table-cell office:value-type="float" office:value="52852" calcext:value-type="float">
            <text:p>52852</text:p>
          </table:table-cell>
          <table:table-cell office:value-type="float" office:value="103" calcext:value-type="float">
            <text:p>103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<text:s/>TO </text:p>
          </table:table-cell>
          <table:table-cell office:value-type="float" office:value="648121" calcext:value-type="float">
            <text:p>648121</text:p>
          </table:table-cell>
          <table:table-cell office:value-type="float" office:value="324022" calcext:value-type="float">
            <text:p>324022</text:p>
          </table:table-cell>
          <table:table-cell office:value-type="float" office:value="38523" calcext:value-type="float">
            <text:p>38523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25_3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TO </text:p>
          </table:table-cell>
          <table:table-cell office:value-type="float" office:value="662853" calcext:value-type="float">
            <text:p>662853</text:p>
          </table:table-cell>
          <table:table-cell office:value-type="float" office:value="331393" calcext:value-type="float">
            <text:p>331393</text:p>
          </table:table-cell>
          <table:table-cell office:value-type="float" office:value="3261" calcext:value-type="float">
            <text:p>3261</text:p>
          </table:table-cell>
          <table:table-cell office:value-type="float" office:value="105" calcext:value-type="float">
            <text:p>10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/>TO </text:p>
          </table:table-cell>
          <table:table-cell office:value-type="float" office:value="660041" calcext:value-type="float">
            <text:p>660041</text:p>
          </table:table-cell>
          <table:table-cell office:value-type="float" office:value="329984" calcext:value-type="float">
            <text:p>329984</text:p>
          </table:table-cell>
          <table:table-cell office:value-type="float" office:value="2359" calcext:value-type="float">
            <text:p>2359</text:p>
          </table:table-cell>
          <table:table-cell office:value-type="float" office:value="92" calcext:value-type="float">
            <text:p>92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TO </text:p>
          </table:table-cell>
          <table:table-cell office:value-type="float" office:value="646469" calcext:value-type="float">
            <text:p>646469</text:p>
          </table:table-cell>
          <table:table-cell office:value-type="float" office:value="323196" calcext:value-type="float">
            <text:p>323196</text:p>
          </table:table-cell>
          <table:table-cell office:value-type="float" office:value="3206" calcext:value-type="float">
            <text:p>3206</text:p>
          </table:table-cell>
          <table:table-cell office:value-type="float" office:value="109" calcext:value-type="float">
            <text:p>109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<text:s/>TO </text:p>
          </table:table-cell>
          <table:table-cell office:value-type="float" office:value="660989" calcext:value-type="float">
            <text:p>660989</text:p>
          </table:table-cell>
          <table:table-cell office:value-type="float" office:value="330456" calcext:value-type="float">
            <text:p>330456</text:p>
          </table:table-cell>
          <table:table-cell office:value-type="float" office:value="3809" calcext:value-type="float">
            <text:p>3809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50_1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6.33" calcext:value-type="float">
            <text:p>156.33</text:p>
          </table:table-cell>
          <table:table-cell office:value-type="float" office:value="61" calcext:value-type="float">
            <text:p>61</text:p>
          </table:table-cell>
          <table:table-cell office:value-type="float" office:value="877.09" calcext:value-type="float">
            <text:p>877.09</text:p>
          </table:table-cell>
          <table:table-cell office:value-type="float" office:value="264733" calcext:value-type="float">
            <text:p>264733</text:p>
          </table:table-cell>
          <table:table-cell office:value-type="float" office:value="132367" calcext:value-type="float">
            <text:p>132367</text:p>
          </table:table-cell>
          <table:table-cell office:value-type="float" office:value="547" calcext:value-type="float">
            <text:p>547</text:p>
          </table:table-cell>
          <table:table-cell office:value-type="float" office:value="61" calcext:value-type="float">
            <text:p>61</text:p>
          </table:table-cell>
          <table:table-cell office:value-type="float" office:value="608.4" calcext:value-type="float">
            <text:p>608.4</text:p>
          </table:table-cell>
          <table:table-cell office:value-type="float" office:value="266777" calcext:value-type="float">
            <text:p>266777</text:p>
          </table:table-cell>
          <table:table-cell office:value-type="float" office:value="133389" calcext:value-type="float">
            <text:p>133389</text:p>
          </table:table-cell>
          <table:table-cell office:value-type="float" office:value="1079" calcext:value-type="float">
            <text:p>1079</text:p>
          </table:table-cell>
          <table:table-cell office:value-type="float" office:value="61" calcext:value-type="float">
            <text:p>61</text:p>
          </table:table-cell>
          <table:table-cell office:value-type="float" office:value="1.06" calcext:value-type="float">
            <text:p>1.06</text:p>
          </table:table-cell>
          <table:table-cell office:value-type="float" office:value="607.65" calcext:value-type="float">
            <text:p>607.65</text:p>
          </table:table-cell>
          <table:table-cell office:value-type="float" office:value="266763" calcext:value-type="float">
            <text:p>266763</text:p>
          </table:table-cell>
          <table:table-cell office:value-type="float" office:value="133382" calcext:value-type="float">
            <text:p>133382</text:p>
          </table:table-cell>
          <table:table-cell office:value-type="float" office:value="1086" calcext:value-type="float">
            <text:p>1086</text:p>
          </table:table-cell>
          <table:table-cell office:value-type="float" office:value="61" calcext:value-type="float">
            <text:p>61</text:p>
          </table:table-cell>
          <table:table-cell office:value-type="float" office:value="667.54" calcext:value-type="float">
            <text:p>667.54</text:p>
          </table:table-cell>
          <table:table-cell office:value-type="float" office:value="266777" calcext:value-type="float">
            <text:p>266777</text:p>
          </table:table-cell>
          <table:table-cell office:value-type="float" office:value="133389" calcext:value-type="float">
            <text:p>133389</text:p>
          </table:table-cell>
          <table:table-cell office:value-type="float" office:value="1079" calcext:value-type="float">
            <text:p>1079</text:p>
          </table:table-cell>
          <table:table-cell office:value-type="float" office:value="61" calcext:value-type="float">
            <text:p>61</text:p>
          </table:table-cell>
          <table:table-cell office:value-type="float" office:value="623.62" calcext:value-type="float">
            <text:p>623.62</text:p>
          </table:table-cell>
          <table:table-cell office:value-type="float" office:value="265763" calcext:value-type="float">
            <text:p>265763</text:p>
          </table:table-cell>
          <table:table-cell office:value-type="float" office:value="132882" calcext:value-type="float">
            <text:p>132882</text:p>
          </table:table-cell>
          <table:table-cell office:value-type="float" office:value="1204" calcext:value-type="float">
            <text:p>1204</text:p>
          </table:table-cell>
          <table:table-cell office:value-type="float" office:value="61" calcext:value-type="float">
            <text:p>61</text:p>
          </table:table-cell>
          <table:table-cell office:value-type="float" office:value="0.96" calcext:value-type="float">
            <text:p>0.96</text:p>
          </table:table-cell>
          <table:table-cell office:value-type="float" office:value="624.66" calcext:value-type="float">
            <text:p>624.66</text:p>
          </table:table-cell>
          <table:table-cell office:value-type="float" office:value="265739" calcext:value-type="float">
            <text:p>265739</text:p>
          </table:table-cell>
          <table:table-cell office:value-type="float" office:value="132870" calcext:value-type="float">
            <text:p>132870</text:p>
          </table:table-cell>
          <table:table-cell office:value-type="float" office:value="1211" calcext:value-type="float">
            <text:p>1211</text:p>
          </table:table-cell>
          <table:table-cell office:value-type="float" office:value="61" calcext:value-type="float">
            <text:p>61</text:p>
          </table:table-cell>
          <table:table-cell office:value-type="float" office:value="823.39" calcext:value-type="float">
            <text:p>823.39</text:p>
          </table:table-cell>
          <table:table-cell office:value-type="float" office:value="265763" calcext:value-type="float">
            <text:p>265763</text:p>
          </table:table-cell>
          <table:table-cell office:value-type="float" office:value="132882" calcext:value-type="float">
            <text:p>132882</text:p>
          </table:table-cell>
          <table:table-cell office:value-type="float" office:value="1204" calcext:value-type="float">
            <text:p>120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50_2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0.29" calcext:value-type="float">
            <text:p>160.2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TO </text:p>
          </table:table-cell>
          <table:table-cell office:value-type="float" office:value="509841" calcext:value-type="float">
            <text:p>509841</text:p>
          </table:table-cell>
          <table:table-cell office:value-type="float" office:value="254886" calcext:value-type="float">
            <text:p>254886</text:p>
          </table:table-cell>
          <table:table-cell office:value-type="float" office:value="8899" calcext:value-type="float">
            <text:p>889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TO </text:p>
          </table:table-cell>
          <table:table-cell office:value-type="float" office:value="700173" calcext:value-type="float">
            <text:p>700173</text:p>
          </table:table-cell>
          <table:table-cell office:value-type="float" office:value="350049" calcext:value-type="float">
            <text:p>350049</text:p>
          </table:table-cell>
          <table:table-cell office:value-type="float" office:value="17500" calcext:value-type="float">
            <text:p>17500</text:p>
          </table:table-cell>
          <table:table-cell office:value-type="float" office:value="69" calcext:value-type="float">
            <text:p>6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/>TO </text:p>
          </table:table-cell>
          <table:table-cell office:value-type="float" office:value="688905" calcext:value-type="float">
            <text:p>688905</text:p>
          </table:table-cell>
          <table:table-cell office:value-type="float" office:value="344419" calcext:value-type="float">
            <text:p>344419</text:p>
          </table:table-cell>
          <table:table-cell office:value-type="float" office:value="17184" calcext:value-type="float">
            <text:p>1718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TO </text:p>
          </table:table-cell>
          <table:table-cell office:value-type="float" office:value="681029" calcext:value-type="float">
            <text:p>681029</text:p>
          </table:table-cell>
          <table:table-cell office:value-type="float" office:value="340474" calcext:value-type="float">
            <text:p>340474</text:p>
          </table:table-cell>
          <table:table-cell office:value-type="float" office:value="16884" calcext:value-type="float">
            <text:p>1688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TO </text:p>
          </table:table-cell>
          <table:table-cell office:value-type="float" office:value="687705" calcext:value-type="float">
            <text:p>687705</text:p>
          </table:table-cell>
          <table:table-cell office:value-type="float" office:value="343809" calcext:value-type="float">
            <text:p>343809</text:p>
          </table:table-cell>
          <table:table-cell office:value-type="float" office:value="17297" calcext:value-type="float">
            <text:p>17297</text:p>
          </table:table-cell>
          <table:table-cell office:value-type="float" office:value="69" calcext:value-type="float">
            <text:p>69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<text:s/>TO </text:p>
          </table:table-cell>
          <table:table-cell office:value-type="float" office:value="685037" calcext:value-type="float">
            <text:p>685037</text:p>
          </table:table-cell>
          <table:table-cell office:value-type="float" office:value="342488" calcext:value-type="float">
            <text:p>342488</text:p>
          </table:table-cell>
          <table:table-cell office:value-type="float" office:value="17226" calcext:value-type="float">
            <text:p>17226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50_3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2.49" calcext:value-type="float">
            <text:p>62.49</text:p>
          </table:table-cell>
          <table:table-cell office:value-type="float" office:value="54" calcext:value-type="float">
            <text:p>54</text:p>
          </table:table-cell>
          <table:table-cell office:value-type="float" office:value="235.36" calcext:value-type="float">
            <text:p>235.36</text:p>
          </table:table-cell>
          <table:table-cell office:value-type="float" office:value="74787" calcext:value-type="float">
            <text:p>74787</text:p>
          </table:table-cell>
          <table:table-cell office:value-type="float" office:value="37394" calcext:value-type="float">
            <text:p>37394</text:p>
          </table:table-cell>
          <table:table-cell office:value-type="float" office:value="293" calcext:value-type="float">
            <text:p>293</text:p>
          </table:table-cell>
          <table:table-cell office:value-type="float" office:value="54" calcext:value-type="float">
            <text:p>54</text:p>
          </table:table-cell>
          <table:table-cell office:value-type="float" office:value="158.65" calcext:value-type="float">
            <text:p>158.65</text:p>
          </table:table-cell>
          <table:table-cell office:value-type="float" office:value="75039" calcext:value-type="float">
            <text:p>75039</text:p>
          </table:table-cell>
          <table:table-cell office:value-type="float" office:value="37520" calcext:value-type="float">
            <text:p>37520</text:p>
          </table:table-cell>
          <table:table-cell office:value-type="float" office:value="369" calcext:value-type="float">
            <text:p>369</text:p>
          </table:table-cell>
          <table:table-cell office:value-type="float" office:value="54" calcext:value-type="float">
            <text:p>54</text:p>
          </table:table-cell>
          <table:table-cell office:value-type="float" office:value="1.09" calcext:value-type="float">
            <text:p>1.09</text:p>
          </table:table-cell>
          <table:table-cell office:value-type="float" office:value="162.34" calcext:value-type="float">
            <text:p>162.34</text:p>
          </table:table-cell>
          <table:table-cell office:value-type="float" office:value="75037" calcext:value-type="float">
            <text:p>75037</text:p>
          </table:table-cell>
          <table:table-cell office:value-type="float" office:value="37519" calcext:value-type="float">
            <text:p>37519</text:p>
          </table:table-cell>
          <table:table-cell office:value-type="float" office:value="370" calcext:value-type="float">
            <text:p>370</text:p>
          </table:table-cell>
          <table:table-cell office:value-type="float" office:value="54" calcext:value-type="float">
            <text:p>54</text:p>
          </table:table-cell>
          <table:table-cell office:value-type="float" office:value="182.27" calcext:value-type="float">
            <text:p>182.27</text:p>
          </table:table-cell>
          <table:table-cell office:value-type="float" office:value="75039" calcext:value-type="float">
            <text:p>75039</text:p>
          </table:table-cell>
          <table:table-cell office:value-type="float" office:value="37520" calcext:value-type="float">
            <text:p>37520</text:p>
          </table:table-cell>
          <table:table-cell office:value-type="float" office:value="369" calcext:value-type="float">
            <text:p>369</text:p>
          </table:table-cell>
          <table:table-cell office:value-type="float" office:value="54" calcext:value-type="float">
            <text:p>54</text:p>
          </table:table-cell>
          <table:table-cell office:value-type="float" office:value="163.82" calcext:value-type="float">
            <text:p>163.82</text:p>
          </table:table-cell>
          <table:table-cell office:value-type="float" office:value="73589" calcext:value-type="float">
            <text:p>73589</text:p>
          </table:table-cell>
          <table:table-cell office:value-type="float" office:value="36795" calcext:value-type="float">
            <text:p>36795</text:p>
          </table:table-cell>
          <table:table-cell office:value-type="float" office:value="550" calcext:value-type="float">
            <text:p>550</text:p>
          </table:table-cell>
          <table:table-cell office:value-type="float" office:value="54" calcext:value-type="float">
            <text:p>54</text:p>
          </table:table-cell>
          <table:table-cell office:value-type="float" office:value="0.95" calcext:value-type="float">
            <text:p>0.95</text:p>
          </table:table-cell>
          <table:table-cell office:value-type="float" office:value="167.11" calcext:value-type="float">
            <text:p>167.11</text:p>
          </table:table-cell>
          <table:table-cell office:value-type="float" office:value="73585" calcext:value-type="float">
            <text:p>73585</text:p>
          </table:table-cell>
          <table:table-cell office:value-type="float" office:value="36793" calcext:value-type="float">
            <text:p>36793</text:p>
          </table:table-cell>
          <table:table-cell office:value-type="float" office:value="551" calcext:value-type="float">
            <text:p>551</text:p>
          </table:table-cell>
          <table:table-cell office:value-type="float" office:value="54" calcext:value-type="float">
            <text:p>54</text:p>
          </table:table-cell>
          <table:table-cell office:value-type="float" office:value="185.14" calcext:value-type="float">
            <text:p>185.14</text:p>
          </table:table-cell>
          <table:table-cell office:value-type="float" office:value="73589" calcext:value-type="float">
            <text:p>73589</text:p>
          </table:table-cell>
          <table:table-cell office:value-type="float" office:value="36795" calcext:value-type="float">
            <text:p>36795</text:p>
          </table:table-cell>
          <table:table-cell office:value-type="float" office:value="550" calcext:value-type="float">
            <text:p>5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75_1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754.95" calcext:value-type="float">
            <text:p>1754.9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TO </text:p>
          </table:table-cell>
          <table:table-cell office:value-type="float" office:value="666829" calcext:value-type="float">
            <text:p>666829</text:p>
          </table:table-cell>
          <table:table-cell office:value-type="float" office:value="333377" calcext:value-type="float">
            <text:p>333377</text:p>
          </table:table-cell>
          <table:table-cell office:value-type="float" office:value="16227" calcext:value-type="float">
            <text:p>16227</text:p>
          </table:table-cell>
          <table:table-cell office:value-type="float" office:value="91" calcext:value-type="float">
            <text:p>91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<text:s/>TO </text:p>
          </table:table-cell>
          <table:table-cell office:value-type="float" office:value="655729" calcext:value-type="float">
            <text:p>655729</text:p>
          </table:table-cell>
          <table:table-cell office:value-type="float" office:value="327825" calcext:value-type="float">
            <text:p>327825</text:p>
          </table:table-cell>
          <table:table-cell office:value-type="float" office:value="15832" calcext:value-type="float">
            <text:p>15832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TO </text:p>
          </table:table-cell>
          <table:table-cell office:value-type="float" office:value="631233" calcext:value-type="float">
            <text:p>631233</text:p>
          </table:table-cell>
          <table:table-cell office:value-type="float" office:value="315579" calcext:value-type="float">
            <text:p>315579</text:p>
          </table:table-cell>
          <table:table-cell office:value-type="float" office:value="16004" calcext:value-type="float">
            <text:p>16004</text:p>
          </table:table-cell>
          <table:table-cell office:value-type="float" office:value="91" calcext:value-type="float">
            <text:p>91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<text:s/>TO </text:p>
          </table:table-cell>
          <table:table-cell office:value-type="float" office:value="637901" calcext:value-type="float">
            <text:p>637901</text:p>
          </table:table-cell>
          <table:table-cell office:value-type="float" office:value="318918" calcext:value-type="float">
            <text:p>318918</text:p>
          </table:table-cell>
          <table:table-cell office:value-type="float" office:value="16316" calcext:value-type="float">
            <text:p>16316</text:p>
          </table:table-cell>
          <table:table-cell office:value-type="float" office:value="84" calcext:value-type="float">
            <text:p>84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75_2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8.08" calcext:value-type="float">
            <text:p>68.08</text:p>
          </table:table-cell>
          <table:table-cell office:value-type="float" office:value="51" calcext:value-type="float">
            <text:p>51</text:p>
          </table:table-cell>
          <table:table-cell office:value-type="float" office:value="356.52" calcext:value-type="float">
            <text:p>356.52</text:p>
          </table:table-cell>
          <table:table-cell office:value-type="float" office:value="109093" calcext:value-type="float">
            <text:p>109093</text:p>
          </table:table-cell>
          <table:table-cell office:value-type="float" office:value="54547" calcext:value-type="float">
            <text:p>54547</text:p>
          </table:table-cell>
          <table:table-cell office:value-type="float" office:value="2342" calcext:value-type="float">
            <text:p>2342</text:p>
          </table:table-cell>
          <table:table-cell office:value-type="float" office:value="51" calcext:value-type="float">
            <text:p>51</text:p>
          </table:table-cell>
          <table:table-cell office:value-type="float" office:value="275.39" calcext:value-type="float">
            <text:p>275.39</text:p>
          </table:table-cell>
          <table:table-cell office:value-type="float" office:value="131583" calcext:value-type="float">
            <text:p>131583</text:p>
          </table:table-cell>
          <table:table-cell office:value-type="float" office:value="65792" calcext:value-type="float">
            <text:p>65792</text:p>
          </table:table-cell>
          <table:table-cell office:value-type="float" office:value="1010" calcext:value-type="float">
            <text:p>1010</text:p>
          </table:table-cell>
          <table:table-cell office:value-type="float" office:value="51" calcext:value-type="float">
            <text:p>51</text:p>
          </table:table-cell>
          <table:table-cell office:value-type="float" office:value="1.08" calcext:value-type="float">
            <text:p>1.08</text:p>
          </table:table-cell>
          <table:table-cell office:value-type="float" office:value="282" calcext:value-type="float">
            <text:p>282</text:p>
          </table:table-cell>
          <table:table-cell office:value-type="float" office:value="131515" calcext:value-type="float">
            <text:p>131515</text:p>
          </table:table-cell>
          <table:table-cell office:value-type="float" office:value="65758" calcext:value-type="float">
            <text:p>65758</text:p>
          </table:table-cell>
          <table:table-cell office:value-type="float" office:value="1021" calcext:value-type="float">
            <text:p>1021</text:p>
          </table:table-cell>
          <table:table-cell office:value-type="float" office:value="51" calcext:value-type="float">
            <text:p>51</text:p>
          </table:table-cell>
          <table:table-cell office:value-type="float" office:value="327.85" calcext:value-type="float">
            <text:p>327.85</text:p>
          </table:table-cell>
          <table:table-cell office:value-type="float" office:value="132099" calcext:value-type="float">
            <text:p>132099</text:p>
          </table:table-cell>
          <table:table-cell office:value-type="float" office:value="66050" calcext:value-type="float">
            <text:p>66050</text:p>
          </table:table-cell>
          <table:table-cell office:value-type="float" office:value="907" calcext:value-type="float">
            <text:p>907</text:p>
          </table:table-cell>
          <table:table-cell office:value-type="float" office:value="51" calcext:value-type="float">
            <text:p>51</text:p>
          </table:table-cell>
          <table:table-cell office:value-type="float" office:value="282.36" calcext:value-type="float">
            <text:p>282.36</text:p>
          </table:table-cell>
          <table:table-cell office:value-type="float" office:value="117969" calcext:value-type="float">
            <text:p>117969</text:p>
          </table:table-cell>
          <table:table-cell office:value-type="float" office:value="58985" calcext:value-type="float">
            <text:p>58985</text:p>
          </table:table-cell>
          <table:table-cell office:value-type="float" office:value="2980" calcext:value-type="float">
            <text:p>2980</text:p>
          </table:table-cell>
          <table:table-cell office:value-type="float" office:value="51" calcext:value-type="float">
            <text:p>51</text:p>
          </table:table-cell>
          <table:table-cell office:value-type="float" office:value="0.86" calcext:value-type="float">
            <text:p>0.86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7263" calcext:value-type="float">
            <text:p>117263</text:p>
          </table:table-cell>
          <table:table-cell office:value-type="float" office:value="58632" calcext:value-type="float">
            <text:p>58632</text:p>
          </table:table-cell>
          <table:table-cell office:value-type="float" office:value="3088" calcext:value-type="float">
            <text:p>3088</text:p>
          </table:table-cell>
          <table:table-cell office:value-type="float" office:value="51" calcext:value-type="float">
            <text:p>51</text:p>
          </table:table-cell>
          <table:table-cell office:value-type="float" office:value="372.84" calcext:value-type="float">
            <text:p>372.84</text:p>
          </table:table-cell>
          <table:table-cell office:value-type="float" office:value="118743" calcext:value-type="float">
            <text:p>118743</text:p>
          </table:table-cell>
          <table:table-cell office:value-type="float" office:value="59372" calcext:value-type="float">
            <text:p>59372</text:p>
          </table:table-cell>
          <table:table-cell office:value-type="float" office:value="2877" calcext:value-type="float">
            <text:p>28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75_3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71.09" calcext:value-type="float">
            <text:p>171.09</text:p>
          </table:table-cell>
          <table:table-cell office:value-type="float" office:value="57" calcext:value-type="float">
            <text:p>57</text:p>
          </table:table-cell>
          <table:table-cell office:value-type="float" office:value="710.51" calcext:value-type="float">
            <text:p>710.51</text:p>
          </table:table-cell>
          <table:table-cell office:value-type="float" office:value="226457" calcext:value-type="float">
            <text:p>226457</text:p>
          </table:table-cell>
          <table:table-cell office:value-type="float" office:value="113229" calcext:value-type="float">
            <text:p>113229</text:p>
          </table:table-cell>
          <table:table-cell office:value-type="float" office:value="593" calcext:value-type="float">
            <text:p>593</text:p>
          </table:table-cell>
          <table:table-cell office:value-type="float" office:value="57" calcext:value-type="float">
            <text:p>57</text:p>
          </table:table-cell>
          <table:table-cell office:value-type="float" office:value="552.3" calcext:value-type="float">
            <text:p>552.3</text:p>
          </table:table-cell>
          <table:table-cell office:value-type="float" office:value="226987" calcext:value-type="float">
            <text:p>226987</text:p>
          </table:table-cell>
          <table:table-cell office:value-type="float" office:value="113494" calcext:value-type="float">
            <text:p>113494</text:p>
          </table:table-cell>
          <table:table-cell office:value-type="float" office:value="1752" calcext:value-type="float">
            <text:p>1752</text:p>
          </table:table-cell>
          <table:table-cell office:value-type="float" office:value="57" calcext:value-type="float">
            <text:p>57</text:p>
          </table:table-cell>
          <table:table-cell office:value-type="float" office:value="0.87" calcext:value-type="float">
            <text:p>0.87</text:p>
          </table:table-cell>
          <table:table-cell office:value-type="float" office:value="558.12" calcext:value-type="float">
            <text:p>558.12</text:p>
          </table:table-cell>
          <table:table-cell office:value-type="float" office:value="226925" calcext:value-type="float">
            <text:p>226925</text:p>
          </table:table-cell>
          <table:table-cell office:value-type="float" office:value="113463" calcext:value-type="float">
            <text:p>113463</text:p>
          </table:table-cell>
          <table:table-cell office:value-type="float" office:value="1783" calcext:value-type="float">
            <text:p>1783</text:p>
          </table:table-cell>
          <table:table-cell office:value-type="float" office:value="57" calcext:value-type="float">
            <text:p>57</text:p>
          </table:table-cell>
          <table:table-cell office:value-type="float" office:value="602.32" calcext:value-type="float">
            <text:p>602.32</text:p>
          </table:table-cell>
          <table:table-cell office:value-type="float" office:value="226987" calcext:value-type="float">
            <text:p>226987</text:p>
          </table:table-cell>
          <table:table-cell office:value-type="float" office:value="113494" calcext:value-type="float">
            <text:p>113494</text:p>
          </table:table-cell>
          <table:table-cell office:value-type="float" office:value="1752" calcext:value-type="float">
            <text:p>1752</text:p>
          </table:table-cell>
          <table:table-cell office:value-type="float" office:value="57" calcext:value-type="float">
            <text:p>57</text:p>
          </table:table-cell>
          <table:table-cell office:value-type="float" office:value="598.64" calcext:value-type="float">
            <text:p>598.64</text:p>
          </table:table-cell>
          <table:table-cell office:value-type="float" office:value="224555" calcext:value-type="float">
            <text:p>224555</text:p>
          </table:table-cell>
          <table:table-cell office:value-type="float" office:value="112278" calcext:value-type="float">
            <text:p>112278</text:p>
          </table:table-cell>
          <table:table-cell office:value-type="float" office:value="2028" calcext:value-type="float">
            <text:p>2028</text:p>
          </table:table-cell>
          <table:table-cell office:value-type="float" office:value="57" calcext:value-type="float">
            <text:p>57</text:p>
          </table:table-cell>
          <table:table-cell office:value-type="float" office:value="0.74" calcext:value-type="float">
            <text:p>0.74</text:p>
          </table:table-cell>
          <table:table-cell office:value-type="float" office:value="598.15" calcext:value-type="float">
            <text:p>598.15</text:p>
          </table:table-cell>
          <table:table-cell office:value-type="float" office:value="224471" calcext:value-type="float">
            <text:p>224471</text:p>
          </table:table-cell>
          <table:table-cell office:value-type="float" office:value="112236" calcext:value-type="float">
            <text:p>112236</text:p>
          </table:table-cell>
          <table:table-cell office:value-type="float" office:value="2060" calcext:value-type="float">
            <text:p>2060</text:p>
          </table:table-cell>
          <table:table-cell office:value-type="float" office:value="57" calcext:value-type="float">
            <text:p>57</text:p>
          </table:table-cell>
          <table:table-cell office:value-type="float" office:value="629.65" calcext:value-type="float">
            <text:p>629.65</text:p>
          </table:table-cell>
          <table:table-cell office:value-type="float" office:value="224555" calcext:value-type="float">
            <text:p>224555</text:p>
          </table:table-cell>
          <table:table-cell office:value-type="float" office:value="112278" calcext:value-type="float">
            <text:p>112278</text:p>
          </table:table-cell>
          <table:table-cell office:value-type="float" office:value="2028" calcext:value-type="float">
            <text:p>202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\\</text:p>
          </table:table-cell>
        </table:table-row>
        <table:table-row table:style-name="ro1" table:number-rows-repeated="104848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3" table:style-name="ta1">
        <table:table-column table:style-name="co2" table:number-columns-repeated="3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TO instances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1">
            <text:p>BB(QCR0)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BB(UQCR preprocessing)</text:p>
          </table:table-cell>
          <table:covered-table-cell table:number-columns-repeated="4"/>
          <table:table-cell table:style-name="ce4" office:value-type="string" calcext:value-type="string" table:number-columns-spanned="6" table:number-rows-spanned="1">
            <text:p>Heuristic + BB(UQCR preprocessing)</text:p>
          </table:table-cell>
          <table:covered-table-cell table:number-columns-repeated="5"/>
          <table:table-cell table:style-name="ce4" office:value-type="string" calcext:value-type="string" table:number-columns-spanned="5" table:number-rows-spanned="1">
            <text:p>BB(QCR root + UQCR preprocessing)</text:p>
          </table:table-cell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heur time(s)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/>
        </table:table-row>
        <table:table-row table:style-name="ro1">
          <table:table-cell office:value-type="string" calcext:value-type="string">
            <text:p>QKP_20_100_100_1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.57" calcext:value-type="float">
            <text:p>2.57</text:p>
          </table:table-cell>
          <table:table-cell office:value-type="float" office:value="607" calcext:value-type="float">
            <text:p>607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.48" calcext:value-type="float">
            <text:p>1.48</text:p>
          </table:table-cell>
          <table:table-cell office:value-type="float" office:value="607" calcext:value-type="float">
            <text:p>607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63" calcext:value-type="float">
            <text:p>0.63</text:p>
          </table:table-cell>
          <table:table-cell office:value-type="float" office:value="2.24" calcext:value-type="float">
            <text:p>2.24</text:p>
          </table:table-cell>
          <table:table-cell office:value-type="float" office:value="607" calcext:value-type="float">
            <text:p>607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.71" calcext:value-type="float">
            <text:p>1.71</text:p>
          </table:table-cell>
          <table:table-cell office:value-type="float" office:value="607" calcext:value-type="float">
            <text:p>607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100_2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6.07" calcext:value-type="float">
            <text:p>16.07</text:p>
          </table:table-cell>
          <table:table-cell office:value-type="float" office:value="3949" calcext:value-type="float">
            <text:p>3949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9.69" calcext:value-type="float">
            <text:p>9.69</text:p>
          </table:table-cell>
          <table:table-cell office:value-type="float" office:value="3961" calcext:value-type="float">
            <text:p>3961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.46" calcext:value-type="float">
            <text:p>0.46</text:p>
          </table:table-cell>
          <table:table-cell office:value-type="float" office:value="10.1" calcext:value-type="float">
            <text:p>10.1</text:p>
          </table:table-cell>
          <table:table-cell office:value-type="float" office:value="3961" calcext:value-type="float">
            <text:p>3961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9.81" calcext:value-type="float">
            <text:p>9.81</text:p>
          </table:table-cell>
          <table:table-cell office:value-type="float" office:value="3961" calcext:value-type="float">
            <text:p>3961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100_3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.48" calcext:value-type="float">
            <text:p>2.48</text:p>
          </table:table-cell>
          <table:table-cell office:value-type="float" office:value="1217" calcext:value-type="float">
            <text:p>1217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.38" calcext:value-type="float">
            <text:p>2.38</text:p>
          </table:table-cell>
          <table:table-cell office:value-type="float" office:value="1217" calcext:value-type="float">
            <text:p>1217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.48" calcext:value-type="float">
            <text:p>0.48</text:p>
          </table:table-cell>
          <table:table-cell office:value-type="float" office:value="2.97" calcext:value-type="float">
            <text:p>2.97</text:p>
          </table:table-cell>
          <table:table-cell office:value-type="float" office:value="1217" calcext:value-type="float">
            <text:p>1217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.77" calcext:value-type="float">
            <text:p>2.77</text:p>
          </table:table-cell>
          <table:table-cell office:value-type="float" office:value="1217" calcext:value-type="float">
            <text:p>1217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25_1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.66" calcext:value-type="float">
            <text:p>20.66</text:p>
          </table:table-cell>
          <table:table-cell office:value-type="float" office:value="7923" calcext:value-type="float">
            <text:p>7923</text:p>
          </table:table-cell>
          <table:table-cell office:value-type="float" office:value="3962" calcext:value-type="float">
            <text:p>3962</text:p>
          </table:table-cell>
          <table:table-cell office:value-type="float" office:value="7" calcext:value-type="float">
            <text:p>7</text:p>
          </table:table-cell>
          <table:table-cell office:value-type="float" office:value="211" calcext:value-type="float">
            <text:p>211</text:p>
          </table:table-cell>
          <table:table-cell office:value-type="float" office:value="17.3" calcext:value-type="float">
            <text:p>17.3</text:p>
          </table:table-cell>
          <table:table-cell office:value-type="float" office:value="7941" calcext:value-type="float">
            <text:p>7941</text:p>
          </table:table-cell>
          <table:table-cell office:value-type="float" office:value="3971" calcext:value-type="float">
            <text:p>397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.42" calcext:value-type="float">
            <text:p>0.42</text:p>
          </table:table-cell>
          <table:table-cell office:value-type="float" office:value="17.67" calcext:value-type="float">
            <text:p>17.67</text:p>
          </table:table-cell>
          <table:table-cell office:value-type="float" office:value="7941" calcext:value-type="float">
            <text:p>7941</text:p>
          </table:table-cell>
          <table:table-cell office:value-type="float" office:value="3971" calcext:value-type="float">
            <text:p>397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7.85" calcext:value-type="float">
            <text:p>17.85</text:p>
          </table:table-cell>
          <table:table-cell office:value-type="float" office:value="7941" calcext:value-type="float">
            <text:p>7941</text:p>
          </table:table-cell>
          <table:table-cell office:value-type="float" office:value="3971" calcext:value-type="float">
            <text:p>397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25_2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0.43" calcext:value-type="float">
            <text:p>100.43</text:p>
          </table:table-cell>
          <table:table-cell office:value-type="float" office:value="23731" calcext:value-type="float">
            <text:p>23731</text:p>
          </table:table-cell>
          <table:table-cell office:value-type="float" office:value="11866" calcext:value-type="float">
            <text:p>11866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office:value-type="float" office:value="89.66" calcext:value-type="float">
            <text:p>89.66</text:p>
          </table:table-cell>
          <table:table-cell office:value-type="float" office:value="23755" calcext:value-type="float">
            <text:p>23755</text:p>
          </table:table-cell>
          <table:table-cell office:value-type="float" office:value="11878" calcext:value-type="float">
            <text:p>11878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.47" calcext:value-type="float">
            <text:p>0.47</text:p>
          </table:table-cell>
          <table:table-cell office:value-type="float" office:value="91.05" calcext:value-type="float">
            <text:p>91.05</text:p>
          </table:table-cell>
          <table:table-cell office:value-type="float" office:value="23755" calcext:value-type="float">
            <text:p>23755</text:p>
          </table:table-cell>
          <table:table-cell office:value-type="float" office:value="11878" calcext:value-type="float">
            <text:p>11878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90.99" calcext:value-type="float">
            <text:p>90.99</text:p>
          </table:table-cell>
          <table:table-cell office:value-type="float" office:value="23755" calcext:value-type="float">
            <text:p>23755</text:p>
          </table:table-cell>
          <table:table-cell office:value-type="float" office:value="11878" calcext:value-type="float">
            <text:p>11878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25_3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.01" calcext:value-type="float">
            <text:p>15.01</text:p>
          </table:table-cell>
          <table:table-cell office:value-type="float" office:value="6327" calcext:value-type="float">
            <text:p>6327</text:p>
          </table:table-cell>
          <table:table-cell office:value-type="float" office:value="3164" calcext:value-type="float">
            <text:p>3164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10.92" calcext:value-type="float">
            <text:p>10.92</text:p>
          </table:table-cell>
          <table:table-cell office:value-type="float" office:value="6381" calcext:value-type="float">
            <text:p>6381</text:p>
          </table:table-cell>
          <table:table-cell office:value-type="float" office:value="3191" calcext:value-type="float">
            <text:p>3191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.01" calcext:value-type="float">
            <text:p>1.01</text:p>
          </table:table-cell>
          <table:table-cell office:value-type="float" office:value="11.75" calcext:value-type="float">
            <text:p>11.75</text:p>
          </table:table-cell>
          <table:table-cell office:value-type="float" office:value="6381" calcext:value-type="float">
            <text:p>6381</text:p>
          </table:table-cell>
          <table:table-cell office:value-type="float" office:value="3191" calcext:value-type="float">
            <text:p>3191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1.36" calcext:value-type="float">
            <text:p>11.36</text:p>
          </table:table-cell>
          <table:table-cell office:value-type="float" office:value="6381" calcext:value-type="float">
            <text:p>6381</text:p>
          </table:table-cell>
          <table:table-cell office:value-type="float" office:value="3191" calcext:value-type="float">
            <text:p>3191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50_1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7" calcext:value-type="float">
            <text:p>1.07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07" calcext:value-type="float">
            <text:p>1.07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44" calcext:value-type="float">
            <text:p>0.44</text:p>
          </table:table-cell>
          <table:table-cell office:value-type="float" office:value="1.55" calcext:value-type="float">
            <text:p>1.55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33" calcext:value-type="float">
            <text:p>1.33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50_2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1.65" calcext:value-type="float">
            <text:p>11.65</text:p>
          </table:table-cell>
          <table:table-cell office:value-type="float" office:value="3847" calcext:value-type="float">
            <text:p>3847</text:p>
          </table:table-cell>
          <table:table-cell office:value-type="float" office:value="1924" calcext:value-type="float">
            <text:p>1924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8.17" calcext:value-type="float">
            <text:p>8.17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.42" calcext:value-type="float">
            <text:p>0.42</text:p>
          </table:table-cell>
          <table:table-cell office:value-type="float" office:value="8.61" calcext:value-type="float">
            <text:p>8.61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8.31" calcext:value-type="float">
            <text:p>8.31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50_3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2.93" calcext:value-type="float">
            <text:p>12.93</text:p>
          </table:table-cell>
          <table:table-cell office:value-type="float" office:value="4631" calcext:value-type="float">
            <text:p>4631</text:p>
          </table:table-cell>
          <table:table-cell office:value-type="float" office:value="2316" calcext:value-type="float">
            <text:p>2316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8.91" calcext:value-type="float">
            <text:p>8.91</text:p>
          </table:table-cell>
          <table:table-cell office:value-type="float" office:value="4679" calcext:value-type="float">
            <text:p>4679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47" calcext:value-type="float">
            <text:p>0.47</text:p>
          </table:table-cell>
          <table:table-cell office:value-type="float" office:value="9.35" calcext:value-type="float">
            <text:p>9.35</text:p>
          </table:table-cell>
          <table:table-cell office:value-type="float" office:value="4679" calcext:value-type="float">
            <text:p>4679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9.18" calcext:value-type="float">
            <text:p>9.18</text:p>
          </table:table-cell>
          <table:table-cell office:value-type="float" office:value="4681" calcext:value-type="float">
            <text:p>4681</text:p>
          </table:table-cell>
          <table:table-cell office:value-type="float" office:value="2341" calcext:value-type="float">
            <text:p>2341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75_1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.11" calcext:value-type="float">
            <text:p>1.11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.13" calcext:value-type="float">
            <text:p>1.13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48" calcext:value-type="float">
            <text:p>0.48</text:p>
          </table:table-cell>
          <table:table-cell office:value-type="float" office:value="1.65" calcext:value-type="float">
            <text:p>1.65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.45" calcext:value-type="float">
            <text:p>1.45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75_2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.71" calcext:value-type="float">
            <text:p>2.71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.68" calcext:value-type="float">
            <text:p>1.68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.5</text:p>
          </table:table-cell>
          <table:table-cell office:value-type="float" office:value="2.24" calcext:value-type="float">
            <text:p>2.24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.96" calcext:value-type="float">
            <text:p>1.96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75_3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64.49" calcext:value-type="float">
            <text:p>164.49</text:p>
          </table:table-cell>
          <table:table-cell office:value-type="float" office:value="19713" calcext:value-type="float">
            <text:p>19713</text:p>
          </table:table-cell>
          <table:table-cell office:value-type="float" office:value="9857" calcext:value-type="float">
            <text:p>9857</text:p>
          </table:table-cell>
          <table:table-cell office:value-type="float" office:value="81" calcext:value-type="float">
            <text:p>81</text:p>
          </table:table-cell>
          <table:table-cell office:value-type="float" office:value="418" calcext:value-type="float">
            <text:p>418</text:p>
          </table:table-cell>
          <table:table-cell office:value-type="float" office:value="140.22" calcext:value-type="float">
            <text:p>140.22</text:p>
          </table:table-cell>
          <table:table-cell office:value-type="float" office:value="19991" calcext:value-type="float">
            <text:p>19991</text:p>
          </table:table-cell>
          <table:table-cell office:value-type="float" office:value="9996" calcext:value-type="float">
            <text:p>9996</text:p>
          </table:table-cell>
          <table:table-cell office:value-type="float" office:value="11" calcext:value-type="float">
            <text:p>11</text:p>
          </table:table-cell>
          <table:table-cell office:value-type="float" office:value="418" calcext:value-type="float">
            <text:p>418</text:p>
          </table:table-cell>
          <table:table-cell office:value-type="float" office:value="0.38" calcext:value-type="float">
            <text:p>0.38</text:p>
          </table:table-cell>
          <table:table-cell office:value-type="float" office:value="136.09" calcext:value-type="float">
            <text:p>136.09</text:p>
          </table:table-cell>
          <table:table-cell office:value-type="float" office:value="19991" calcext:value-type="float">
            <text:p>19991</text:p>
          </table:table-cell>
          <table:table-cell office:value-type="float" office:value="9996" calcext:value-type="float">
            <text:p>9996</text:p>
          </table:table-cell>
          <table:table-cell office:value-type="float" office:value="11" calcext:value-type="float">
            <text:p>11</text:p>
          </table:table-cell>
          <table:table-cell office:value-type="float" office:value="418" calcext:value-type="float">
            <text:p>418</text:p>
          </table:table-cell>
          <table:table-cell office:value-type="float" office:value="239.72" calcext:value-type="float">
            <text:p>239.72</text:p>
          </table:table-cell>
          <table:table-cell office:value-type="float" office:value="20023" calcext:value-type="float">
            <text:p>20023</text:p>
          </table:table-cell>
          <table:table-cell office:value-type="float" office:value="10012" calcext:value-type="float">
            <text:p>10012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100_1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.91" calcext:value-type="float">
            <text:p>1.91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.04" calcext:value-type="float">
            <text:p>2.04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.63</text:p>
          </table:table-cell>
          <table:table-cell office:value-type="float" office:value="2.67" calcext:value-type="float">
            <text:p>2.67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.66" calcext:value-type="float">
            <text:p>6.66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100_2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3.25" calcext:value-type="float">
            <text:p>13.25</text:p>
          </table:table-cell>
          <table:table-cell office:value-type="float" office:value="4101" calcext:value-type="float">
            <text:p>4101</text:p>
          </table:table-cell>
          <table:table-cell office:value-type="float" office:value="2051" calcext:value-type="float">
            <text:p>2051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12.79" calcext:value-type="float">
            <text:p>12.79</text:p>
          </table:table-cell>
          <table:table-cell office:value-type="float" office:value="4107" calcext:value-type="float">
            <text:p>4107</text:p>
          </table:table-cell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.48" calcext:value-type="float">
            <text:p>0.48</text:p>
          </table:table-cell>
          <table:table-cell office:value-type="float" office:value="11.82" calcext:value-type="float">
            <text:p>11.82</text:p>
          </table:table-cell>
          <table:table-cell office:value-type="float" office:value="4107" calcext:value-type="float">
            <text:p>4107</text:p>
          </table:table-cell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2.46" calcext:value-type="float">
            <text:p>22.46</text:p>
          </table:table-cell>
          <table:table-cell office:value-type="float" office:value="4107" calcext:value-type="float">
            <text:p>4107</text:p>
          </table:table-cell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100_3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.17" calcext:value-type="float">
            <text:p>2.17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.37" calcext:value-type="float">
            <text:p>6.37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56" calcext:value-type="float">
            <text:p>0.56</text:p>
          </table:table-cell>
          <table:table-cell office:value-type="float" office:value="2.64" calcext:value-type="float">
            <text:p>2.64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.17" calcext:value-type="float">
            <text:p>6.17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25_1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.95" calcext:value-type="float">
            <text:p>4.95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.09" calcext:value-type="float">
            <text:p>5.09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47" calcext:value-type="float">
            <text:p>0.47</text:p>
          </table:table-cell>
          <table:table-cell office:value-type="float" office:value="4.55" calcext:value-type="float">
            <text:p>4.55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.92" calcext:value-type="float">
            <text:p>8.92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25_2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<text:s/>TO </text:p>
          </table:table-cell>
          <table:table-cell office:value-type="float" office:value="157657" calcext:value-type="float">
            <text:p>157657</text:p>
          </table:table-cell>
          <table:table-cell office:value-type="float" office:value="78810" calcext:value-type="float">
            <text:p>78810</text:p>
          </table:table-cell>
          <table:table-cell office:value-type="float" office:value="1885" calcext:value-type="float">
            <text:p>1885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O </text:p>
          </table:table-cell>
          <table:table-cell office:value-type="float" office:value="173135" calcext:value-type="float">
            <text:p>173135</text:p>
          </table:table-cell>
          <table:table-cell office:value-type="float" office:value="86552" calcext:value-type="float">
            <text:p>86552</text:p>
          </table:table-cell>
          <table:table-cell office:value-type="float" office:value="252" calcext:value-type="float">
            <text:p>252</text:p>
          </table:table-cell>
          <table:table-cell office:value-type="float" office:value="519" calcext:value-type="float">
            <text:p>519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/>TO </text:p>
          </table:table-cell>
          <table:table-cell office:value-type="float" office:value="177153" calcext:value-type="float">
            <text:p>177153</text:p>
          </table:table-cell>
          <table:table-cell office:value-type="float" office:value="88562" calcext:value-type="float">
            <text:p>88562</text:p>
          </table:table-cell>
          <table:table-cell office:value-type="float" office:value="262" calcext:value-type="float">
            <text:p>262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<text:s/>TO </text:p>
          </table:table-cell>
          <table:table-cell office:value-type="float" office:value="137559" calcext:value-type="float">
            <text:p>137559</text:p>
          </table:table-cell>
          <table:table-cell office:value-type="float" office:value="68768" calcext:value-type="float">
            <text:p>68768</text:p>
          </table:table-cell>
          <table:table-cell office:value-type="float" office:value="196" calcext:value-type="float">
            <text:p>196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25_3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.48" calcext:value-type="float">
            <text:p>5.48</text:p>
          </table:table-cell>
          <table:table-cell office:value-type="float" office:value="2459" calcext:value-type="float">
            <text:p>2459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.63" calcext:value-type="float">
            <text:p>4.63</text:p>
          </table:table-cell>
          <table:table-cell office:value-type="float" office:value="2459" calcext:value-type="float">
            <text:p>2459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.58" calcext:value-type="float">
            <text:p>0.58</text:p>
          </table:table-cell>
          <table:table-cell office:value-type="float" office:value="5" calcext:value-type="float">
            <text:p>5</text:p>
          </table:table-cell>
          <table:table-cell office:value-type="float" office:value="2459" calcext:value-type="float">
            <text:p>2459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.03" calcext:value-type="float">
            <text:p>11.03</text:p>
          </table:table-cell>
          <table:table-cell office:value-type="float" office:value="2459" calcext:value-type="float">
            <text:p>2459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50_1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9.82" calcext:value-type="float">
            <text:p>39.82</text:p>
          </table:table-cell>
          <table:table-cell office:value-type="float" office:value="10063" calcext:value-type="float">
            <text:p>10063</text:p>
          </table:table-cell>
          <table:table-cell office:value-type="float" office:value="5032" calcext:value-type="float">
            <text:p>5032</text:p>
          </table:table-cell>
          <table:table-cell office:value-type="float" office:value="60" calcext:value-type="float">
            <text:p>60</text:p>
          </table:table-cell>
          <table:table-cell office:value-type="float" office:value="268" calcext:value-type="float">
            <text:p>268</text:p>
          </table:table-cell>
          <table:table-cell office:value-type="float" office:value="34.73" calcext:value-type="float">
            <text:p>34.73</text:p>
          </table:table-cell>
          <table:table-cell office:value-type="float" office:value="10301" calcext:value-type="float">
            <text:p>10301</text:p>
          </table:table-cell>
          <table:table-cell office:value-type="float" office:value="5151" calcext:value-type="float">
            <text:p>5151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float" office:value="0.57" calcext:value-type="float">
            <text:p>0.57</text:p>
          </table:table-cell>
          <table:table-cell office:value-type="float" office:value="34.16" calcext:value-type="float">
            <text:p>34.16</text:p>
          </table:table-cell>
          <table:table-cell office:value-type="float" office:value="10301" calcext:value-type="float">
            <text:p>10301</text:p>
          </table:table-cell>
          <table:table-cell office:value-type="float" office:value="5151" calcext:value-type="float">
            <text:p>5151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float" office:value="66.48" calcext:value-type="float">
            <text:p>66.48</text:p>
          </table:table-cell>
          <table:table-cell office:value-type="float" office:value="10303" calcext:value-type="float">
            <text:p>10303</text:p>
          </table:table-cell>
          <table:table-cell office:value-type="float" office:value="5152" calcext:value-type="float">
            <text:p>5152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50_2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.78" calcext:value-type="float">
            <text:p>1.78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.99" calcext:value-type="float">
            <text:p>1.99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  <table:table-cell office:value-type="float" office:value="2.65" calcext:value-type="float">
            <text:p>2.65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.38" calcext:value-type="float">
            <text:p>7.38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50_3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7.7" calcext:value-type="float">
            <text:p>17.7</text:p>
          </table:table-cell>
          <table:table-cell office:value-type="float" office:value="7461" calcext:value-type="float">
            <text:p>7461</text:p>
          </table:table-cell>
          <table:table-cell office:value-type="float" office:value="3731" calcext:value-type="float">
            <text:p>3731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11.2" calcext:value-type="float">
            <text:p>11.2</text:p>
          </table:table-cell>
          <table:table-cell office:value-type="float" office:value="7519" calcext:value-type="float">
            <text:p>7519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.57" calcext:value-type="float">
            <text:p>0.57</text:p>
          </table:table-cell>
          <table:table-cell office:value-type="float" office:value="12.02" calcext:value-type="float">
            <text:p>12.02</text:p>
          </table:table-cell>
          <table:table-cell office:value-type="float" office:value="7519" calcext:value-type="float">
            <text:p>7519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6.46" calcext:value-type="float">
            <text:p>26.46</text:p>
          </table:table-cell>
          <table:table-cell office:value-type="float" office:value="7519" calcext:value-type="float">
            <text:p>7519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75_1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82.28" calcext:value-type="float">
            <text:p>782.28</text:p>
          </table:table-cell>
          <table:table-cell office:value-type="float" office:value="60171" calcext:value-type="float">
            <text:p>60171</text:p>
          </table:table-cell>
          <table:table-cell office:value-type="float" office:value="30086" calcext:value-type="float">
            <text:p>30086</text:p>
          </table:table-cell>
          <table:table-cell office:value-type="float" office:value="166" calcext:value-type="float">
            <text:p>166</text:p>
          </table:table-cell>
          <table:table-cell office:value-type="float" office:value="533" calcext:value-type="float">
            <text:p>533</text:p>
          </table:table-cell>
          <table:table-cell office:value-type="float" office:value="713.67" calcext:value-type="float">
            <text:p>713.67</text:p>
          </table:table-cell>
          <table:table-cell office:value-type="float" office:value="60659" calcext:value-type="float">
            <text:p>60659</text:p>
          </table:table-cell>
          <table:table-cell office:value-type="float" office:value="30330" calcext:value-type="float">
            <text:p>30330</text:p>
          </table:table-cell>
          <table:table-cell office:value-type="float" office:value="26" calcext:value-type="float">
            <text:p>26</text:p>
          </table:table-cell>
          <table:table-cell office:value-type="float" office:value="533" calcext:value-type="float">
            <text:p>533</text:p>
          </table:table-cell>
          <table:table-cell office:value-type="float" office:value="0.47" calcext:value-type="float">
            <text:p>0.47</text:p>
          </table:table-cell>
          <table:table-cell office:value-type="float" office:value="687.6" calcext:value-type="float">
            <text:p>687.6</text:p>
          </table:table-cell>
          <table:table-cell office:value-type="float" office:value="60659" calcext:value-type="float">
            <text:p>60659</text:p>
          </table:table-cell>
          <table:table-cell office:value-type="float" office:value="30330" calcext:value-type="float">
            <text:p>30330</text:p>
          </table:table-cell>
          <table:table-cell office:value-type="float" office:value="26" calcext:value-type="float">
            <text:p>26</text:p>
          </table:table-cell>
          <table:table-cell office:value-type="float" office:value="533" calcext:value-type="float">
            <text:p>533</text:p>
          </table:table-cell>
          <table:table-cell office:value-type="float" office:value="1179.95" calcext:value-type="float">
            <text:p>1179.95</text:p>
          </table:table-cell>
          <table:table-cell office:value-type="float" office:value="60659" calcext:value-type="float">
            <text:p>60659</text:p>
          </table:table-cell>
          <table:table-cell office:value-type="float" office:value="30330" calcext:value-type="float">
            <text:p>30330</text:p>
          </table:table-cell>
          <table:table-cell office:value-type="float" office:value="26" calcext:value-type="float">
            <text:p>2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75_2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50.61" calcext:value-type="float">
            <text:p>150.61</text:p>
          </table:table-cell>
          <table:table-cell office:value-type="float" office:value="21979" calcext:value-type="float">
            <text:p>21979</text:p>
          </table:table-cell>
          <table:table-cell office:value-type="float" office:value="10990" calcext:value-type="float">
            <text:p>10990</text:p>
          </table:table-cell>
          <table:table-cell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office:value-type="float" office:value="130.82" calcext:value-type="float">
            <text:p>130.82</text:p>
          </table:table-cell>
          <table:table-cell office:value-type="float" office:value="21985" calcext:value-type="float">
            <text:p>21985</text:p>
          </table:table-cell>
          <table:table-cell office:value-type="float" office:value="10993" calcext:value-type="float">
            <text:p>10993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0.56" calcext:value-type="float">
            <text:p>0.56</text:p>
          </table:table-cell>
          <table:table-cell office:value-type="float" office:value="128.32" calcext:value-type="float">
            <text:p>128.32</text:p>
          </table:table-cell>
          <table:table-cell office:value-type="float" office:value="21985" calcext:value-type="float">
            <text:p>21985</text:p>
          </table:table-cell>
          <table:table-cell office:value-type="float" office:value="10993" calcext:value-type="float">
            <text:p>10993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00.79" calcext:value-type="float">
            <text:p>200.79</text:p>
          </table:table-cell>
          <table:table-cell office:value-type="float" office:value="21985" calcext:value-type="float">
            <text:p>21985</text:p>
          </table:table-cell>
          <table:table-cell office:value-type="float" office:value="10993" calcext:value-type="float">
            <text:p>10993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75_3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3.36" calcext:value-type="float">
            <text:p>13.36</text:p>
          </table:table-cell>
          <table:table-cell office:value-type="float" office:value="4129" calcext:value-type="float">
            <text:p>4129</text:p>
          </table:table-cell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1.34" calcext:value-type="float">
            <text:p>11.34</text:p>
          </table:table-cell>
          <table:table-cell office:value-type="float" office:value="4129" calcext:value-type="float">
            <text:p>4129</text:p>
          </table:table-cell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.5" calcext:value-type="float">
            <text:p>0.5</text:p>
          </table:table-cell>
          <table:table-cell office:value-type="float" office:value="11.64" calcext:value-type="float">
            <text:p>11.64</text:p>
          </table:table-cell>
          <table:table-cell office:value-type="float" office:value="4129" calcext:value-type="float">
            <text:p>4129</text:p>
          </table:table-cell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0.05" calcext:value-type="float">
            <text:p>20.05</text:p>
          </table:table-cell>
          <table:table-cell office:value-type="float" office:value="4129" calcext:value-type="float">
            <text:p>4129</text:p>
          </table:table-cell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100_1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.34" calcext:value-type="float">
            <text:p>14.34</text:p>
          </table:table-cell>
          <table:table-cell office:value-type="float" office:value="4161" calcext:value-type="float">
            <text:p>4161</text:p>
          </table:table-cell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0.83" calcext:value-type="float">
            <text:p>10.83</text:p>
          </table:table-cell>
          <table:table-cell office:value-type="float" office:value="4161" calcext:value-type="float">
            <text:p>4161</text:p>
          </table:table-cell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.05" calcext:value-type="float">
            <text:p>1.05</text:p>
          </table:table-cell>
          <table:table-cell office:value-type="float" office:value="11.94" calcext:value-type="float">
            <text:p>11.94</text:p>
          </table:table-cell>
          <table:table-cell office:value-type="float" office:value="4161" calcext:value-type="float">
            <text:p>4161</text:p>
          </table:table-cell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3.74" calcext:value-type="float">
            <text:p>23.74</text:p>
          </table:table-cell>
          <table:table-cell office:value-type="float" office:value="4161" calcext:value-type="float">
            <text:p>4161</text:p>
          </table:table-cell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100_2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.3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.68" calcext:value-type="float">
            <text:p>3.68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75" calcext:value-type="float">
            <text:p>0.75</text:p>
          </table:table-cell>
          <table:table-cell office:value-type="float" office:value="4.39" calcext:value-type="float">
            <text:p>4.39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.6" calcext:value-type="float">
            <text:p>9.6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100_3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.92" calcext:value-type="float">
            <text:p>18.92</text:p>
          </table:table-cell>
          <table:table-cell office:value-type="float" office:value="5637" calcext:value-type="float">
            <text:p>5637</text:p>
          </table:table-cell>
          <table:table-cell office:value-type="float" office:value="2819" calcext:value-type="float">
            <text:p>2819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16.3" calcext:value-type="float">
            <text:p>16.3</text:p>
          </table:table-cell>
          <table:table-cell office:value-type="float" office:value="5663" calcext:value-type="float">
            <text:p>5663</text:p>
          </table:table-cell>
          <table:table-cell office:value-type="float" office:value="2832" calcext:value-type="float">
            <text:p>2832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0.73" calcext:value-type="float">
            <text:p>0.73</text:p>
          </table:table-cell>
          <table:table-cell office:value-type="float" office:value="16.38" calcext:value-type="float">
            <text:p>16.38</text:p>
          </table:table-cell>
          <table:table-cell office:value-type="float" office:value="5663" calcext:value-type="float">
            <text:p>5663</text:p>
          </table:table-cell>
          <table:table-cell office:value-type="float" office:value="2832" calcext:value-type="float">
            <text:p>2832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27.88" calcext:value-type="float">
            <text:p>27.88</text:p>
          </table:table-cell>
          <table:table-cell office:value-type="float" office:value="5663" calcext:value-type="float">
            <text:p>5663</text:p>
          </table:table-cell>
          <table:table-cell office:value-type="float" office:value="2832" calcext:value-type="float">
            <text:p>2832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25_1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.42" calcext:value-type="float">
            <text:p>3.42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.32" calcext:value-type="float">
            <text:p>3.32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3.85" calcext:value-type="float">
            <text:p>3.85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.29" calcext:value-type="float">
            <text:p>13.29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25_2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.67" calcext:value-type="float">
            <text:p>9.67</text:p>
          </table:table-cell>
          <table:table-cell office:value-type="float" office:value="3297" calcext:value-type="float">
            <text:p>3297</text:p>
          </table:table-cell>
          <table:table-cell office:value-type="float" office:value="1649" calcext:value-type="float">
            <text:p>1649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7.12" calcext:value-type="float">
            <text:p>7.12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.8" calcext:value-type="float">
            <text:p>0.8</text:p>
          </table:table-cell>
          <table:table-cell office:value-type="float" office:value="7.99" calcext:value-type="float">
            <text:p>7.99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.22" calcext:value-type="float">
            <text:p>17.22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25_3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TO </text:p>
          </table:table-cell>
          <table:table-cell office:value-type="float" office:value="121267" calcext:value-type="float">
            <text:p>121267</text:p>
          </table:table-cell>
          <table:table-cell office:value-type="float" office:value="60608" calcext:value-type="float">
            <text:p>60608</text:p>
          </table:table-cell>
          <table:table-cell office:value-type="float" office:value="799" calcext:value-type="float">
            <text:p>79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<text:s/>TO </text:p>
          </table:table-cell>
          <table:table-cell office:value-type="float" office:value="132151" calcext:value-type="float">
            <text:p>132151</text:p>
          </table:table-cell>
          <table:table-cell office:value-type="float" office:value="66051" calcext:value-type="float">
            <text:p>66051</text:p>
          </table:table-cell>
          <table:table-cell office:value-type="float" office:value="56" calcext:value-type="float">
            <text:p>56</text:p>
          </table:table-cell>
          <table:table-cell office:value-type="float" office:value="577" calcext:value-type="float">
            <text:p>577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<text:s/>TO </text:p>
          </table:table-cell>
          <table:table-cell office:value-type="float" office:value="134865" calcext:value-type="float">
            <text:p>134865</text:p>
          </table:table-cell>
          <table:table-cell office:value-type="float" office:value="67424" calcext:value-type="float">
            <text:p>67424</text:p>
          </table:table-cell>
          <table:table-cell office:value-type="float" office:value="56" calcext:value-type="float">
            <text:p>56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<text:s/>TO </text:p>
          </table:table-cell>
          <table:table-cell office:value-type="float" office:value="98907" calcext:value-type="float">
            <text:p>98907</text:p>
          </table:table-cell>
          <table:table-cell office:value-type="float" office:value="49429" calcext:value-type="float">
            <text:p>49429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50_1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TO </text:p>
          </table:table-cell>
          <table:table-cell office:value-type="float" office:value="109827" calcext:value-type="float">
            <text:p>109827</text:p>
          </table:table-cell>
          <table:table-cell office:value-type="float" office:value="54891" calcext:value-type="float">
            <text:p>54891</text:p>
          </table:table-cell>
          <table:table-cell office:value-type="float" office:value="4060" calcext:value-type="float">
            <text:p>4060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<text:s/>TO </text:p>
          </table:table-cell>
          <table:table-cell office:value-type="float" office:value="127111" calcext:value-type="float">
            <text:p>127111</text:p>
          </table:table-cell>
          <table:table-cell office:value-type="float" office:value="63534" calcext:value-type="float">
            <text:p>63534</text:p>
          </table:table-cell>
          <table:table-cell office:value-type="float" office:value="223" calcext:value-type="float">
            <text:p>223</text:p>
          </table:table-cell>
          <table:table-cell office:value-type="float" office:value="619" calcext:value-type="float">
            <text:p>619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<text:s/>TO </text:p>
          </table:table-cell>
          <table:table-cell office:value-type="float" office:value="130827" calcext:value-type="float">
            <text:p>130827</text:p>
          </table:table-cell>
          <table:table-cell office:value-type="float" office:value="65392" calcext:value-type="float">
            <text:p>65392</text:p>
          </table:table-cell>
          <table:table-cell office:value-type="float" office:value="235" calcext:value-type="float">
            <text:p>235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<text:s/>TO </text:p>
          </table:table-cell>
          <table:table-cell office:value-type="float" office:value="119269" calcext:value-type="float">
            <text:p>119269</text:p>
          </table:table-cell>
          <table:table-cell office:value-type="float" office:value="59613" calcext:value-type="float">
            <text:p>59613</text:p>
          </table:table-cell>
          <table:table-cell office:value-type="float" office:value="155" calcext:value-type="float">
            <text:p>155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50_2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20.71" calcext:value-type="float">
            <text:p>320.71</text:p>
          </table:table-cell>
          <table:table-cell office:value-type="float" office:value="40405" calcext:value-type="float">
            <text:p>40405</text:p>
          </table:table-cell>
          <table:table-cell office:value-type="float" office:value="20203" calcext:value-type="float">
            <text:p>20203</text:p>
          </table:table-cell>
          <table:table-cell office:value-type="float" office:value="68" calcext:value-type="float">
            <text:p>68</text:p>
          </table:table-cell>
          <table:table-cell office:value-type="float" office:value="413" calcext:value-type="float">
            <text:p>413</text:p>
          </table:table-cell>
          <table:table-cell office:value-type="float" office:value="282.76" calcext:value-type="float">
            <text:p>282.76</text:p>
          </table:table-cell>
          <table:table-cell office:value-type="float" office:value="40489" calcext:value-type="float">
            <text:p>40489</text:p>
          </table:table-cell>
          <table:table-cell office:value-type="float" office:value="20245" calcext:value-type="float">
            <text:p>20245</text:p>
          </table:table-cell>
          <table:table-cell office:value-type="float" office:value="51" calcext:value-type="float">
            <text:p>51</text:p>
          </table:table-cell>
          <table:table-cell office:value-type="float" office:value="413" calcext:value-type="float">
            <text:p>413</text:p>
          </table:table-cell>
          <table:table-cell office:value-type="float" office:value="0.66" calcext:value-type="float">
            <text:p>0.66</text:p>
          </table:table-cell>
          <table:table-cell office:value-type="float" office:value="269.08" calcext:value-type="float">
            <text:p>269.08</text:p>
          </table:table-cell>
          <table:table-cell office:value-type="float" office:value="40487" calcext:value-type="float">
            <text:p>40487</text:p>
          </table:table-cell>
          <table:table-cell office:value-type="float" office:value="20244" calcext:value-type="float">
            <text:p>20244</text:p>
          </table:table-cell>
          <table:table-cell office:value-type="float" office:value="52" calcext:value-type="float">
            <text:p>52</text:p>
          </table:table-cell>
          <table:table-cell office:value-type="float" office:value="413" calcext:value-type="float">
            <text:p>413</text:p>
          </table:table-cell>
          <table:table-cell office:value-type="float" office:value="283.83" calcext:value-type="float">
            <text:p>283.83</text:p>
          </table:table-cell>
          <table:table-cell office:value-type="float" office:value="40503" calcext:value-type="float">
            <text:p>40503</text:p>
          </table:table-cell>
          <table:table-cell office:value-type="float" office:value="20252" calcext:value-type="float">
            <text:p>20252</text:p>
          </table:table-cell>
          <table:table-cell office:value-type="float" office:value="51" calcext:value-type="float">
            <text:p>5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50_3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.5" calcext:value-type="float">
            <text:p>3.5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.63" calcext:value-type="float">
            <text:p>3.63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72" calcext:value-type="float">
            <text:p>0.72</text:p>
          </table:table-cell>
          <table:table-cell office:value-type="float" office:value="4.45" calcext:value-type="float">
            <text:p>4.45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.01" calcext:value-type="float">
            <text:p>5.01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75_1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4.55" calcext:value-type="float">
            <text:p>14.55</text:p>
          </table:table-cell>
          <table:table-cell office:value-type="float" office:value="3853" calcext:value-type="float">
            <text:p>3853</text:p>
          </table:table-cell>
          <table:table-cell office:value-type="float" office:value="1927" calcext:value-type="float">
            <text:p>1927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14.43" calcext:value-type="float">
            <text:p>14.43</text:p>
          </table:table-cell>
          <table:table-cell office:value-type="float" office:value="3877" calcext:value-type="float">
            <text:p>3877</text:p>
          </table:table-cell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.66" calcext:value-type="float">
            <text:p>0.66</text:p>
          </table:table-cell>
          <table:table-cell office:value-type="float" office:value="12.66" calcext:value-type="float">
            <text:p>12.66</text:p>
          </table:table-cell>
          <table:table-cell office:value-type="float" office:value="3877" calcext:value-type="float">
            <text:p>3877</text:p>
          </table:table-cell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3.46" calcext:value-type="float">
            <text:p>13.46</text:p>
          </table:table-cell>
          <table:table-cell office:value-type="float" office:value="3877" calcext:value-type="float">
            <text:p>3877</text:p>
          </table:table-cell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75_2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.42" calcext:value-type="float">
            <text:p>3.42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.19" calcext:value-type="float">
            <text:p>4.19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64" calcext:value-type="float">
            <text:p>0.64</text:p>
          </table:table-cell>
          <table:table-cell office:value-type="float" office:value="4.28" calcext:value-type="float">
            <text:p>4.28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.88" calcext:value-type="float">
            <text:p>4.88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75_3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465.58" calcext:value-type="float">
            <text:p>465.58</text:p>
          </table:table-cell>
          <table:table-cell office:value-type="float" office:value="45865" calcext:value-type="float">
            <text:p>45865</text:p>
          </table:table-cell>
          <table:table-cell office:value-type="float" office:value="22933" calcext:value-type="float">
            <text:p>22933</text:p>
          </table:table-cell>
          <table:table-cell office:value-type="float" office:value="257" calcext:value-type="float">
            <text:p>257</text:p>
          </table:table-cell>
          <table:table-cell office:value-type="float" office:value="497" calcext:value-type="float">
            <text:p>497</text:p>
          </table:table-cell>
          <table:table-cell office:value-type="float" office:value="424.46" calcext:value-type="float">
            <text:p>424.46</text:p>
          </table:table-cell>
          <table:table-cell office:value-type="float" office:value="46333" calcext:value-type="float">
            <text:p>46333</text:p>
          </table:table-cell>
          <table:table-cell office:value-type="float" office:value="23167" calcext:value-type="float">
            <text:p>23167</text:p>
          </table:table-cell>
          <table:table-cell office:value-type="float" office:value="374" calcext:value-type="float">
            <text:p>374</text:p>
          </table:table-cell>
          <table:table-cell office:value-type="float" office:value="497" calcext:value-type="float">
            <text:p>497</text:p>
          </table:table-cell>
          <table:table-cell office:value-type="float" office:value="0.64" calcext:value-type="float">
            <text:p>0.64</text:p>
          </table:table-cell>
          <table:table-cell office:value-type="float" office:value="409.54" calcext:value-type="float">
            <text:p>409.54</text:p>
          </table:table-cell>
          <table:table-cell office:value-type="float" office:value="46333" calcext:value-type="float">
            <text:p>46333</text:p>
          </table:table-cell>
          <table:table-cell office:value-type="float" office:value="23167" calcext:value-type="float">
            <text:p>23167</text:p>
          </table:table-cell>
          <table:table-cell office:value-type="float" office:value="374" calcext:value-type="float">
            <text:p>374</text:p>
          </table:table-cell>
          <table:table-cell office:value-type="float" office:value="497" calcext:value-type="float">
            <text:p>497</text:p>
          </table:table-cell>
          <table:table-cell office:value-type="float" office:value="419.74" calcext:value-type="float">
            <text:p>419.74</text:p>
          </table:table-cell>
          <table:table-cell office:value-type="float" office:value="46685" calcext:value-type="float">
            <text:p>46685</text:p>
          </table:table-cell>
          <table:table-cell office:value-type="float" office:value="23343" calcext:value-type="float">
            <text:p>23343</text:p>
          </table:table-cell>
          <table:table-cell office:value-type="float" office:value="258" calcext:value-type="float">
            <text:p>258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100_1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.21" calcext:value-type="float">
            <text:p>6.21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01" calcext:value-type="float">
            <text:p>6.01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.15" calcext:value-type="float">
            <text:p>1.15</text:p>
          </table:table-cell>
          <table:table-cell office:value-type="float" office:value="8.66" calcext:value-type="float">
            <text:p>8.66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.53" calcext:value-type="float">
            <text:p>8.53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100_2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0.44" calcext:value-type="float">
            <text:p>40.44</text:p>
          </table:table-cell>
          <table:table-cell office:value-type="float" office:value="9697" calcext:value-type="float">
            <text:p>9697</text:p>
          </table:table-cell>
          <table:table-cell office:value-type="float" office:value="4849" calcext:value-type="float">
            <text:p>4849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34.11" calcext:value-type="float">
            <text:p>34.11</text:p>
          </table:table-cell>
          <table:table-cell office:value-type="float" office:value="9701" calcext:value-type="float">
            <text:p>9701</text:p>
          </table:table-cell>
          <table:table-cell office:value-type="float" office:value="4851" calcext:value-type="float">
            <text:p>485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.98" calcext:value-type="float">
            <text:p>0.98</text:p>
          </table:table-cell>
          <table:table-cell office:value-type="float" office:value="38.83" calcext:value-type="float">
            <text:p>38.83</text:p>
          </table:table-cell>
          <table:table-cell office:value-type="float" office:value="9701" calcext:value-type="float">
            <text:p>9701</text:p>
          </table:table-cell>
          <table:table-cell office:value-type="float" office:value="4851" calcext:value-type="float">
            <text:p>485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36.01" calcext:value-type="float">
            <text:p>36.01</text:p>
          </table:table-cell>
          <table:table-cell office:value-type="float" office:value="9701" calcext:value-type="float">
            <text:p>9701</text:p>
          </table:table-cell>
          <table:table-cell office:value-type="float" office:value="4851" calcext:value-type="float">
            <text:p>485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100_3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.96" calcext:value-type="float">
            <text:p>5.96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.46" calcext:value-type="float">
            <text:p>6.46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93" calcext:value-type="float">
            <text:p>0.93</text:p>
          </table:table-cell>
          <table:table-cell office:value-type="float" office:value="9.09" calcext:value-type="float">
            <text:p>9.09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.1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25_1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799.08" calcext:value-type="float">
            <text:p>799.08</text:p>
          </table:table-cell>
          <table:table-cell office:value-type="float" office:value="81223" calcext:value-type="float">
            <text:p>81223</text:p>
          </table:table-cell>
          <table:table-cell office:value-type="float" office:value="40612" calcext:value-type="float">
            <text:p>40612</text:p>
          </table:table-cell>
          <table:table-cell office:value-type="float" office:value="71" calcext:value-type="float">
            <text:p>71</text:p>
          </table:table-cell>
          <table:table-cell office:value-type="float" office:value="398" calcext:value-type="float">
            <text:p>398</text:p>
          </table:table-cell>
          <table:table-cell office:value-type="float" office:value="697.22" calcext:value-type="float">
            <text:p>697.22</text:p>
          </table:table-cell>
          <table:table-cell office:value-type="float" office:value="81383" calcext:value-type="float">
            <text:p>81383</text:p>
          </table:table-cell>
          <table:table-cell office:value-type="float" office:value="40692" calcext:value-type="float">
            <text:p>40692</text:p>
          </table:table-cell>
          <table:table-cell office:value-type="float" office:value="25" calcext:value-type="float">
            <text:p>25</text:p>
          </table:table-cell>
          <table:table-cell office:value-type="float" office:value="398" calcext:value-type="float">
            <text:p>398</text:p>
          </table:table-cell>
          <table:table-cell office:value-type="float" office:value="0.93" calcext:value-type="float">
            <text:p>0.93</text:p>
          </table:table-cell>
          <table:table-cell office:value-type="float" office:value="705.71" calcext:value-type="float">
            <text:p>705.71</text:p>
          </table:table-cell>
          <table:table-cell office:value-type="float" office:value="81383" calcext:value-type="float">
            <text:p>81383</text:p>
          </table:table-cell>
          <table:table-cell office:value-type="float" office:value="40692" calcext:value-type="float">
            <text:p>40692</text:p>
          </table:table-cell>
          <table:table-cell office:value-type="float" office:value="25" calcext:value-type="float">
            <text:p>25</text:p>
          </table:table-cell>
          <table:table-cell office:value-type="float" office:value="398" calcext:value-type="float">
            <text:p>398</text:p>
          </table:table-cell>
          <table:table-cell office:value-type="float" office:value="700.64" calcext:value-type="float">
            <text:p>700.64</text:p>
          </table:table-cell>
          <table:table-cell office:value-type="float" office:value="81383" calcext:value-type="float">
            <text:p>81383</text:p>
          </table:table-cell>
          <table:table-cell office:value-type="float" office:value="40692" calcext:value-type="float">
            <text:p>40692</text:p>
          </table:table-cell>
          <table:table-cell office:value-type="float" office:value="25" calcext:value-type="float">
            <text:p>2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25_2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7.45" calcext:value-type="float">
            <text:p>7.45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.8" calcext:value-type="float">
            <text:p>5.8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.11" calcext:value-type="float">
            <text:p>1.11</text:p>
          </table:table-cell>
          <table:table-cell office:value-type="float" office:value="8.13" calcext:value-type="float">
            <text:p>8.13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.59" calcext:value-type="float">
            <text:p>8.59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25_3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.64" calcext:value-type="float">
            <text:p>5.64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.1" calcext:value-type="float">
            <text:p>6.1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93" calcext:value-type="float">
            <text:p>0.93</text:p>
          </table:table-cell>
          <table:table-cell office:value-type="float" office:value="7.5" calcext:value-type="float">
            <text:p>7.5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.1" calcext:value-type="float">
            <text:p>8.1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50_1 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47.88" calcext:value-type="float">
            <text:p>947.88</text:p>
          </table:table-cell>
          <table:table-cell office:value-type="float" office:value="99579" calcext:value-type="float">
            <text:p>99579</text:p>
          </table:table-cell>
          <table:table-cell office:value-type="float" office:value="49790" calcext:value-type="float">
            <text:p>49790</text:p>
          </table:table-cell>
          <table:table-cell office:value-type="float" office:value="276" calcext:value-type="float">
            <text:p>276</text:p>
          </table:table-cell>
          <table:table-cell office:value-type="float" office:value="462" calcext:value-type="float">
            <text:p>462</text:p>
          </table:table-cell>
          <table:table-cell office:value-type="float" office:value="826.16" calcext:value-type="float">
            <text:p>826.16</text:p>
          </table:table-cell>
          <table:table-cell office:value-type="float" office:value="100203" calcext:value-type="float">
            <text:p>100203</text:p>
          </table:table-cell>
          <table:table-cell office:value-type="float" office:value="50102" calcext:value-type="float">
            <text:p>50102</text:p>
          </table:table-cell>
          <table:table-cell office:value-type="float" office:value="185" calcext:value-type="float">
            <text:p>185</text:p>
          </table:table-cell>
          <table:table-cell office:value-type="float" office:value="462" calcext:value-type="float">
            <text:p>462</text:p>
          </table:table-cell>
          <table:table-cell office:value-type="float" office:value="1.02" calcext:value-type="float">
            <text:p>1.02</text:p>
          </table:table-cell>
          <table:table-cell office:value-type="float" office:value="862.86" calcext:value-type="float">
            <text:p>862.86</text:p>
          </table:table-cell>
          <table:table-cell office:value-type="float" office:value="100195" calcext:value-type="float">
            <text:p>100195</text:p>
          </table:table-cell>
          <table:table-cell office:value-type="float" office:value="50098" calcext:value-type="float">
            <text:p>50098</text:p>
          </table:table-cell>
          <table:table-cell office:value-type="float" office:value="186" calcext:value-type="float">
            <text:p>186</text:p>
          </table:table-cell>
          <table:table-cell office:value-type="float" office:value="462" calcext:value-type="float">
            <text:p>462</text:p>
          </table:table-cell>
          <table:table-cell office:value-type="float" office:value="744.84" calcext:value-type="float">
            <text:p>744.84</text:p>
          </table:table-cell>
          <table:table-cell office:value-type="float" office:value="100203" calcext:value-type="float">
            <text:p>100203</text:p>
          </table:table-cell>
          <table:table-cell office:value-type="float" office:value="50102" calcext:value-type="float">
            <text:p>50102</text:p>
          </table:table-cell>
          <table:table-cell office:value-type="float" office:value="185" calcext:value-type="float">
            <text:p>185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50_2 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.3" calcext:value-type="float">
            <text:p>55.3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46.72" calcext:value-type="float">
            <text:p>46.72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.9" calcext:value-type="float">
            <text:p>0.9</text:p>
          </table:table-cell>
          <table:table-cell office:value-type="float" office:value="48.83" calcext:value-type="float">
            <text:p>48.83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45.66" calcext:value-type="float">
            <text:p>45.66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50_3 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TO </text:p>
          </table:table-cell>
          <table:table-cell office:value-type="float" office:value="60659" calcext:value-type="float">
            <text:p>60659</text:p>
          </table:table-cell>
          <table:table-cell office:value-type="float" office:value="30301" calcext:value-type="float">
            <text:p>30301</text:p>
          </table:table-cell>
          <table:table-cell office:value-type="float" office:value="247" calcext:value-type="float">
            <text:p>247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<text:s/>TO </text:p>
          </table:table-cell>
          <table:table-cell office:value-type="float" office:value="63723" calcext:value-type="float">
            <text:p>63723</text:p>
          </table:table-cell>
          <table:table-cell office:value-type="float" office:value="31836" calcext:value-type="float">
            <text:p>31836</text:p>
          </table:table-cell>
          <table:table-cell office:value-type="float" office:value="174" calcext:value-type="float">
            <text:p>174</text:p>
          </table:table-cell>
          <table:table-cell office:value-type="float" office:value="916" calcext:value-type="float">
            <text:p>916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<text:s/>TO </text:p>
          </table:table-cell>
          <table:table-cell office:value-type="float" office:value="64001" calcext:value-type="float">
            <text:p>64001</text:p>
          </table:table-cell>
          <table:table-cell office:value-type="float" office:value="31973" calcext:value-type="float">
            <text:p>31973</text:p>
          </table:table-cell>
          <table:table-cell office:value-type="float" office:value="173" calcext:value-type="float">
            <text:p>173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<text:s/>TO </text:p>
          </table:table-cell>
          <table:table-cell office:value-type="float" office:value="64691" calcext:value-type="float">
            <text:p>64691</text:p>
          </table:table-cell>
          <table:table-cell office:value-type="float" office:value="32317" calcext:value-type="float">
            <text:p>32317</text:p>
          </table:table-cell>
          <table:table-cell office:value-type="float" office:value="175" calcext:value-type="float">
            <text:p>175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75_1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TO </text:p>
          </table:table-cell>
          <table:table-cell office:value-type="float" office:value="111313" calcext:value-type="float">
            <text:p>111313</text:p>
          </table:table-cell>
          <table:table-cell office:value-type="float" office:value="55628" calcext:value-type="float">
            <text:p>55628</text:p>
          </table:table-cell>
          <table:table-cell office:value-type="float" office:value="428" calcext:value-type="float">
            <text:p>428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<text:s/>TO </text:p>
          </table:table-cell>
          <table:table-cell office:value-type="float" office:value="126225" calcext:value-type="float">
            <text:p>126225</text:p>
          </table:table-cell>
          <table:table-cell office:value-type="float" office:value="63083" calcext:value-type="float">
            <text:p>63083</text:p>
          </table:table-cell>
          <table:table-cell office:value-type="float" office:value="276" calcext:value-type="float">
            <text:p>276</text:p>
          </table:table-cell>
          <table:table-cell office:value-type="float" office:value="623" calcext:value-type="float">
            <text:p>62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/>TO </text:p>
          </table:table-cell>
          <table:table-cell office:value-type="float" office:value="124671" calcext:value-type="float">
            <text:p>124671</text:p>
          </table:table-cell>
          <table:table-cell office:value-type="float" office:value="62307" calcext:value-type="float">
            <text:p>62307</text:p>
          </table:table-cell>
          <table:table-cell office:value-type="float" office:value="276" calcext:value-type="float">
            <text:p>276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<text:s/>TO </text:p>
          </table:table-cell>
          <table:table-cell office:value-type="float" office:value="131031" calcext:value-type="float">
            <text:p>131031</text:p>
          </table:table-cell>
          <table:table-cell office:value-type="float" office:value="65488" calcext:value-type="float">
            <text:p>65488</text:p>
          </table:table-cell>
          <table:table-cell office:value-type="float" office:value="283" calcext:value-type="float">
            <text:p>28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75_2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512.78" calcext:value-type="float">
            <text:p>1512.78</text:p>
          </table:table-cell>
          <table:table-cell office:value-type="float" office:value="69713" calcext:value-type="float">
            <text:p>69713</text:p>
          </table:table-cell>
          <table:table-cell office:value-type="float" office:value="34857" calcext:value-type="float">
            <text:p>34857</text:p>
          </table:table-cell>
          <table:table-cell office:value-type="float" office:value="39" calcext:value-type="float">
            <text:p>39</text:p>
          </table:table-cell>
          <table:table-cell office:value-type="float" office:value="555" calcext:value-type="float">
            <text:p>555</text:p>
          </table:table-cell>
          <table:table-cell office:value-type="float" office:value="891.07" calcext:value-type="float">
            <text:p>891.07</text:p>
          </table:table-cell>
          <table:table-cell office:value-type="float" office:value="69927" calcext:value-type="float">
            <text:p>69927</text:p>
          </table:table-cell>
          <table:table-cell office:value-type="float" office:value="34964" calcext:value-type="float">
            <text:p>34964</text:p>
          </table:table-cell>
          <table:table-cell office:value-type="float" office:value="17" calcext:value-type="float">
            <text:p>17</text:p>
          </table:table-cell>
          <table:table-cell office:value-type="float" office:value="555" calcext:value-type="float">
            <text:p>555</text:p>
          </table:table-cell>
          <table:table-cell office:value-type="float" office:value="0.84" calcext:value-type="float">
            <text:p>0.84</text:p>
          </table:table-cell>
          <table:table-cell office:value-type="float" office:value="880.85" calcext:value-type="float">
            <text:p>880.85</text:p>
          </table:table-cell>
          <table:table-cell office:value-type="float" office:value="69927" calcext:value-type="float">
            <text:p>69927</text:p>
          </table:table-cell>
          <table:table-cell office:value-type="float" office:value="34964" calcext:value-type="float">
            <text:p>34964</text:p>
          </table:table-cell>
          <table:table-cell office:value-type="float" office:value="17" calcext:value-type="float">
            <text:p>17</text:p>
          </table:table-cell>
          <table:table-cell office:value-type="float" office:value="555" calcext:value-type="float">
            <text:p>555</text:p>
          </table:table-cell>
          <table:table-cell office:value-type="float" office:value="854.96" calcext:value-type="float">
            <text:p>854.96</text:p>
          </table:table-cell>
          <table:table-cell office:value-type="float" office:value="69927" calcext:value-type="float">
            <text:p>69927</text:p>
          </table:table-cell>
          <table:table-cell office:value-type="float" office:value="34964" calcext:value-type="float">
            <text:p>34964</text:p>
          </table:table-cell>
          <table:table-cell office:value-type="float" office:value="17" calcext:value-type="float">
            <text:p>17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75_3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TO </text:p>
          </table:table-cell>
          <table:table-cell office:value-type="float" office:value="74221" calcext:value-type="float">
            <text:p>74221</text:p>
          </table:table-cell>
          <table:table-cell office:value-type="float" office:value="37090" calcext:value-type="float">
            <text:p>37090</text:p>
          </table:table-cell>
          <table:table-cell office:value-type="float" office:value="8" calcext:value-type="float">
            <text:p>8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<text:s/>TO </text:p>
          </table:table-cell>
          <table:table-cell office:value-type="float" office:value="99083" calcext:value-type="float">
            <text:p>99083</text:p>
          </table:table-cell>
          <table:table-cell office:value-type="float" office:value="49521" calcext:value-type="float">
            <text:p>49521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/>TO </text:p>
          </table:table-cell>
          <table:table-cell office:value-type="float" office:value="98865" calcext:value-type="float">
            <text:p>98865</text:p>
          </table:table-cell>
          <table:table-cell office:value-type="float" office:value="49401" calcext:value-type="float">
            <text:p>49401</text:p>
          </table:table-cell>
          <table:table-cell office:value-type="float" office:value="5" calcext:value-type="float">
            <text:p>5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<text:s/>TO </text:p>
          </table:table-cell>
          <table:table-cell office:value-type="float" office:value="97767" calcext:value-type="float">
            <text:p>97767</text:p>
          </table:table-cell>
          <table:table-cell office:value-type="float" office:value="48855" calcext:value-type="float">
            <text:p>48855</text:p>
          </table:table-cell>
          <table:table-cell office:value-type="float" office:value="5" calcext:value-type="float">
            <text:p>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100_1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79537" calcext:value-type="float">
            <text:p>79537</text:p>
          </table:table-cell>
          <table:table-cell office:value-type="float" office:value="39737" calcext:value-type="float">
            <text:p>39737</text:p>
          </table:table-cell>
          <table:table-cell office:value-type="float" office:value="473" calcext:value-type="float">
            <text:p>47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<text:s/>TO </text:p>
          </table:table-cell>
          <table:table-cell office:value-type="float" office:value="132485" calcext:value-type="float">
            <text:p>132485</text:p>
          </table:table-cell>
          <table:table-cell office:value-type="float" office:value="66213" calcext:value-type="float">
            <text:p>66213</text:p>
          </table:table-cell>
          <table:table-cell office:value-type="float" office:value="336" calcext:value-type="float">
            <text:p>336</text:p>
          </table:table-cell>
          <table:table-cell office:value-type="float" office:value="547" calcext:value-type="float">
            <text:p>547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<text:s/>TO </text:p>
          </table:table-cell>
          <table:table-cell office:value-type="float" office:value="134579" calcext:value-type="float">
            <text:p>134579</text:p>
          </table:table-cell>
          <table:table-cell office:value-type="float" office:value="67269" calcext:value-type="float">
            <text:p>67269</text:p>
          </table:table-cell>
          <table:table-cell office:value-type="float" office:value="348" calcext:value-type="float">
            <text:p>34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s/>TO </text:p>
          </table:table-cell>
          <table:table-cell office:value-type="float" office:value="136457" calcext:value-type="float">
            <text:p>136457</text:p>
          </table:table-cell>
          <table:table-cell office:value-type="float" office:value="68202" calcext:value-type="float">
            <text:p>68202</text:p>
          </table:table-cell>
          <table:table-cell office:value-type="float" office:value="348" calcext:value-type="float">
            <text:p>348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100_2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53363" calcext:value-type="float">
            <text:p>53363</text:p>
          </table:table-cell>
          <table:table-cell office:value-type="float" office:value="26653" calcext:value-type="float">
            <text:p>26653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/>TO </text:p>
          </table:table-cell>
          <table:table-cell office:value-type="float" office:value="78377" calcext:value-type="float">
            <text:p>78377</text:p>
          </table:table-cell>
          <table:table-cell office:value-type="float" office:value="39159" calcext:value-type="float">
            <text:p>39159</text:p>
          </table:table-cell>
          <table:table-cell office:value-type="float" office:value="409" calcext:value-type="float">
            <text:p>409</text:p>
          </table:table-cell>
          <table:table-cell office:value-type="float" office:value="708" calcext:value-type="float">
            <text:p>708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<text:s/>TO </text:p>
          </table:table-cell>
          <table:table-cell office:value-type="float" office:value="81335" calcext:value-type="float">
            <text:p>81335</text:p>
          </table:table-cell>
          <table:table-cell office:value-type="float" office:value="40639" calcext:value-type="float">
            <text:p>40639</text:p>
          </table:table-cell>
          <table:table-cell office:value-type="float" office:value="442" calcext:value-type="float">
            <text:p>442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<text:s/>TO </text:p>
          </table:table-cell>
          <table:table-cell office:value-type="float" office:value="77321" calcext:value-type="float">
            <text:p>77321</text:p>
          </table:table-cell>
          <table:table-cell office:value-type="float" office:value="38630" calcext:value-type="float">
            <text:p>38630</text:p>
          </table:table-cell>
          <table:table-cell office:value-type="float" office:value="401" calcext:value-type="float">
            <text:p>401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100_3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17.62" calcext:value-type="float">
            <text:p>517.62</text:p>
          </table:table-cell>
          <table:table-cell office:value-type="float" office:value="41455" calcext:value-type="float">
            <text:p>41455</text:p>
          </table:table-cell>
          <table:table-cell office:value-type="float" office:value="20728" calcext:value-type="float">
            <text:p>20728</text:p>
          </table:table-cell>
          <table:table-cell office:value-type="float" office:value="5" calcext:value-type="float">
            <text:p>5</text:p>
          </table:table-cell>
          <table:table-cell office:value-type="float" office:value="413" calcext:value-type="float">
            <text:p>413</text:p>
          </table:table-cell>
          <table:table-cell office:value-type="float" office:value="320.45" calcext:value-type="float">
            <text:p>320.45</text:p>
          </table:table-cell>
          <table:table-cell office:value-type="float" office:value="41467" calcext:value-type="float">
            <text:p>41467</text:p>
          </table:table-cell>
          <table:table-cell office:value-type="float" office:value="20734" calcext:value-type="float">
            <text:p>20734</text:p>
          </table:table-cell>
          <table:table-cell office:value-type="float" office:value="3" calcext:value-type="float">
            <text:p>3</text:p>
          </table:table-cell>
          <table:table-cell office:value-type="float" office:value="413" calcext:value-type="float">
            <text:p>413</text:p>
          </table:table-cell>
          <table:table-cell office:value-type="float" office:value="1.26" calcext:value-type="float">
            <text:p>1.26</text:p>
          </table:table-cell>
          <table:table-cell office:value-type="float" office:value="313.63" calcext:value-type="float">
            <text:p>313.63</text:p>
          </table:table-cell>
          <table:table-cell office:value-type="float" office:value="41467" calcext:value-type="float">
            <text:p>41467</text:p>
          </table:table-cell>
          <table:table-cell office:value-type="float" office:value="20734" calcext:value-type="float">
            <text:p>20734</text:p>
          </table:table-cell>
          <table:table-cell office:value-type="float" office:value="3" calcext:value-type="float">
            <text:p>3</text:p>
          </table:table-cell>
          <table:table-cell office:value-type="float" office:value="413" calcext:value-type="float">
            <text:p>413</text:p>
          </table:table-cell>
          <table:table-cell office:value-type="float" office:value="320.05" calcext:value-type="float">
            <text:p>320.05</text:p>
          </table:table-cell>
          <table:table-cell office:value-type="float" office:value="41467" calcext:value-type="float">
            <text:p>41467</text:p>
          </table:table-cell>
          <table:table-cell office:value-type="float" office:value="20734" calcext:value-type="float">
            <text:p>20734</text:p>
          </table:table-cell>
          <table:table-cell office:value-type="float" office:value="3" calcext:value-type="float">
            <text:p>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25_1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TO </text:p>
          </table:table-cell>
          <table:table-cell office:value-type="float" office:value="117427" calcext:value-type="float">
            <text:p>117427</text:p>
          </table:table-cell>
          <table:table-cell office:value-type="float" office:value="58687" calcext:value-type="float">
            <text:p>58687</text:p>
          </table:table-cell>
          <table:table-cell office:value-type="float" office:value="83" calcext:value-type="float">
            <text:p>83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TO </text:p>
          </table:table-cell>
          <table:table-cell office:value-type="float" office:value="138243" calcext:value-type="float">
            <text:p>138243</text:p>
          </table:table-cell>
          <table:table-cell office:value-type="float" office:value="69094" calcext:value-type="float">
            <text:p>69094</text:p>
          </table:table-cell>
          <table:table-cell office:value-type="float" office:value="12" calcext:value-type="float">
            <text:p>12</text:p>
          </table:table-cell>
          <table:table-cell office:value-type="float" office:value="549" calcext:value-type="float">
            <text:p>549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<text:s/>TO </text:p>
          </table:table-cell>
          <table:table-cell office:value-type="float" office:value="145445" calcext:value-type="float">
            <text:p>145445</text:p>
          </table:table-cell>
          <table:table-cell office:value-type="float" office:value="72688" calcext:value-type="float">
            <text:p>72688</text:p>
          </table:table-cell>
          <table:table-cell office:value-type="float" office:value="12" calcext:value-type="float">
            <text:p>12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<text:s/>TO </text:p>
          </table:table-cell>
          <table:table-cell office:value-type="float" office:value="143431" calcext:value-type="float">
            <text:p>143431</text:p>
          </table:table-cell>
          <table:table-cell office:value-type="float" office:value="71686" calcext:value-type="float">
            <text:p>71686</text:p>
          </table:table-cell>
          <table:table-cell office:value-type="float" office:value="12" calcext:value-type="float">
            <text:p>12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25_2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1.54" calcext:value-type="float">
            <text:p>11.54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.6" calcext:value-type="float">
            <text:p>13.6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97" calcext:value-type="float">
            <text:p>0.97</text:p>
          </table:table-cell>
          <table:table-cell office:value-type="float" office:value="10.91" calcext:value-type="float">
            <text:p>10.91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0.11" calcext:value-type="float">
            <text:p>20.11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25_3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952.64" calcext:value-type="float">
            <text:p>952.64</text:p>
          </table:table-cell>
          <table:table-cell office:value-type="float" office:value="94089" calcext:value-type="float">
            <text:p>94089</text:p>
          </table:table-cell>
          <table:table-cell office:value-type="float" office:value="47045" calcext:value-type="float">
            <text:p>47045</text:p>
          </table:table-cell>
          <table:table-cell office:value-type="float" office:value="67" calcext:value-type="float">
            <text:p>67</text:p>
          </table:table-cell>
          <table:table-cell office:value-type="float" office:value="405" calcext:value-type="float">
            <text:p>405</text:p>
          </table:table-cell>
          <table:table-cell office:value-type="float" office:value="809.77" calcext:value-type="float">
            <text:p>809.77</text:p>
          </table:table-cell>
          <table:table-cell office:value-type="float" office:value="94303" calcext:value-type="float">
            <text:p>94303</text:p>
          </table:table-cell>
          <table:table-cell office:value-type="float" office:value="47152" calcext:value-type="float">
            <text:p>47152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float" office:value="1.33" calcext:value-type="float">
            <text:p>1.33</text:p>
          </table:table-cell>
          <table:table-cell office:value-type="float" office:value="781.78" calcext:value-type="float">
            <text:p>781.78</text:p>
          </table:table-cell>
          <table:table-cell office:value-type="float" office:value="94303" calcext:value-type="float">
            <text:p>94303</text:p>
          </table:table-cell>
          <table:table-cell office:value-type="float" office:value="47152" calcext:value-type="float">
            <text:p>47152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float" office:value="801.21" calcext:value-type="float">
            <text:p>801.21</text:p>
          </table:table-cell>
          <table:table-cell office:value-type="float" office:value="94303" calcext:value-type="float">
            <text:p>94303</text:p>
          </table:table-cell>
          <table:table-cell office:value-type="float" office:value="47152" calcext:value-type="float">
            <text:p>47152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50_1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1.41" calcext:value-type="float">
            <text:p>61.41</text:p>
          </table:table-cell>
          <table:table-cell office:value-type="float" office:value="11451" calcext:value-type="float">
            <text:p>11451</text:p>
          </table:table-cell>
          <table:table-cell office:value-type="float" office:value="5726" calcext:value-type="float">
            <text:p>5726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46.4" calcext:value-type="float">
            <text:p>46.4</text:p>
          </table:table-cell>
          <table:table-cell office:value-type="float" office:value="11451" calcext:value-type="float">
            <text:p>11451</text:p>
          </table:table-cell>
          <table:table-cell office:value-type="float" office:value="5726" calcext:value-type="float">
            <text:p>5726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1.12" calcext:value-type="float">
            <text:p>1.12</text:p>
          </table:table-cell>
          <table:table-cell office:value-type="float" office:value="45.92" calcext:value-type="float">
            <text:p>45.92</text:p>
          </table:table-cell>
          <table:table-cell office:value-type="float" office:value="11451" calcext:value-type="float">
            <text:p>11451</text:p>
          </table:table-cell>
          <table:table-cell office:value-type="float" office:value="5726" calcext:value-type="float">
            <text:p>5726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56.31" calcext:value-type="float">
            <text:p>56.31</text:p>
          </table:table-cell>
          <table:table-cell office:value-type="float" office:value="11451" calcext:value-type="float">
            <text:p>11451</text:p>
          </table:table-cell>
          <table:table-cell office:value-type="float" office:value="5726" calcext:value-type="float">
            <text:p>5726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50_2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405.51" calcext:value-type="float">
            <text:p>1405.51</text:p>
          </table:table-cell>
          <table:table-cell office:value-type="float" office:value="107825" calcext:value-type="float">
            <text:p>107825</text:p>
          </table:table-cell>
          <table:table-cell office:value-type="float" office:value="53913" calcext:value-type="float">
            <text:p>53913</text:p>
          </table:table-cell>
          <table:table-cell office:value-type="float" office:value="38" calcext:value-type="float">
            <text:p>38</text:p>
          </table:table-cell>
          <table:table-cell office:value-type="float" office:value="526" calcext:value-type="float">
            <text:p>526</text:p>
          </table:table-cell>
          <table:table-cell office:value-type="float" office:value="1201.62" calcext:value-type="float">
            <text:p>1201.62</text:p>
          </table:table-cell>
          <table:table-cell office:value-type="float" office:value="107909" calcext:value-type="float">
            <text:p>107909</text:p>
          </table:table-cell>
          <table:table-cell office:value-type="float" office:value="53955" calcext:value-type="float">
            <text:p>53955</text:p>
          </table:table-cell>
          <table:table-cell office:value-type="float" office:value="26" calcext:value-type="float">
            <text:p>26</text:p>
          </table:table-cell>
          <table:table-cell office:value-type="float" office:value="526" calcext:value-type="float">
            <text:p>526</text:p>
          </table:table-cell>
          <table:table-cell office:value-type="float" office:value="1.13" calcext:value-type="float">
            <text:p>1.13</text:p>
          </table:table-cell>
          <table:table-cell office:value-type="float" office:value="1232.95" calcext:value-type="float">
            <text:p>1232.95</text:p>
          </table:table-cell>
          <table:table-cell office:value-type="float" office:value="107909" calcext:value-type="float">
            <text:p>107909</text:p>
          </table:table-cell>
          <table:table-cell office:value-type="float" office:value="53955" calcext:value-type="float">
            <text:p>53955</text:p>
          </table:table-cell>
          <table:table-cell office:value-type="float" office:value="26" calcext:value-type="float">
            <text:p>26</text:p>
          </table:table-cell>
          <table:table-cell office:value-type="float" office:value="526" calcext:value-type="float">
            <text:p>526</text:p>
          </table:table-cell>
          <table:table-cell office:value-type="float" office:value="1206.71" calcext:value-type="float">
            <text:p>1206.71</text:p>
          </table:table-cell>
          <table:table-cell office:value-type="float" office:value="107909" calcext:value-type="float">
            <text:p>107909</text:p>
          </table:table-cell>
          <table:table-cell office:value-type="float" office:value="53955" calcext:value-type="float">
            <text:p>53955</text:p>
          </table:table-cell>
          <table:table-cell office:value-type="float" office:value="26" calcext:value-type="float">
            <text:p>26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50_3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.84" calcext:value-type="float">
            <text:p>4.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TO </text:p>
          </table:table-cell>
          <table:table-cell office:value-type="float" office:value="125571" calcext:value-type="float">
            <text:p>125571</text:p>
          </table:table-cell>
          <table:table-cell office:value-type="float" office:value="62756" calcext:value-type="float">
            <text:p>62756</text:p>
          </table:table-cell>
          <table:table-cell office:value-type="float" office:value="62" calcext:value-type="float">
            <text:p>62</text:p>
          </table:table-cell>
          <table:table-cell office:value-type="float" office:value="630" calcext:value-type="float">
            <text:p>63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<text:s/>TO </text:p>
          </table:table-cell>
          <table:table-cell office:value-type="float" office:value="125493" calcext:value-type="float">
            <text:p>125493</text:p>
          </table:table-cell>
          <table:table-cell office:value-type="float" office:value="62721" calcext:value-type="float">
            <text:p>62721</text:p>
          </table:table-cell>
          <table:table-cell office:value-type="float" office:value="63" calcext:value-type="float">
            <text:p>63</text:p>
          </table:table-cell>
          <table:table-cell office:value-type="float" office:value="628" calcext:value-type="float">
            <text:p>628</text:p>
          </table:table-cell>
          <table:table-cell office:value-type="float" office:value="15.69" calcext:value-type="float">
            <text:p>15.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75_1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TO </text:p>
          </table:table-cell>
          <table:table-cell office:value-type="float" office:value="92735" calcext:value-type="float">
            <text:p>92735</text:p>
          </table:table-cell>
          <table:table-cell office:value-type="float" office:value="46339" calcext:value-type="float">
            <text:p>46339</text:p>
          </table:table-cell>
          <table:table-cell office:value-type="float" office:value="92" calcext:value-type="float">
            <text:p>92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<text:s/>TO </text:p>
          </table:table-cell>
          <table:table-cell office:value-type="float" office:value="100217" calcext:value-type="float">
            <text:p>100217</text:p>
          </table:table-cell>
          <table:table-cell office:value-type="float" office:value="50084" calcext:value-type="float">
            <text:p>50084</text:p>
          </table:table-cell>
          <table:table-cell office:value-type="float" office:value="58" calcext:value-type="float">
            <text:p>58</text:p>
          </table:table-cell>
          <table:table-cell office:value-type="float" office:value="672" calcext:value-type="float">
            <text:p>672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<text:s/>TO </text:p>
          </table:table-cell>
          <table:table-cell office:value-type="float" office:value="101687" calcext:value-type="float">
            <text:p>101687</text:p>
          </table:table-cell>
          <table:table-cell office:value-type="float" office:value="50812" calcext:value-type="float">
            <text:p>50812</text:p>
          </table:table-cell>
          <table:table-cell office:value-type="float" office:value="59" calcext:value-type="float">
            <text:p>59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<text:s/>TO </text:p>
          </table:table-cell>
          <table:table-cell office:value-type="float" office:value="109333" calcext:value-type="float">
            <text:p>109333</text:p>
          </table:table-cell>
          <table:table-cell office:value-type="float" office:value="54661" calcext:value-type="float">
            <text:p>54661</text:p>
          </table:table-cell>
          <table:table-cell office:value-type="float" office:value="70" calcext:value-type="float">
            <text:p>70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75_2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TO </text:p>
          </table:table-cell>
          <table:table-cell office:value-type="float" office:value="77747" calcext:value-type="float">
            <text:p>77747</text:p>
          </table:table-cell>
          <table:table-cell office:value-type="float" office:value="38844" calcext:value-type="float">
            <text:p>38844</text:p>
          </table:table-cell>
          <table:table-cell office:value-type="float" office:value="163" calcext:value-type="float">
            <text:p>163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/>TO </text:p>
          </table:table-cell>
          <table:table-cell office:value-type="float" office:value="83407" calcext:value-type="float">
            <text:p>83407</text:p>
          </table:table-cell>
          <table:table-cell office:value-type="float" office:value="41672" calcext:value-type="float">
            <text:p>41672</text:p>
          </table:table-cell>
          <table:table-cell office:value-type="float" office:value="103" calcext:value-type="float">
            <text:p>103</text:p>
          </table:table-cell>
          <table:table-cell office:value-type="float" office:value="723" calcext:value-type="float">
            <text:p>72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<text:s/>TO </text:p>
          </table:table-cell>
          <table:table-cell office:value-type="float" office:value="85723" calcext:value-type="float">
            <text:p>85723</text:p>
          </table:table-cell>
          <table:table-cell office:value-type="float" office:value="42827" calcext:value-type="float">
            <text:p>42827</text:p>
          </table:table-cell>
          <table:table-cell office:value-type="float" office:value="103" calcext:value-type="float">
            <text:p>103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<text:s/>TO </text:p>
          </table:table-cell>
          <table:table-cell office:value-type="float" office:value="84203" calcext:value-type="float">
            <text:p>84203</text:p>
          </table:table-cell>
          <table:table-cell office:value-type="float" office:value="42073" calcext:value-type="float">
            <text:p>42073</text:p>
          </table:table-cell>
          <table:table-cell office:value-type="float" office:value="103" calcext:value-type="float">
            <text:p>103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75_3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3.67" calcext:value-type="float">
            <text:p>23.67</text:p>
          </table:table-cell>
          <table:table-cell office:value-type="float" office:value="3767" calcext:value-type="float">
            <text:p>3767</text:p>
          </table:table-cell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7.18" calcext:value-type="float">
            <text:p>17.18</text:p>
          </table:table-cell>
          <table:table-cell office:value-type="float" office:value="3767" calcext:value-type="float">
            <text:p>3767</text:p>
          </table:table-cell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.22" calcext:value-type="float">
            <text:p>1.22</text:p>
          </table:table-cell>
          <table:table-cell office:value-type="float" office:value="18.23" calcext:value-type="float">
            <text:p>18.23</text:p>
          </table:table-cell>
          <table:table-cell office:value-type="float" office:value="3767" calcext:value-type="float">
            <text:p>3767</text:p>
          </table:table-cell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1.13" calcext:value-type="float">
            <text:p>31.13</text:p>
          </table:table-cell>
          <table:table-cell office:value-type="float" office:value="3767" calcext:value-type="float">
            <text:p>3767</text:p>
          </table:table-cell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100_1 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8.78" calcext:value-type="float">
            <text:p>18.78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1.74" calcext:value-type="float">
            <text:p>21.74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.74" calcext:value-type="float">
            <text:p>1.74</text:p>
          </table:table-cell>
          <table:table-cell office:value-type="float" office:value="22.93" calcext:value-type="float">
            <text:p>22.93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6.56" calcext:value-type="float">
            <text:p>36.56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100_2 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40.27" calcext:value-type="float">
            <text:p>140.27</text:p>
          </table:table-cell>
          <table:table-cell office:value-type="float" office:value="22711" calcext:value-type="float">
            <text:p>22711</text:p>
          </table:table-cell>
          <table:table-cell office:value-type="float" office:value="11356" calcext:value-type="float">
            <text:p>11356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17.98" calcext:value-type="float">
            <text:p>117.98</text:p>
          </table:table-cell>
          <table:table-cell office:value-type="float" office:value="22715" calcext:value-type="float">
            <text:p>22715</text:p>
          </table:table-cell>
          <table:table-cell office:value-type="float" office:value="11358" calcext:value-type="float">
            <text:p>11358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1.49" calcext:value-type="float">
            <text:p>1.49</text:p>
          </table:table-cell>
          <table:table-cell office:value-type="float" office:value="118.43" calcext:value-type="float">
            <text:p>118.43</text:p>
          </table:table-cell>
          <table:table-cell office:value-type="float" office:value="22715" calcext:value-type="float">
            <text:p>22715</text:p>
          </table:table-cell>
          <table:table-cell office:value-type="float" office:value="11358" calcext:value-type="float">
            <text:p>11358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124.85" calcext:value-type="float">
            <text:p>124.85</text:p>
          </table:table-cell>
          <table:table-cell office:value-type="float" office:value="22715" calcext:value-type="float">
            <text:p>22715</text:p>
          </table:table-cell>
          <table:table-cell office:value-type="float" office:value="11358" calcext:value-type="float">
            <text:p>11358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100_3 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99623" calcext:value-type="float">
            <text:p>99623</text:p>
          </table:table-cell>
          <table:table-cell office:value-type="float" office:value="49782" calcext:value-type="float">
            <text:p>49782</text:p>
          </table:table-cell>
          <table:table-cell office:value-type="float" office:value="142" calcext:value-type="float">
            <text:p>142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<text:s/>TO </text:p>
          </table:table-cell>
          <table:table-cell office:value-type="float" office:value="108621" calcext:value-type="float">
            <text:p>108621</text:p>
          </table:table-cell>
          <table:table-cell office:value-type="float" office:value="54270" calcext:value-type="float">
            <text:p>54270</text:p>
          </table:table-cell>
          <table:table-cell office:value-type="float" office:value="62" calcext:value-type="float">
            <text:p>62</text:p>
          </table:table-cell>
          <table:table-cell office:value-type="float" office:value="673" calcext:value-type="float">
            <text:p>673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<text:s/>TO </text:p>
          </table:table-cell>
          <table:table-cell office:value-type="float" office:value="110723" calcext:value-type="float">
            <text:p>110723</text:p>
          </table:table-cell>
          <table:table-cell office:value-type="float" office:value="55326" calcext:value-type="float">
            <text:p>55326</text:p>
          </table:table-cell>
          <table:table-cell office:value-type="float" office:value="65" calcext:value-type="float">
            <text:p>6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/>TO </text:p>
          </table:table-cell>
          <table:table-cell office:value-type="float" office:value="113985" calcext:value-type="float">
            <text:p>113985</text:p>
          </table:table-cell>
          <table:table-cell office:value-type="float" office:value="56960" calcext:value-type="float">
            <text:p>56960</text:p>
          </table:table-cell>
          <table:table-cell office:value-type="float" office:value="67" calcext:value-type="float">
            <text:p>67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25_1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TO </text:p>
          </table:table-cell>
          <table:table-cell office:value-type="float" office:value="82777" calcext:value-type="float">
            <text:p>82777</text:p>
          </table:table-cell>
          <table:table-cell office:value-type="float" office:value="41354" calcext:value-type="float">
            <text:p>41354</text:p>
          </table:table-cell>
          <table:table-cell office:value-type="float" office:value="128" calcext:value-type="float">
            <text:p>128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s/>TO </text:p>
          </table:table-cell>
          <table:table-cell office:value-type="float" office:value="90083" calcext:value-type="float">
            <text:p>90083</text:p>
          </table:table-cell>
          <table:table-cell office:value-type="float" office:value="45007" calcext:value-type="float">
            <text:p>45007</text:p>
          </table:table-cell>
          <table:table-cell office:value-type="float" office:value="48" calcext:value-type="float">
            <text:p>48</text:p>
          </table:table-cell>
          <table:table-cell office:value-type="float" office:value="667" calcext:value-type="float">
            <text:p>667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<text:s/>TO </text:p>
          </table:table-cell>
          <table:table-cell office:value-type="float" office:value="108093" calcext:value-type="float">
            <text:p>108093</text:p>
          </table:table-cell>
          <table:table-cell office:value-type="float" office:value="54013" calcext:value-type="float">
            <text:p>54013</text:p>
          </table:table-cell>
          <table:table-cell office:value-type="float" office:value="93" calcext:value-type="float">
            <text:p>93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TO </text:p>
          </table:table-cell>
          <table:table-cell office:value-type="float" office:value="88543" calcext:value-type="float">
            <text:p>88543</text:p>
          </table:table-cell>
          <table:table-cell office:value-type="float" office:value="44239" calcext:value-type="float">
            <text:p>44239</text:p>
          </table:table-cell>
          <table:table-cell office:value-type="float" office:value="5" calcext:value-type="float">
            <text:p>5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25_2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TO </text:p>
          </table:table-cell>
          <table:table-cell office:value-type="float" office:value="72531" calcext:value-type="float">
            <text:p>72531</text:p>
          </table:table-cell>
          <table:table-cell office:value-type="float" office:value="36231" calcext:value-type="float">
            <text:p>36231</text:p>
          </table:table-cell>
          <table:table-cell office:value-type="float" office:value="118" calcext:value-type="float">
            <text:p>118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<text:s/>TO </text:p>
          </table:table-cell>
          <table:table-cell office:value-type="float" office:value="81777" calcext:value-type="float">
            <text:p>81777</text:p>
          </table:table-cell>
          <table:table-cell office:value-type="float" office:value="40857" calcext:value-type="float">
            <text:p>40857</text:p>
          </table:table-cell>
          <table:table-cell office:value-type="float" office:value="3" calcext:value-type="float">
            <text:p>3</text:p>
          </table:table-cell>
          <table:table-cell office:value-type="float" office:value="803" calcext:value-type="float">
            <text:p>803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<text:s/>TO </text:p>
          </table:table-cell>
          <table:table-cell office:value-type="float" office:value="82665" calcext:value-type="float">
            <text:p>82665</text:p>
          </table:table-cell>
          <table:table-cell office:value-type="float" office:value="41297" calcext:value-type="float">
            <text:p>41297</text:p>
          </table:table-cell>
          <table:table-cell office:value-type="float" office:value="3" calcext:value-type="float">
            <text:p>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<text:s/>TO </text:p>
          </table:table-cell>
          <table:table-cell office:value-type="float" office:value="81235" calcext:value-type="float">
            <text:p>81235</text:p>
          </table:table-cell>
          <table:table-cell office:value-type="float" office:value="40583" calcext:value-type="float">
            <text:p>40583</text:p>
          </table:table-cell>
          <table:table-cell office:value-type="float" office:value="2" calcext:value-type="float">
            <text:p>2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25_3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63.57" calcext:value-type="float">
            <text:p>163.57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37.04" calcext:value-type="float">
            <text:p>137.04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.44" calcext:value-type="float">
            <text:p>1.44</text:p>
          </table:table-cell>
          <table:table-cell office:value-type="float" office:value="132.64" calcext:value-type="float">
            <text:p>132.64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37.39" calcext:value-type="float">
            <text:p>137.39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50_1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7.24" calcext:value-type="float">
            <text:p>17.24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4.17" calcext:value-type="float">
            <text:p>24.17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.46" calcext:value-type="float">
            <text:p>1.46</text:p>
          </table:table-cell>
          <table:table-cell office:value-type="float" office:value="21.82" calcext:value-type="float">
            <text:p>21.82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4.89" calcext:value-type="float">
            <text:p>34.89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50_2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TO </text:p>
          </table:table-cell>
          <table:table-cell office:value-type="float" office:value="106325" calcext:value-type="float">
            <text:p>106325</text:p>
          </table:table-cell>
          <table:table-cell office:value-type="float" office:value="53131" calcext:value-type="float">
            <text:p>53131</text:p>
          </table:table-cell>
          <table:table-cell office:value-type="float" office:value="1432" calcext:value-type="float">
            <text:p>1432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<text:s/>TO </text:p>
          </table:table-cell>
          <table:table-cell office:value-type="float" office:value="116217" calcext:value-type="float">
            <text:p>116217</text:p>
          </table:table-cell>
          <table:table-cell office:value-type="float" office:value="58074" calcext:value-type="float">
            <text:p>58074</text:p>
          </table:table-cell>
          <table:table-cell office:value-type="float" office:value="1048" calcext:value-type="float">
            <text:p>1048</text:p>
          </table:table-cell>
          <table:table-cell office:value-type="float" office:value="580" calcext:value-type="float">
            <text:p>580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<text:s/>TO </text:p>
          </table:table-cell>
          <table:table-cell office:value-type="float" office:value="119725" calcext:value-type="float">
            <text:p>119725</text:p>
          </table:table-cell>
          <table:table-cell office:value-type="float" office:value="59832" calcext:value-type="float">
            <text:p>59832</text:p>
          </table:table-cell>
          <table:table-cell office:value-type="float" office:value="1076" calcext:value-type="float">
            <text:p>107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/>TO </text:p>
          </table:table-cell>
          <table:table-cell office:value-type="float" office:value="117047" calcext:value-type="float">
            <text:p>117047</text:p>
          </table:table-cell>
          <table:table-cell office:value-type="float" office:value="58489" calcext:value-type="float">
            <text:p>58489</text:p>
          </table:table-cell>
          <table:table-cell office:value-type="float" office:value="823" calcext:value-type="float">
            <text:p>823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50_3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TO </text:p>
          </table:table-cell>
          <table:table-cell office:value-type="float" office:value="82563" calcext:value-type="float">
            <text:p>82563</text:p>
          </table:table-cell>
          <table:table-cell office:value-type="float" office:value="41245" calcext:value-type="float">
            <text:p>41245</text:p>
          </table:table-cell>
          <table:table-cell office:value-type="float" office:value="329" calcext:value-type="float">
            <text:p>32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<text:s/>TO </text:p>
          </table:table-cell>
          <table:table-cell office:value-type="float" office:value="87925" calcext:value-type="float">
            <text:p>87925</text:p>
          </table:table-cell>
          <table:table-cell office:value-type="float" office:value="43930" calcext:value-type="float">
            <text:p>43930</text:p>
          </table:table-cell>
          <table:table-cell office:value-type="float" office:value="370" calcext:value-type="float">
            <text:p>370</text:p>
          </table:table-cell>
          <table:table-cell office:value-type="float" office:value="683" calcext:value-type="float">
            <text:p>683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<text:s/>TO </text:p>
          </table:table-cell>
          <table:table-cell office:value-type="float" office:value="88693" calcext:value-type="float">
            <text:p>88693</text:p>
          </table:table-cell>
          <table:table-cell office:value-type="float" office:value="44310" calcext:value-type="float">
            <text:p>44310</text:p>
          </table:table-cell>
          <table:table-cell office:value-type="float" office:value="371" calcext:value-type="float">
            <text:p>371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TO </text:p>
          </table:table-cell>
          <table:table-cell office:value-type="float" office:value="87781" calcext:value-type="float">
            <text:p>87781</text:p>
          </table:table-cell>
          <table:table-cell office:value-type="float" office:value="43854" calcext:value-type="float">
            <text:p>43854</text:p>
          </table:table-cell>
          <table:table-cell office:value-type="float" office:value="369" calcext:value-type="float">
            <text:p>369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75_1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TO </text:p>
          </table:table-cell>
          <table:table-cell office:value-type="float" office:value="89749" calcext:value-type="float">
            <text:p>89749</text:p>
          </table:table-cell>
          <table:table-cell office:value-type="float" office:value="44845" calcext:value-type="float">
            <text:p>44845</text:p>
          </table:table-cell>
          <table:table-cell office:value-type="float" office:value="2068" calcext:value-type="float">
            <text:p>2068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<text:s/>TO </text:p>
          </table:table-cell>
          <table:table-cell office:value-type="float" office:value="96783" calcext:value-type="float">
            <text:p>96783</text:p>
          </table:table-cell>
          <table:table-cell office:value-type="float" office:value="48357" calcext:value-type="float">
            <text:p>48357</text:p>
          </table:table-cell>
          <table:table-cell office:value-type="float" office:value="1172" calcext:value-type="float">
            <text:p>1172</text:p>
          </table:table-cell>
          <table:table-cell office:value-type="float" office:value="580" calcext:value-type="float">
            <text:p>580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<text:s/>TO </text:p>
          </table:table-cell>
          <table:table-cell office:value-type="float" office:value="104347" calcext:value-type="float">
            <text:p>104347</text:p>
          </table:table-cell>
          <table:table-cell office:value-type="float" office:value="52145" calcext:value-type="float">
            <text:p>52145</text:p>
          </table:table-cell>
          <table:table-cell office:value-type="float" office:value="1230" calcext:value-type="float">
            <text:p>1230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<text:s/>TO </text:p>
          </table:table-cell>
          <table:table-cell office:value-type="float" office:value="97077" calcext:value-type="float">
            <text:p>97077</text:p>
          </table:table-cell>
          <table:table-cell office:value-type="float" office:value="48505" calcext:value-type="float">
            <text:p>48505</text:p>
          </table:table-cell>
          <table:table-cell office:value-type="float" office:value="1003" calcext:value-type="float">
            <text:p>1003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75_2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21.23" calcext:value-type="float">
            <text:p>21.23</text:p>
          </table:table-cell>
          <table:table-cell office:value-type="float" office:value="897" calcext:value-type="float">
            <text:p>897</text:p>
          </table:table-cell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1.35" calcext:value-type="float">
            <text:p>21.35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.99" calcext:value-type="float">
            <text:p>1.99</text:p>
          </table:table-cell>
          <table:table-cell office:value-type="float" office:value="22.08" calcext:value-type="float">
            <text:p>22.08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.5" calcext:value-type="float">
            <text:p>36.5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75_3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TO </text:p>
          </table:table-cell>
          <table:table-cell office:value-type="float" office:value="87161" calcext:value-type="float">
            <text:p>87161</text:p>
          </table:table-cell>
          <table:table-cell office:value-type="float" office:value="43561" calcext:value-type="float">
            <text:p>43561</text:p>
          </table:table-cell>
          <table:table-cell office:value-type="float" office:value="65" calcext:value-type="float">
            <text:p>65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<text:s/>TO </text:p>
          </table:table-cell>
          <table:table-cell office:value-type="float" office:value="97571" calcext:value-type="float">
            <text:p>97571</text:p>
          </table:table-cell>
          <table:table-cell office:value-type="float" office:value="48754" calcext:value-type="float">
            <text:p>48754</text:p>
          </table:table-cell>
          <table:table-cell office:value-type="float" office:value="2" calcext:value-type="float">
            <text:p>2</text:p>
          </table:table-cell>
          <table:table-cell office:value-type="float" office:value="654" calcext:value-type="float">
            <text:p>654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<text:s/>TO </text:p>
          </table:table-cell>
          <table:table-cell office:value-type="float" office:value="99099" calcext:value-type="float">
            <text:p>99099</text:p>
          </table:table-cell>
          <table:table-cell office:value-type="float" office:value="49515" calcext:value-type="float">
            <text:p>49515</text:p>
          </table:table-cell>
          <table:table-cell office:value-type="float" office:value="2" calcext:value-type="float">
            <text:p>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<text:s/>TO </text:p>
          </table:table-cell>
          <table:table-cell office:value-type="float" office:value="102367" calcext:value-type="float">
            <text:p>102367</text:p>
          </table:table-cell>
          <table:table-cell office:value-type="float" office:value="51158" calcext:value-type="float">
            <text:p>51158</text:p>
          </table:table-cell>
          <table:table-cell office:value-type="float" office:value="2" calcext:value-type="float">
            <text:p>2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100_1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24.4" calcext:value-type="float">
            <text:p>224.4</text:p>
          </table:table-cell>
          <table:table-cell office:value-type="float" office:value="23711" calcext:value-type="float">
            <text:p>23711</text:p>
          </table:table-cell>
          <table:table-cell office:value-type="float" office:value="11856" calcext:value-type="float">
            <text:p>11856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206.8" calcext:value-type="float">
            <text:p>206.8</text:p>
          </table:table-cell>
          <table:table-cell office:value-type="float" office:value="23717" calcext:value-type="float">
            <text:p>23717</text:p>
          </table:table-cell>
          <table:table-cell office:value-type="float" office:value="11859" calcext:value-type="float">
            <text:p>11859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1.79" calcext:value-type="float">
            <text:p>1.79</text:p>
          </table:table-cell>
          <table:table-cell office:value-type="float" office:value="203.85" calcext:value-type="float">
            <text:p>203.85</text:p>
          </table:table-cell>
          <table:table-cell office:value-type="float" office:value="23717" calcext:value-type="float">
            <text:p>23717</text:p>
          </table:table-cell>
          <table:table-cell office:value-type="float" office:value="11859" calcext:value-type="float">
            <text:p>11859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212.47" calcext:value-type="float">
            <text:p>212.47</text:p>
          </table:table-cell>
          <table:table-cell office:value-type="float" office:value="23717" calcext:value-type="float">
            <text:p>23717</text:p>
          </table:table-cell>
          <table:table-cell office:value-type="float" office:value="11859" calcext:value-type="float">
            <text:p>11859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100_2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8.92" calcext:value-type="float">
            <text:p>28.92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47.5" calcext:value-type="float">
            <text:p>47.5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.7" calcext:value-type="float">
            <text:p>1.7</text:p>
          </table:table-cell>
          <table:table-cell office:value-type="float" office:value="41.39" calcext:value-type="float">
            <text:p>41.39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7.74" calcext:value-type="float">
            <text:p>67.74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100_3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4.68" calcext:value-type="float">
            <text:p>14.6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<text:s/>TO </text:p>
          </table:table-cell>
          <table:table-cell office:value-type="float" office:value="145801" calcext:value-type="float">
            <text:p>145801</text:p>
          </table:table-cell>
          <table:table-cell office:value-type="float" office:value="72858" calcext:value-type="float">
            <text:p>72858</text:p>
          </table:table-cell>
          <table:table-cell office:value-type="float" office:value="472" calcext:value-type="float">
            <text:p>472</text:p>
          </table:table-cell>
          <table:table-cell office:value-type="float" office:value="510" calcext:value-type="float">
            <text:p>510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<text:s/>TO </text:p>
          </table:table-cell>
          <table:table-cell office:value-type="float" office:value="147559" calcext:value-type="float">
            <text:p>147559</text:p>
          </table:table-cell>
          <table:table-cell office:value-type="float" office:value="73739" calcext:value-type="float">
            <text:p>73739</text:p>
          </table:table-cell>
          <table:table-cell office:value-type="float" office:value="476" calcext:value-type="float">
            <text:p>476</text:p>
          </table:table-cell>
          <table:table-cell office:value-type="float" office:value="520" calcext:value-type="float">
            <text:p>520</text:p>
          </table:table-cell>
          <table:table-cell office:value-type="float" office:value="47.35" calcext:value-type="float">
            <text:p>47.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25_1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1.53" calcext:value-type="float">
            <text:p>31.53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3.26" calcext:value-type="float">
            <text:p>33.26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.98" calcext:value-type="float">
            <text:p>1.98</text:p>
          </table:table-cell>
          <table:table-cell office:value-type="float" office:value="42.9" calcext:value-type="float">
            <text:p>42.9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9.79" calcext:value-type="float">
            <text:p>59.79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25_2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TO </text:p>
          </table:table-cell>
          <table:table-cell office:value-type="float" office:value="68233" calcext:value-type="float">
            <text:p>68233</text:p>
          </table:table-cell>
          <table:table-cell office:value-type="float" office:value="34077" calcext:value-type="float">
            <text:p>34077</text:p>
          </table:table-cell>
          <table:table-cell office:value-type="float" office:value="49" calcext:value-type="float">
            <text:p>49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<text:s/>TO </text:p>
          </table:table-cell>
          <table:table-cell office:value-type="float" office:value="70593" calcext:value-type="float">
            <text:p>70593</text:p>
          </table:table-cell>
          <table:table-cell office:value-type="float" office:value="35257" calcext:value-type="float">
            <text:p>35257</text:p>
          </table:table-cell>
          <table:table-cell office:value-type="float" office:value="56" calcext:value-type="float">
            <text:p>56</text:p>
          </table:table-cell>
          <table:table-cell office:value-type="float" office:value="774" calcext:value-type="float">
            <text:p>774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<text:s/>TO </text:p>
          </table:table-cell>
          <table:table-cell office:value-type="float" office:value="80383" calcext:value-type="float">
            <text:p>80383</text:p>
          </table:table-cell>
          <table:table-cell office:value-type="float" office:value="40152" calcext:value-type="float">
            <text:p>40152</text:p>
          </table:table-cell>
          <table:table-cell office:value-type="float" office:value="81" calcext:value-type="float">
            <text:p>81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<text:s/>TO </text:p>
          </table:table-cell>
          <table:table-cell office:value-type="float" office:value="73303" calcext:value-type="float">
            <text:p>73303</text:p>
          </table:table-cell>
          <table:table-cell office:value-type="float" office:value="36612" calcext:value-type="float">
            <text:p>36612</text:p>
          </table:table-cell>
          <table:table-cell office:value-type="float" office:value="67" calcext:value-type="float">
            <text:p>67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25_3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TO </text:p>
          </table:table-cell>
          <table:table-cell office:value-type="float" office:value="113229" calcext:value-type="float">
            <text:p>113229</text:p>
          </table:table-cell>
          <table:table-cell office:value-type="float" office:value="56572" calcext:value-type="float">
            <text:p>56572</text:p>
          </table:table-cell>
          <table:table-cell office:value-type="float" office:value="354" calcext:value-type="float">
            <text:p>354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s/>TO </text:p>
          </table:table-cell>
          <table:table-cell office:value-type="float" office:value="124849" calcext:value-type="float">
            <text:p>124849</text:p>
          </table:table-cell>
          <table:table-cell office:value-type="float" office:value="62384" calcext:value-type="float">
            <text:p>62384</text:p>
          </table:table-cell>
          <table:table-cell office:value-type="float" office:value="167" calcext:value-type="float">
            <text:p>167</text:p>
          </table:table-cell>
          <table:table-cell office:value-type="float" office:value="639" calcext:value-type="float">
            <text:p>639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<text:s/>TO </text:p>
          </table:table-cell>
          <table:table-cell office:value-type="float" office:value="124093" calcext:value-type="float">
            <text:p>124093</text:p>
          </table:table-cell>
          <table:table-cell office:value-type="float" office:value="62006" calcext:value-type="float">
            <text:p>62006</text:p>
          </table:table-cell>
          <table:table-cell office:value-type="float" office:value="165" calcext:value-type="float">
            <text:p>165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<text:s/>TO </text:p>
          </table:table-cell>
          <table:table-cell office:value-type="float" office:value="127727" calcext:value-type="float">
            <text:p>127727</text:p>
          </table:table-cell>
          <table:table-cell office:value-type="float" office:value="63822" calcext:value-type="float">
            <text:p>63822</text:p>
          </table:table-cell>
          <table:table-cell office:value-type="float" office:value="174" calcext:value-type="float">
            <text:p>174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50_1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<text:s/>TO </text:p>
          </table:table-cell>
          <table:table-cell office:value-type="float" office:value="101689" calcext:value-type="float">
            <text:p>101689</text:p>
          </table:table-cell>
          <table:table-cell office:value-type="float" office:value="50801" calcext:value-type="float">
            <text:p>50801</text:p>
          </table:table-cell>
          <table:table-cell office:value-type="float" office:value="27" calcext:value-type="float">
            <text:p>2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TO </text:p>
          </table:table-cell>
          <table:table-cell office:value-type="float" office:value="111185" calcext:value-type="float">
            <text:p>111185</text:p>
          </table:table-cell>
          <table:table-cell office:value-type="float" office:value="55546" calcext:value-type="float">
            <text:p>55546</text:p>
          </table:table-cell>
          <table:table-cell office:value-type="float" office:value="16" calcext:value-type="float">
            <text:p>16</text:p>
          </table:table-cell>
          <table:table-cell office:value-type="float" office:value="645" calcext:value-type="float">
            <text:p>645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<text:s/>TO </text:p>
          </table:table-cell>
          <table:table-cell office:value-type="float" office:value="110813" calcext:value-type="float">
            <text:p>110813</text:p>
          </table:table-cell>
          <table:table-cell office:value-type="float" office:value="55362" calcext:value-type="float">
            <text:p>55362</text:p>
          </table:table-cell>
          <table:table-cell office:value-type="float" office:value="16" calcext:value-type="float">
            <text:p>16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<text:s/>TO </text:p>
          </table:table-cell>
          <table:table-cell office:value-type="float" office:value="116645" calcext:value-type="float">
            <text:p>116645</text:p>
          </table:table-cell>
          <table:table-cell office:value-type="float" office:value="58290" calcext:value-type="float">
            <text:p>58290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50_2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<text:s/>TO </text:p>
          </table:table-cell>
          <table:table-cell office:value-type="float" office:value="124873" calcext:value-type="float">
            <text:p>124873</text:p>
          </table:table-cell>
          <table:table-cell office:value-type="float" office:value="62391" calcext:value-type="float">
            <text:p>62391</text:p>
          </table:table-cell>
          <table:table-cell office:value-type="float" office:value="483" calcext:value-type="float">
            <text:p>483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<text:s/>TO </text:p>
          </table:table-cell>
          <table:table-cell office:value-type="float" office:value="135643" calcext:value-type="float">
            <text:p>135643</text:p>
          </table:table-cell>
          <table:table-cell office:value-type="float" office:value="67778" calcext:value-type="float">
            <text:p>67778</text:p>
          </table:table-cell>
          <table:table-cell office:value-type="float" office:value="475" calcext:value-type="float">
            <text:p>475</text:p>
          </table:table-cell>
          <table:table-cell office:value-type="float" office:value="549" calcext:value-type="float">
            <text:p>54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<text:s/>TO </text:p>
          </table:table-cell>
          <table:table-cell office:value-type="float" office:value="132571" calcext:value-type="float">
            <text:p>132571</text:p>
          </table:table-cell>
          <table:table-cell office:value-type="float" office:value="66264" calcext:value-type="float">
            <text:p>66264</text:p>
          </table:table-cell>
          <table:table-cell office:value-type="float" office:value="466" calcext:value-type="float">
            <text:p>466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<text:s/>TO </text:p>
          </table:table-cell>
          <table:table-cell office:value-type="float" office:value="141915" calcext:value-type="float">
            <text:p>141915</text:p>
          </table:table-cell>
          <table:table-cell office:value-type="float" office:value="70919" calcext:value-type="float">
            <text:p>70919</text:p>
          </table:table-cell>
          <table:table-cell office:value-type="float" office:value="509" calcext:value-type="float">
            <text:p>509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50_3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74.31" calcext:value-type="float">
            <text:p>874.31</text:p>
          </table:table-cell>
          <table:table-cell office:value-type="float" office:value="76037" calcext:value-type="float">
            <text:p>76037</text:p>
          </table:table-cell>
          <table:table-cell office:value-type="float" office:value="38019" calcext:value-type="float">
            <text:p>38019</text:p>
          </table:table-cell>
          <table:table-cell office:value-type="float" office:value="73" calcext:value-type="float">
            <text:p>73</text:p>
          </table:table-cell>
          <table:table-cell office:value-type="float" office:value="452" calcext:value-type="float">
            <text:p>452</text:p>
          </table:table-cell>
          <table:table-cell office:value-type="float" office:value="731.13" calcext:value-type="float">
            <text:p>731.13</text:p>
          </table:table-cell>
          <table:table-cell office:value-type="float" office:value="76027" calcext:value-type="float">
            <text:p>76027</text:p>
          </table:table-cell>
          <table:table-cell office:value-type="float" office:value="38014" calcext:value-type="float">
            <text:p>38014</text:p>
          </table:table-cell>
          <table:table-cell office:value-type="float" office:value="96" calcext:value-type="float">
            <text:p>96</text:p>
          </table:table-cell>
          <table:table-cell office:value-type="float" office:value="452" calcext:value-type="float">
            <text:p>452</text:p>
          </table:table-cell>
          <table:table-cell office:value-type="float" office:value="1.65" calcext:value-type="float">
            <text:p>1.65</text:p>
          </table:table-cell>
          <table:table-cell office:value-type="float" office:value="747.67" calcext:value-type="float">
            <text:p>747.67</text:p>
          </table:table-cell>
          <table:table-cell office:value-type="float" office:value="76027" calcext:value-type="float">
            <text:p>76027</text:p>
          </table:table-cell>
          <table:table-cell office:value-type="float" office:value="38014" calcext:value-type="float">
            <text:p>38014</text:p>
          </table:table-cell>
          <table:table-cell office:value-type="float" office:value="96" calcext:value-type="float">
            <text:p>96</text:p>
          </table:table-cell>
          <table:table-cell office:value-type="float" office:value="452" calcext:value-type="float">
            <text:p>452</text:p>
          </table:table-cell>
          <table:table-cell office:value-type="float" office:value="747.94" calcext:value-type="float">
            <text:p>747.94</text:p>
          </table:table-cell>
          <table:table-cell office:value-type="float" office:value="76027" calcext:value-type="float">
            <text:p>76027</text:p>
          </table:table-cell>
          <table:table-cell office:value-type="float" office:value="38014" calcext:value-type="float">
            <text:p>38014</text:p>
          </table:table-cell>
          <table:table-cell office:value-type="float" office:value="96" calcext:value-type="float">
            <text:p>96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75_1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TO </text:p>
          </table:table-cell>
          <table:table-cell office:value-type="float" office:value="106961" calcext:value-type="float">
            <text:p>106961</text:p>
          </table:table-cell>
          <table:table-cell office:value-type="float" office:value="53441" calcext:value-type="float">
            <text:p>53441</text:p>
          </table:table-cell>
          <table:table-cell office:value-type="float" office:value="609" calcext:value-type="float">
            <text:p>609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/>TO </text:p>
          </table:table-cell>
          <table:table-cell office:value-type="float" office:value="117335" calcext:value-type="float">
            <text:p>117335</text:p>
          </table:table-cell>
          <table:table-cell office:value-type="float" office:value="58630" calcext:value-type="float">
            <text:p>58630</text:p>
          </table:table-cell>
          <table:table-cell office:value-type="float" office:value="340" calcext:value-type="float">
            <text:p>340</text:p>
          </table:table-cell>
          <table:table-cell office:value-type="float" office:value="618" calcext:value-type="float">
            <text:p>618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<text:s/>TO </text:p>
          </table:table-cell>
          <table:table-cell office:value-type="float" office:value="113693" calcext:value-type="float">
            <text:p>113693</text:p>
          </table:table-cell>
          <table:table-cell office:value-type="float" office:value="56806" calcext:value-type="float">
            <text:p>56806</text:p>
          </table:table-cell>
          <table:table-cell office:value-type="float" office:value="318" calcext:value-type="float">
            <text:p>318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/>TO </text:p>
          </table:table-cell>
          <table:table-cell office:value-type="float" office:value="114321" calcext:value-type="float">
            <text:p>114321</text:p>
          </table:table-cell>
          <table:table-cell office:value-type="float" office:value="57123" calcext:value-type="float">
            <text:p>57123</text:p>
          </table:table-cell>
          <table:table-cell office:value-type="float" office:value="322" calcext:value-type="float">
            <text:p>3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75_2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412.51" calcext:value-type="float">
            <text:p>1412.51</text:p>
          </table:table-cell>
          <table:table-cell office:value-type="float" office:value="130025" calcext:value-type="float">
            <text:p>130025</text:p>
          </table:table-cell>
          <table:table-cell office:value-type="float" office:value="65013" calcext:value-type="float">
            <text:p>65013</text:p>
          </table:table-cell>
          <table:table-cell office:value-type="float" office:value="673" calcext:value-type="float">
            <text:p>673</text:p>
          </table:table-cell>
          <table:table-cell office:value-type="float" office:value="473" calcext:value-type="float">
            <text:p>473</text:p>
          </table:table-cell>
          <table:table-cell office:value-type="float" office:value="1232.07" calcext:value-type="float">
            <text:p>1232.07</text:p>
          </table:table-cell>
          <table:table-cell office:value-type="float" office:value="136253" calcext:value-type="float">
            <text:p>136253</text:p>
          </table:table-cell>
          <table:table-cell office:value-type="float" office:value="68127" calcext:value-type="float">
            <text:p>68127</text:p>
          </table:table-cell>
          <table:table-cell office:value-type="float" office:value="118" calcext:value-type="float">
            <text:p>118</text:p>
          </table:table-cell>
          <table:table-cell office:value-type="float" office:value="473" calcext:value-type="float">
            <text:p>473</text:p>
          </table:table-cell>
          <table:table-cell office:value-type="float" office:value="1.97" calcext:value-type="float">
            <text:p>1.97</text:p>
          </table:table-cell>
          <table:table-cell office:value-type="float" office:value="1265.35" calcext:value-type="float">
            <text:p>1265.35</text:p>
          </table:table-cell>
          <table:table-cell office:value-type="float" office:value="136253" calcext:value-type="float">
            <text:p>136253</text:p>
          </table:table-cell>
          <table:table-cell office:value-type="float" office:value="68127" calcext:value-type="float">
            <text:p>68127</text:p>
          </table:table-cell>
          <table:table-cell office:value-type="float" office:value="118" calcext:value-type="float">
            <text:p>118</text:p>
          </table:table-cell>
          <table:table-cell office:value-type="float" office:value="473" calcext:value-type="float">
            <text:p>473</text:p>
          </table:table-cell>
          <table:table-cell office:value-type="float" office:value="1296.24" calcext:value-type="float">
            <text:p>1296.24</text:p>
          </table:table-cell>
          <table:table-cell office:value-type="float" office:value="136293" calcext:value-type="float">
            <text:p>136293</text:p>
          </table:table-cell>
          <table:table-cell office:value-type="float" office:value="68147" calcext:value-type="float">
            <text:p>68147</text:p>
          </table:table-cell>
          <table:table-cell office:value-type="float" office:value="106" calcext:value-type="float">
            <text:p>106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75_3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TO </text:p>
          </table:table-cell>
          <table:table-cell office:value-type="float" office:value="97457" calcext:value-type="float">
            <text:p>97457</text:p>
          </table:table-cell>
          <table:table-cell office:value-type="float" office:value="48701" calcext:value-type="float">
            <text:p>48701</text:p>
          </table:table-cell>
          <table:table-cell office:value-type="float" office:value="18" calcext:value-type="float">
            <text:p>18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<text:s/>TO </text:p>
          </table:table-cell>
          <table:table-cell office:value-type="float" office:value="106265" calcext:value-type="float">
            <text:p>106265</text:p>
          </table:table-cell>
          <table:table-cell office:value-type="float" office:value="53102" calcext:value-type="float">
            <text:p>53102</text:p>
          </table:table-cell>
          <table:table-cell office:value-type="float" office:value="7" calcext:value-type="float">
            <text:p>7</text:p>
          </table:table-cell>
          <table:table-cell office:value-type="float" office:value="610" calcext:value-type="float">
            <text:p>61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<text:s/>TO </text:p>
          </table:table-cell>
          <table:table-cell office:value-type="float" office:value="103037" calcext:value-type="float">
            <text:p>103037</text:p>
          </table:table-cell>
          <table:table-cell office:value-type="float" office:value="51473" calcext:value-type="float">
            <text:p>51473</text:p>
          </table:table-cell>
          <table:table-cell office:value-type="float" office:value="7" calcext:value-type="float">
            <text:p>7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<text:s/>TO </text:p>
          </table:table-cell>
          <table:table-cell office:value-type="float" office:value="112065" calcext:value-type="float">
            <text:p>112065</text:p>
          </table:table-cell>
          <table:table-cell office:value-type="float" office:value="55998" calcext:value-type="float">
            <text:p>55998</text:p>
          </table:table-cell>
          <table:table-cell office:value-type="float" office:value="8" calcext:value-type="float">
            <text:p>8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<text:s/>\\</text:p>
          </table:table-cell>
        </table:table-row>
        <table:table-row table:style-name="ro1" table:number-rows-repeated="1048488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11:33:24.043702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7T12:50:01.520801812</meta:creation-date>
    <dc:date>2025-03-24T12:28:49.513345912</dc:date>
    <meta:editing-duration>PT33M22S</meta:editing-duration>
    <meta:editing-cycles>7</meta:editing-cycles>
    <meta:generator>LibreOffice/6.4.7.2$Linux_X86_64 LibreOffice_project/40$Build-2</meta:generator>
    <meta:document-statistic meta:table-count="2" meta:cell-count="5793" meta:object-count="0"/>
  </office:meta>
</office:document-meta>
</file>